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2765BB13591.png" manifest:media-type="image/png"/>
  <manifest:file-entry manifest:full-path="Pictures/1000000000000304000000FCA93E5AB2.png" manifest:media-type="image/png"/>
  <manifest:file-entry manifest:full-path="Pictures/10000000000001FC0000002EF5D33155.png" manifest:media-type="image/png"/>
  <manifest:file-entry manifest:full-path="Pictures/1000000000000323000003501C5C5A61.png" manifest:media-type="image/png"/>
  <manifest:file-entry manifest:full-path="Pictures/10000000000000C6000002B15C6FD487.png" manifest:media-type="image/png"/>
  <manifest:file-entry manifest:full-path="Pictures/10000000000000F2000000F92E54EC34.png" manifest:media-type="image/png"/>
  <manifest:file-entry manifest:full-path="Pictures/100000000000068400000354BFA7A65D.png" manifest:media-type="image/png"/>
  <manifest:file-entry manifest:full-path="Pictures/10000201000004190000035841E4867C.png" manifest:media-type="image/png"/>
  <manifest:file-entry manifest:full-path="Pictures/100000000000043D0000068976B46CDB.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69A00000233F1B15BF4.png" manifest:media-type="image/png"/>
  <manifest:file-entry manifest:full-path="Pictures/10000000000004B40000011C9CE3EBEC.png" manifest:media-type="image/png"/>
  <manifest:file-entry manifest:full-path="Pictures/100000000000053400000304C2B32F09.png" manifest:media-type="image/png"/>
  <manifest:file-entry manifest:full-path="Pictures/100000000000048B00000274F45EEFA0.png" manifest:media-type="image/png"/>
  <manifest:file-entry manifest:full-path="Pictures/10000000000005350000063C74EA622F.png" manifest:media-type="image/png"/>
  <manifest:file-entry manifest:full-path="Pictures/100000000000053700000305E9A39737.png" manifest:media-type="image/png"/>
  <manifest:file-entry manifest:full-path="Pictures/10000000000005200000029098A76C97.png" manifest:media-type="image/png"/>
  <manifest:file-entry manifest:full-path="Pictures/1000000000000533000003089ADC8EF7.png" manifest:media-type="image/png"/>
  <manifest:file-entry manifest:full-path="Pictures/100000000000051F000004AD7223610B.png" manifest:media-type="image/png"/>
  <manifest:file-entry manifest:full-path="Pictures/100000000000010E000002D4A0538E2A.png" manifest:media-type="image/png"/>
  <manifest:file-entry manifest:full-path="Pictures/10000000000004DB000001665FBF97E6.png" manifest:media-type="image/png"/>
  <manifest:file-entry manifest:full-path="Pictures/100000000000051C00000657808F7802.png" manifest:media-type="image/png"/>
  <manifest:file-entry manifest:full-path="Pictures/10000000000000C6000000F8D6F90A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16a3" officeooo:paragraph-rsid="00ad7744"/>
    </style:style>
    <style:style style:name="P63" style:family="paragraph" style:parent-style-name="Text_20_body">
      <style:text-properties officeooo:rsid="002f16a3" officeooo:paragraph-rsid="00ae77b9"/>
    </style:style>
    <style:style style:name="P64" style:family="paragraph" style:parent-style-name="Text_20_body">
      <style:text-properties officeooo:rsid="002f7c2c" officeooo:paragraph-rsid="002f7c2c"/>
    </style:style>
    <style:style style:name="P65" style:family="paragraph" style:parent-style-name="Text_20_body">
      <style:text-properties officeooo:rsid="002f7c2c" officeooo:paragraph-rsid="00303ee8"/>
    </style:style>
    <style:style style:name="P66" style:family="paragraph" style:parent-style-name="Text_20_body">
      <style:text-properties officeooo:rsid="002f7c2c" officeooo:paragraph-rsid="00318e60"/>
    </style:style>
    <style:style style:name="P67" style:family="paragraph" style:parent-style-name="Text_20_body">
      <style:text-properties officeooo:rsid="002f7c2c" officeooo:paragraph-rsid="0033c33d"/>
    </style:style>
    <style:style style:name="P68" style:family="paragraph" style:parent-style-name="Text_20_body">
      <style:text-properties officeooo:rsid="002f7c2c" officeooo:paragraph-rsid="00b3ccdf"/>
    </style:style>
    <style:style style:name="P69" style:family="paragraph" style:parent-style-name="Text_20_body">
      <style:text-properties officeooo:rsid="002f7c2c" officeooo:paragraph-rsid="00c22e94"/>
    </style:style>
    <style:style style:name="P70" style:family="paragraph" style:parent-style-name="Text_20_body">
      <style:text-properties officeooo:rsid="00303ee8" officeooo:paragraph-rsid="00303ee8"/>
    </style:style>
    <style:style style:name="P71" style:family="paragraph" style:parent-style-name="Text_20_body">
      <style:text-properties officeooo:rsid="00318e60" officeooo:paragraph-rsid="00318e60"/>
    </style:style>
    <style:style style:name="P72" style:family="paragraph" style:parent-style-name="Text_20_body">
      <style:text-properties officeooo:rsid="00318e60" officeooo:paragraph-rsid="00329151"/>
    </style:style>
    <style:style style:name="P73" style:family="paragraph" style:parent-style-name="Text_20_body">
      <style:text-properties officeooo:rsid="00318e60" officeooo:paragraph-rsid="0033c33d"/>
    </style:style>
    <style:style style:name="P74" style:family="paragraph" style:parent-style-name="Text_20_body">
      <style:text-properties officeooo:rsid="00318e60" officeooo:paragraph-rsid="00b3ccdf"/>
    </style:style>
    <style:style style:name="P75" style:family="paragraph" style:parent-style-name="Text_20_body">
      <style:text-properties officeooo:rsid="00318e60" officeooo:paragraph-rsid="00c22e94"/>
    </style:style>
    <style:style style:name="P76" style:family="paragraph" style:parent-style-name="Text_20_body">
      <style:text-properties officeooo:rsid="00318e60" officeooo:paragraph-rsid="00dce969"/>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fo:color="#ffffff" fo:font-weight="bold" officeooo:rsid="0035371e" officeooo:paragraph-rsid="0035371e" style:font-weight-asian="bold" style:font-weight-complex="bold"/>
    </style:style>
    <style:style style:name="P90" style:family="paragraph" style:parent-style-name="Text_20_body">
      <style:text-properties fo:color="#ffffff" fo:font-weight="bold" officeooo:rsid="0035371e" officeooo:paragraph-rsid="0036a571" style:font-weight-asian="bold" style:font-weight-complex="bold"/>
    </style:style>
    <style:style style:name="P91" style:family="paragraph" style:parent-style-name="Text_20_body">
      <style:text-properties fo:color="#ffffff" fo:font-weight="bold" officeooo:rsid="002f16a3" officeooo:paragraph-rsid="0035371e" style:font-weight-asian="bold" style:font-weight-complex="bold"/>
    </style:style>
    <style:style style:name="P92" style:family="paragraph" style:parent-style-name="Text_20_body">
      <style:text-properties fo:color="#ffffff" fo:font-weight="bold" officeooo:rsid="002f16a3" officeooo:paragraph-rsid="0036a571" style:font-weight-asian="bold" style:font-weight-complex="bold"/>
    </style:style>
    <style:style style:name="P93" style:family="paragraph" style:parent-style-name="Text_20_body">
      <style:text-properties fo:color="#ffffff" fo:font-weight="bold" officeooo:rsid="002f16a3" officeooo:paragraph-rsid="002f16a3" style:font-weight-asian="bold" style:font-weight-complex="bold"/>
    </style:style>
    <style:style style:name="P94"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5" style:family="paragraph" style:parent-style-name="Text_20_body">
      <style:text-properties fo:color="#ffffff" fo:font-weight="bold" officeooo:rsid="002f16a3" officeooo:paragraph-rsid="00ad7744" style:font-weight-asian="bold" style:font-weight-complex="bold"/>
    </style:style>
    <style:style style:name="P96"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7" style:family="paragraph" style:parent-style-name="Text_20_body">
      <style:text-properties fo:color="#ffffff" fo:font-weight="bold" officeooo:rsid="0036a571" officeooo:paragraph-rsid="0036a571" style:font-weight-asian="bold" style:font-weight-complex="bold"/>
    </style:style>
    <style:style style:name="P98" style:family="paragraph" style:parent-style-name="Text_20_body">
      <style:text-properties officeooo:rsid="00893e20" officeooo:paragraph-rsid="00893e20"/>
    </style:style>
    <style:style style:name="P99" style:family="paragraph" style:parent-style-name="Text_20_body">
      <style:text-properties officeooo:rsid="0089922a" officeooo:paragraph-rsid="0089922a"/>
    </style:style>
    <style:style style:name="P100" style:family="paragraph" style:parent-style-name="Text_20_body">
      <style:text-properties officeooo:rsid="00848238" officeooo:paragraph-rsid="00848238"/>
    </style:style>
    <style:style style:name="P101" style:family="paragraph" style:parent-style-name="Text_20_body">
      <style:text-properties officeooo:paragraph-rsid="008b9dae"/>
    </style:style>
    <style:style style:name="P102" style:family="paragraph" style:parent-style-name="Text_20_body">
      <style:text-properties officeooo:rsid="008d4ba4" officeooo:paragraph-rsid="008d4ba4"/>
    </style:style>
    <style:style style:name="P103" style:family="paragraph" style:parent-style-name="Text_20_body">
      <style:text-properties officeooo:rsid="008fc2d7" officeooo:paragraph-rsid="008fc2d7"/>
    </style:style>
    <style:style style:name="P104" style:family="paragraph" style:parent-style-name="Text_20_body">
      <style:text-properties officeooo:rsid="0090c5e8" officeooo:paragraph-rsid="0090c5e8"/>
    </style:style>
    <style:style style:name="P105" style:family="paragraph" style:parent-style-name="Text_20_body">
      <style:text-properties officeooo:rsid="0090c5e8" officeooo:paragraph-rsid="009c851d"/>
    </style:style>
    <style:style style:name="P106" style:family="paragraph" style:parent-style-name="Text_20_body">
      <style:text-properties officeooo:rsid="009c851d" officeooo:paragraph-rsid="009c851d"/>
    </style:style>
    <style:style style:name="P107" style:family="paragraph" style:parent-style-name="Text_20_body">
      <style:text-properties officeooo:rsid="00a25a04" officeooo:paragraph-rsid="00a25a04"/>
    </style:style>
    <style:style style:name="P108" style:family="paragraph" style:parent-style-name="Text_20_body">
      <style:text-properties officeooo:paragraph-rsid="00a25a04"/>
    </style:style>
    <style:style style:name="P109" style:family="paragraph" style:parent-style-name="Text_20_body">
      <style:text-properties officeooo:rsid="00a3a9b8" officeooo:paragraph-rsid="00a3a9b8"/>
    </style:style>
    <style:style style:name="P110" style:family="paragraph" style:parent-style-name="Text_20_body">
      <style:text-properties officeooo:rsid="00a3a9b8" officeooo:paragraph-rsid="00c7f523"/>
    </style:style>
    <style:style style:name="P111" style:family="paragraph" style:parent-style-name="Text_20_body">
      <style:text-properties officeooo:paragraph-rsid="00a40824"/>
    </style:style>
    <style:style style:name="P112" style:family="paragraph" style:parent-style-name="Text_20_body">
      <style:text-properties officeooo:rsid="00a8ba32" officeooo:paragraph-rsid="00a8ba32"/>
    </style:style>
    <style:style style:name="P113" style:family="paragraph" style:parent-style-name="Text_20_body">
      <style:text-properties officeooo:rsid="009636d5" officeooo:paragraph-rsid="009636d5"/>
    </style:style>
    <style:style style:name="P114" style:family="paragraph" style:parent-style-name="Text_20_body">
      <style:text-properties officeooo:rsid="009636d5" officeooo:paragraph-rsid="00ad7744"/>
    </style:style>
    <style:style style:name="P115" style:family="paragraph" style:parent-style-name="Text_20_body">
      <style:text-properties officeooo:rsid="009636d5" officeooo:paragraph-rsid="00adfe96"/>
    </style:style>
    <style:style style:name="P116" style:family="paragraph" style:parent-style-name="Text_20_body">
      <style:text-properties officeooo:rsid="00ad7744" officeooo:paragraph-rsid="00ad7744"/>
    </style:style>
    <style:style style:name="P117" style:family="paragraph" style:parent-style-name="Text_20_body">
      <style:text-properties officeooo:rsid="00ae77b9" officeooo:paragraph-rsid="00ae77b9"/>
    </style:style>
    <style:style style:name="P118" style:family="paragraph" style:parent-style-name="Text_20_body">
      <style:text-properties officeooo:paragraph-rsid="00ae77b9"/>
    </style:style>
    <style:style style:name="P119" style:family="paragraph" style:parent-style-name="Text_20_body">
      <style:text-properties officeooo:rsid="004c5e41" officeooo:paragraph-rsid="00b3ccdf"/>
    </style:style>
    <style:style style:name="P120" style:family="paragraph" style:parent-style-name="Text_20_body">
      <style:text-properties officeooo:rsid="0063d23c" officeooo:paragraph-rsid="00b3ccdf"/>
    </style:style>
    <style:style style:name="P121" style:family="paragraph" style:parent-style-name="Text_20_body">
      <style:text-properties officeooo:rsid="00198f50" officeooo:paragraph-rsid="00be99ac"/>
    </style:style>
    <style:style style:name="P122" style:family="paragraph" style:parent-style-name="Text_20_body">
      <style:text-properties officeooo:rsid="003d16ec" officeooo:paragraph-rsid="00bedb27"/>
    </style:style>
    <style:style style:name="P123" style:family="paragraph" style:parent-style-name="Text_20_body">
      <style:text-properties officeooo:rsid="00c0b47f" officeooo:paragraph-rsid="00c0b47f"/>
    </style:style>
    <style:style style:name="P124" style:family="paragraph" style:parent-style-name="Text_20_body">
      <style:text-properties officeooo:rsid="00c72a65" officeooo:paragraph-rsid="00c72a65"/>
    </style:style>
    <style:style style:name="P125" style:family="paragraph" style:parent-style-name="Text_20_body">
      <style:text-properties officeooo:rsid="00ca83b6" officeooo:paragraph-rsid="00ca83b6"/>
    </style:style>
    <style:style style:name="P126" style:family="paragraph" style:parent-style-name="Text_20_body">
      <style:text-properties officeooo:rsid="00cf7767" officeooo:paragraph-rsid="00cf7767"/>
    </style:style>
    <style:style style:name="P127" style:family="paragraph" style:parent-style-name="Text_20_body">
      <style:text-properties officeooo:rsid="00d0e499" officeooo:paragraph-rsid="00d0e499"/>
    </style:style>
    <style:style style:name="P128" style:family="paragraph" style:parent-style-name="Text_20_body">
      <style:text-properties officeooo:rsid="00dce969" officeooo:paragraph-rsid="00dce969"/>
    </style:style>
    <style:style style:name="P129" style:family="paragraph" style:parent-style-name="Text_20_body">
      <style:text-properties officeooo:rsid="00a40824"/>
    </style:style>
    <style:style style:name="P130" style:family="paragraph" style:parent-style-name="Text_20_body">
      <style:text-properties officeooo:rsid="00e1a737" officeooo:paragraph-rsid="00e1a737"/>
    </style:style>
    <style:style style:name="P131" style:family="paragraph" style:parent-style-name="Text_20_body">
      <style:text-properties officeooo:rsid="00e59afa" officeooo:paragraph-rsid="00e59afa"/>
    </style:style>
    <style:style style:name="P132" style:family="paragraph" style:parent-style-name="Text_20_body">
      <style:text-properties officeooo:paragraph-rsid="00ed011f"/>
    </style:style>
    <style:style style:name="P133" style:family="paragraph" style:parent-style-name="Text_20_body">
      <style:text-properties officeooo:rsid="0026af28" officeooo:paragraph-rsid="0026af28"/>
    </style:style>
    <style:style style:name="P134" style:family="paragraph" style:parent-style-name="Text_20_body">
      <style:text-properties officeooo:rsid="00ed011f" officeooo:paragraph-rsid="00ed011f"/>
    </style:style>
    <style:style style:name="P135" style:family="paragraph" style:parent-style-name="Text_20_body">
      <style:text-properties officeooo:rsid="00272850" officeooo:paragraph-rsid="00ed011f"/>
    </style:style>
    <style:style style:name="P136" style:family="paragraph" style:parent-style-name="Text_20_body">
      <style:text-properties officeooo:rsid="00ed3a18" officeooo:paragraph-rsid="00ed3a18"/>
    </style:style>
    <style:style style:name="P137" style:family="paragraph" style:parent-style-name="Text_20_body">
      <style:text-properties officeooo:rsid="00794ab6" officeooo:paragraph-rsid="00794ab6"/>
    </style:style>
    <style:style style:name="P138" style:family="paragraph" style:parent-style-name="Text_20_body">
      <style:paragraph-properties fo:break-before="page"/>
      <style:text-properties officeooo:rsid="0013aba3" officeooo:paragraph-rsid="0013aba3"/>
    </style:style>
    <style:style style:name="P139" style:family="paragraph" style:parent-style-name="Text_20_body">
      <style:paragraph-properties fo:break-before="page"/>
      <style:text-properties officeooo:rsid="002d9ba7" officeooo:paragraph-rsid="002d9ba7"/>
    </style:style>
    <style:style style:name="P140" style:family="paragraph" style:parent-style-name="Table_20_Contents">
      <style:text-properties officeooo:rsid="00167749" officeooo:paragraph-rsid="00167749"/>
    </style:style>
    <style:style style:name="P141" style:family="paragraph" style:parent-style-name="Table_20_Contents">
      <style:text-properties officeooo:rsid="00167749" officeooo:paragraph-rsid="0018083b"/>
    </style:style>
    <style:style style:name="P142" style:family="paragraph" style:parent-style-name="Table_20_Contents">
      <style:text-properties officeooo:rsid="00167749" officeooo:paragraph-rsid="001c34c2"/>
    </style:style>
    <style:style style:name="P143" style:family="paragraph" style:parent-style-name="Table_20_Contents">
      <style:text-properties officeooo:rsid="00167749" officeooo:paragraph-rsid="00232801"/>
    </style:style>
    <style:style style:name="P144" style:family="paragraph" style:parent-style-name="Table_20_Contents">
      <style:text-properties officeooo:rsid="00167749" officeooo:paragraph-rsid="005dab18"/>
    </style:style>
    <style:style style:name="P145" style:family="paragraph" style:parent-style-name="Table_20_Contents">
      <style:text-properties officeooo:rsid="00167749" officeooo:paragraph-rsid="0077d4b2"/>
    </style:style>
    <style:style style:name="P146" style:family="paragraph" style:parent-style-name="Table_20_Contents">
      <style:text-properties officeooo:rsid="00167749" officeooo:paragraph-rsid="007ecaa8"/>
    </style:style>
    <style:style style:name="P147" style:family="paragraph" style:parent-style-name="Table_20_Contents">
      <style:text-properties officeooo:rsid="00167749" officeooo:paragraph-rsid="00a8ba32"/>
    </style:style>
    <style:style style:name="P148" style:family="paragraph" style:parent-style-name="Table_20_Contents">
      <style:text-properties officeooo:rsid="00167749" officeooo:paragraph-rsid="00b06d17"/>
    </style:style>
    <style:style style:name="P149" style:family="paragraph" style:parent-style-name="Table_20_Contents">
      <style:text-properties officeooo:rsid="00167749" officeooo:paragraph-rsid="00be99ac"/>
    </style:style>
    <style:style style:name="P150" style:family="paragraph" style:parent-style-name="Table_20_Contents">
      <style:text-properties officeooo:rsid="00167749" officeooo:paragraph-rsid="00d36204"/>
    </style:style>
    <style:style style:name="P151" style:family="paragraph" style:parent-style-name="Table_20_Contents">
      <style:text-properties officeooo:rsid="00167749" officeooo:paragraph-rsid="00e4e3e2"/>
    </style:style>
    <style:style style:name="P152" style:family="paragraph" style:parent-style-name="Table_20_Contents">
      <style:text-properties officeooo:rsid="0018083b" officeooo:paragraph-rsid="0018083b"/>
    </style:style>
    <style:style style:name="P153" style:family="paragraph" style:parent-style-name="Table_20_Contents">
      <style:text-properties officeooo:rsid="0018083b" officeooo:paragraph-rsid="001c34c2"/>
    </style:style>
    <style:style style:name="P154" style:family="paragraph" style:parent-style-name="Table_20_Contents">
      <style:text-properties officeooo:rsid="0018083b" officeooo:paragraph-rsid="0077d4b2"/>
    </style:style>
    <style:style style:name="P155" style:family="paragraph" style:parent-style-name="Table_20_Contents">
      <style:text-properties officeooo:rsid="00198f50" officeooo:paragraph-rsid="001c34c2"/>
    </style:style>
    <style:style style:name="P156" style:family="paragraph" style:parent-style-name="Table_20_Contents">
      <style:text-properties officeooo:rsid="00198f50" officeooo:paragraph-rsid="00d36204"/>
    </style:style>
    <style:style style:name="P157" style:family="paragraph" style:parent-style-name="Table_20_Contents">
      <style:text-properties officeooo:rsid="001c34c2" officeooo:paragraph-rsid="001c34c2"/>
    </style:style>
    <style:style style:name="P158" style:family="paragraph" style:parent-style-name="Table_20_Contents">
      <style:text-properties officeooo:rsid="001c34c2" officeooo:paragraph-rsid="006db2a8"/>
    </style:style>
    <style:style style:name="P159" style:family="paragraph" style:parent-style-name="Table_20_Contents">
      <style:text-properties officeooo:rsid="001c34c2" officeooo:paragraph-rsid="0075a2bc"/>
    </style:style>
    <style:style style:name="P160" style:family="paragraph" style:parent-style-name="Table_20_Contents">
      <style:text-properties officeooo:rsid="001c34c2" officeooo:paragraph-rsid="0092f450"/>
    </style:style>
    <style:style style:name="P161" style:family="paragraph" style:parent-style-name="Table_20_Contents">
      <style:text-properties officeooo:rsid="001c34c2" officeooo:paragraph-rsid="00a8ba32"/>
    </style:style>
    <style:style style:name="P162" style:family="paragraph" style:parent-style-name="Table_20_Contents">
      <style:text-properties officeooo:rsid="001c34c2" officeooo:paragraph-rsid="00be99ac"/>
    </style:style>
    <style:style style:name="P163" style:family="paragraph" style:parent-style-name="Table_20_Contents">
      <style:text-properties officeooo:rsid="00232801" officeooo:paragraph-rsid="00232801"/>
    </style:style>
    <style:style style:name="P164" style:family="paragraph" style:parent-style-name="Table_20_Contents">
      <style:text-properties officeooo:rsid="0023d8e9" officeooo:paragraph-rsid="0023d8e9"/>
    </style:style>
    <style:style style:name="P165" style:family="paragraph" style:parent-style-name="Table_20_Contents">
      <style:text-properties officeooo:rsid="0023d8e9" officeooo:paragraph-rsid="007b5039"/>
    </style:style>
    <style:style style:name="P166" style:family="paragraph" style:parent-style-name="Table_20_Contents">
      <style:text-properties officeooo:rsid="0023d8e9" officeooo:paragraph-rsid="00bc7ff0"/>
    </style:style>
    <style:style style:name="P167" style:family="paragraph" style:parent-style-name="Table_20_Contents">
      <style:text-properties officeooo:rsid="0023d8e9" officeooo:paragraph-rsid="00bcfdd0"/>
    </style:style>
    <style:style style:name="P168" style:family="paragraph" style:parent-style-name="Table_20_Contents">
      <style:text-properties officeooo:rsid="002524ab" officeooo:paragraph-rsid="002524ab"/>
    </style:style>
    <style:style style:name="P169" style:family="paragraph" style:parent-style-name="Table_20_Contents">
      <style:text-properties officeooo:rsid="002524ab" officeooo:paragraph-rsid="0026af28"/>
    </style:style>
    <style:style style:name="P170" style:family="paragraph" style:parent-style-name="Table_20_Contents">
      <style:text-properties officeooo:rsid="002524ab" officeooo:paragraph-rsid="00272850"/>
    </style:style>
    <style:style style:name="P171" style:family="paragraph" style:parent-style-name="Table_20_Contents">
      <style:text-properties officeooo:rsid="002524ab" officeooo:paragraph-rsid="008d4ba4"/>
    </style:style>
    <style:style style:name="P172" style:family="paragraph" style:parent-style-name="Table_20_Contents">
      <style:text-properties officeooo:rsid="002524ab" officeooo:paragraph-rsid="00a486b1"/>
    </style:style>
    <style:style style:name="P173" style:family="paragraph" style:parent-style-name="Table_20_Contents">
      <style:text-properties officeooo:rsid="002524ab" officeooo:paragraph-rsid="00e7cde4"/>
    </style:style>
    <style:style style:name="P174" style:family="paragraph" style:parent-style-name="Table_20_Contents">
      <style:text-properties officeooo:rsid="002524ab" officeooo:paragraph-rsid="00ed011f"/>
    </style:style>
    <style:style style:name="P175" style:family="paragraph" style:parent-style-name="Table_20_Contents">
      <style:text-properties officeooo:rsid="0026af28" officeooo:paragraph-rsid="0026af28"/>
    </style:style>
    <style:style style:name="P176" style:family="paragraph" style:parent-style-name="Table_20_Contents">
      <style:text-properties officeooo:rsid="0026af28" officeooo:paragraph-rsid="008d4ba4"/>
    </style:style>
    <style:style style:name="P177" style:family="paragraph" style:parent-style-name="Table_20_Contents">
      <style:text-properties officeooo:rsid="0026af28" officeooo:paragraph-rsid="00ed011f"/>
    </style:style>
    <style:style style:name="P178" style:family="paragraph" style:parent-style-name="Table_20_Contents">
      <style:text-properties officeooo:rsid="00272850" officeooo:paragraph-rsid="00272850"/>
    </style:style>
    <style:style style:name="P179" style:family="paragraph" style:parent-style-name="Table_20_Contents">
      <style:text-properties officeooo:rsid="00272850" officeooo:paragraph-rsid="00a486b1"/>
    </style:style>
    <style:style style:name="P180" style:family="paragraph" style:parent-style-name="Table_20_Contents">
      <style:text-properties officeooo:rsid="0027766f" officeooo:paragraph-rsid="0027766f"/>
    </style:style>
    <style:style style:name="P181" style:family="paragraph" style:parent-style-name="Table_20_Contents">
      <style:text-properties officeooo:rsid="00292fcd" officeooo:paragraph-rsid="00292fcd"/>
    </style:style>
    <style:style style:name="P182" style:family="paragraph" style:parent-style-name="Table_20_Contents">
      <style:text-properties officeooo:rsid="0029dbb2" officeooo:paragraph-rsid="0029dbb2"/>
    </style:style>
    <style:style style:name="P183" style:family="paragraph" style:parent-style-name="Table_20_Contents">
      <style:text-properties officeooo:rsid="0029dbb2" officeooo:paragraph-rsid="008e4234"/>
    </style:style>
    <style:style style:name="P184" style:family="paragraph" style:parent-style-name="Table_20_Contents">
      <style:text-properties officeooo:rsid="002b94f9" officeooo:paragraph-rsid="002b94f9"/>
    </style:style>
    <style:style style:name="P185" style:family="paragraph" style:parent-style-name="Table_20_Contents">
      <style:text-properties officeooo:rsid="002b94f9" officeooo:paragraph-rsid="002bfb7e"/>
    </style:style>
    <style:style style:name="P186" style:family="paragraph" style:parent-style-name="Table_20_Contents">
      <style:text-properties officeooo:rsid="002bfb7e" officeooo:paragraph-rsid="002bfb7e"/>
    </style:style>
    <style:style style:name="P187" style:family="paragraph" style:parent-style-name="Table_20_Contents">
      <style:text-properties officeooo:rsid="002bfb7e" officeooo:paragraph-rsid="002d11ba"/>
    </style:style>
    <style:style style:name="P188" style:family="paragraph" style:parent-style-name="Table_20_Contents">
      <style:text-properties officeooo:rsid="002d11ba" officeooo:paragraph-rsid="002d11ba"/>
    </style:style>
    <style:style style:name="P189" style:family="paragraph" style:parent-style-name="Table_20_Contents">
      <style:text-properties officeooo:rsid="002d11ba" officeooo:paragraph-rsid="009ba9a9"/>
    </style:style>
    <style:style style:name="P190" style:family="paragraph" style:parent-style-name="Table_20_Contents">
      <style:text-properties officeooo:rsid="002d11ba" officeooo:paragraph-rsid="00e22a7e"/>
    </style:style>
    <style:style style:name="P191" style:family="paragraph" style:parent-style-name="Table_20_Contents">
      <style:text-properties officeooo:rsid="002d9ba7" officeooo:paragraph-rsid="002d9ba7"/>
    </style:style>
    <style:style style:name="P192" style:family="paragraph" style:parent-style-name="Table_20_Contents">
      <style:text-properties officeooo:rsid="002d9ba7" officeooo:paragraph-rsid="0090c5e8"/>
    </style:style>
    <style:style style:name="P193" style:family="paragraph" style:parent-style-name="Table_20_Contents">
      <style:text-properties officeooo:rsid="0017084c" officeooo:paragraph-rsid="005dab18"/>
    </style:style>
    <style:style style:name="P194" style:family="paragraph" style:parent-style-name="Table_20_Contents">
      <style:text-properties officeooo:rsid="005dab18" officeooo:paragraph-rsid="005dab18"/>
    </style:style>
    <style:style style:name="P195" style:family="paragraph" style:parent-style-name="Table_20_Contents">
      <style:text-properties officeooo:rsid="006a6a65" officeooo:paragraph-rsid="006a6a65"/>
    </style:style>
    <style:style style:name="P196" style:family="paragraph" style:parent-style-name="Table_20_Contents">
      <style:text-properties officeooo:rsid="0075a2bc" officeooo:paragraph-rsid="0075a2bc"/>
    </style:style>
    <style:style style:name="P197" style:family="paragraph" style:parent-style-name="Table_20_Contents">
      <style:text-properties officeooo:rsid="00782a9e" officeooo:paragraph-rsid="00b06d17"/>
    </style:style>
    <style:style style:name="P198" style:family="paragraph" style:parent-style-name="Table_20_Contents">
      <style:text-properties officeooo:rsid="00782a9e" officeooo:paragraph-rsid="00be99ac"/>
    </style:style>
    <style:style style:name="P199" style:family="paragraph" style:parent-style-name="Table_20_Contents">
      <style:text-properties officeooo:rsid="007b0298" officeooo:paragraph-rsid="007b0298"/>
    </style:style>
    <style:style style:name="P200" style:family="paragraph" style:parent-style-name="Table_20_Contents">
      <style:text-properties officeooo:rsid="007b5039" officeooo:paragraph-rsid="007b5039"/>
    </style:style>
    <style:style style:name="P201" style:family="paragraph" style:parent-style-name="Table_20_Contents">
      <style:text-properties officeooo:rsid="0081d404" officeooo:paragraph-rsid="0090c5e8"/>
    </style:style>
    <style:style style:name="P202" style:family="paragraph" style:parent-style-name="Table_20_Contents">
      <style:text-properties fo:color="#ffffff" fo:font-weight="bold" officeooo:rsid="00167749" officeooo:paragraph-rsid="007ecaa8" style:font-weight-asian="bold" style:font-weight-complex="bold"/>
    </style:style>
    <style:style style:name="P203" style:family="paragraph" style:parent-style-name="Table_20_Contents">
      <style:text-properties fo:color="#ffffff" fo:font-weight="bold" officeooo:rsid="00167749" officeooo:paragraph-rsid="002d9ba7" style:font-weight-asian="bold" style:font-weight-complex="bold"/>
    </style:style>
    <style:style style:name="P204" style:family="paragraph" style:parent-style-name="Table_20_Contents">
      <style:text-properties fo:color="#ffffff" fo:font-weight="bold" officeooo:rsid="00167749" officeooo:paragraph-rsid="002bfb7e" style:font-weight-asian="bold" style:font-weight-complex="bold"/>
    </style:style>
    <style:style style:name="P205" style:family="paragraph" style:parent-style-name="Table_20_Contents">
      <style:text-properties fo:color="#ffffff" fo:font-weight="bold" officeooo:rsid="00167749" officeooo:paragraph-rsid="002b94f9" style:font-weight-asian="bold" style:font-weight-complex="bold"/>
    </style:style>
    <style:style style:name="P206" style:family="paragraph" style:parent-style-name="Table_20_Contents">
      <style:text-properties fo:color="#ffffff" fo:font-weight="bold" officeooo:rsid="00167749" officeooo:paragraph-rsid="0029dbb2" style:font-weight-asian="bold" style:font-weight-complex="bold"/>
    </style:style>
    <style:style style:name="P207" style:family="paragraph" style:parent-style-name="Table_20_Contents">
      <style:text-properties fo:color="#ffffff" fo:font-weight="bold" officeooo:rsid="00167749" officeooo:paragraph-rsid="00292fcd" style:font-weight-asian="bold" style:font-weight-complex="bold"/>
    </style:style>
    <style:style style:name="P208" style:family="paragraph" style:parent-style-name="Table_20_Contents">
      <style:text-properties fo:color="#ffffff" fo:font-weight="bold" officeooo:rsid="00167749" officeooo:paragraph-rsid="0027766f" style:font-weight-asian="bold" style:font-weight-complex="bold"/>
    </style:style>
    <style:style style:name="P209" style:family="paragraph" style:parent-style-name="Table_20_Contents">
      <style:text-properties fo:color="#ffffff" fo:font-weight="bold" officeooo:rsid="00167749" officeooo:paragraph-rsid="00272850" style:font-weight-asian="bold" style:font-weight-complex="bold"/>
    </style:style>
    <style:style style:name="P210" style:family="paragraph" style:parent-style-name="Table_20_Contents">
      <style:text-properties fo:color="#ffffff" fo:font-weight="bold" officeooo:rsid="00167749" officeooo:paragraph-rsid="0026af28" style:font-weight-asian="bold" style:font-weight-complex="bold"/>
    </style:style>
    <style:style style:name="P211" style:family="paragraph" style:parent-style-name="Table_20_Contents">
      <style:text-properties fo:color="#ffffff" fo:font-weight="bold" officeooo:rsid="00167749" officeooo:paragraph-rsid="002524ab" style:font-weight-asian="bold" style:font-weight-complex="bold"/>
    </style:style>
    <style:style style:name="P212" style:family="paragraph" style:parent-style-name="Table_20_Contents">
      <style:text-properties fo:color="#ffffff" fo:font-weight="bold" officeooo:rsid="00167749" officeooo:paragraph-rsid="0023d8e9" style:font-weight-asian="bold" style:font-weight-complex="bold"/>
    </style:style>
    <style:style style:name="P213" style:family="paragraph" style:parent-style-name="Table_20_Contents">
      <style:text-properties fo:color="#ffffff" fo:font-weight="bold" officeooo:rsid="00167749" officeooo:paragraph-rsid="00232801" style:font-weight-asian="bold" style:font-weight-complex="bold"/>
    </style:style>
    <style:style style:name="P214" style:family="paragraph" style:parent-style-name="Table_20_Contents">
      <style:text-properties fo:color="#ffffff" fo:font-weight="bold" officeooo:rsid="00167749" officeooo:paragraph-rsid="006db2a8" style:font-weight-asian="bold" style:font-weight-complex="bold"/>
    </style:style>
    <style:style style:name="P215" style:family="paragraph" style:parent-style-name="Table_20_Contents">
      <style:text-properties fo:color="#ffffff" fo:font-weight="bold" officeooo:rsid="00167749" officeooo:paragraph-rsid="001c34c2" style:font-weight-asian="bold" style:font-weight-complex="bold"/>
    </style:style>
    <style:style style:name="P216" style:family="paragraph" style:parent-style-name="Table_20_Contents">
      <style:text-properties fo:color="#ffffff" fo:font-weight="bold" officeooo:rsid="00167749" officeooo:paragraph-rsid="0018083b" style:font-weight-asian="bold" style:font-weight-complex="bold"/>
    </style:style>
    <style:style style:name="P217" style:family="paragraph" style:parent-style-name="Table_20_Contents">
      <style:text-properties fo:color="#ffffff" fo:font-weight="bold" officeooo:rsid="00167749" officeooo:paragraph-rsid="005dab18" style:font-weight-asian="bold" style:font-weight-complex="bold"/>
    </style:style>
    <style:style style:name="P218" style:family="paragraph" style:parent-style-name="Table_20_Contents">
      <style:text-properties fo:color="#ffffff" fo:font-weight="bold" officeooo:rsid="00167749" officeooo:paragraph-rsid="00167749" style:font-weight-asian="bold" style:font-weight-complex="bold"/>
    </style:style>
    <style:style style:name="P219" style:family="paragraph" style:parent-style-name="Table_20_Contents">
      <style:text-properties fo:color="#ffffff" fo:font-weight="bold" officeooo:rsid="00167749" officeooo:paragraph-rsid="008d4ba4" style:font-weight-asian="bold" style:font-weight-complex="bold"/>
    </style:style>
    <style:style style:name="P220" style:family="paragraph" style:parent-style-name="Table_20_Contents">
      <style:text-properties fo:color="#ffffff" fo:font-weight="bold" officeooo:rsid="00167749" officeooo:paragraph-rsid="008e4234" style:font-weight-asian="bold" style:font-weight-complex="bold"/>
    </style:style>
    <style:style style:name="P221" style:family="paragraph" style:parent-style-name="Table_20_Contents">
      <style:text-properties fo:color="#ffffff" fo:font-weight="bold" officeooo:rsid="00167749" officeooo:paragraph-rsid="0090c5e8" style:font-weight-asian="bold" style:font-weight-complex="bold"/>
    </style:style>
    <style:style style:name="P222" style:family="paragraph" style:parent-style-name="Table_20_Contents">
      <style:text-properties fo:color="#ffffff" fo:font-weight="bold" officeooo:rsid="00167749" officeooo:paragraph-rsid="009c851d" style:font-weight-asian="bold" style:font-weight-complex="bold"/>
    </style:style>
    <style:style style:name="P223" style:family="paragraph" style:parent-style-name="Table_20_Contents">
      <style:text-properties fo:color="#ffffff" fo:font-weight="bold" officeooo:rsid="00167749" officeooo:paragraph-rsid="00a486b1" style:font-weight-asian="bold" style:font-weight-complex="bold"/>
    </style:style>
    <style:style style:name="P224" style:family="paragraph" style:parent-style-name="Table_20_Contents">
      <style:text-properties fo:color="#ffffff" fo:font-weight="bold" officeooo:rsid="00167749" officeooo:paragraph-rsid="00a8ba32" style:font-weight-asian="bold" style:font-weight-complex="bold"/>
    </style:style>
    <style:style style:name="P225" style:family="paragraph" style:parent-style-name="Table_20_Contents">
      <style:text-properties fo:color="#ffffff" fo:font-weight="bold" officeooo:rsid="00167749" officeooo:paragraph-rsid="00b06d17" style:font-weight-asian="bold" style:font-weight-complex="bold"/>
    </style:style>
    <style:style style:name="P226" style:family="paragraph" style:parent-style-name="Table_20_Contents">
      <style:text-properties fo:color="#ffffff" fo:font-weight="bold" officeooo:rsid="00167749" officeooo:paragraph-rsid="00bc7ff0" style:font-weight-asian="bold" style:font-weight-complex="bold"/>
    </style:style>
    <style:style style:name="P227" style:family="paragraph" style:parent-style-name="Table_20_Contents">
      <style:text-properties fo:color="#ffffff" fo:font-weight="bold" officeooo:rsid="00167749" officeooo:paragraph-rsid="00bcfdd0" style:font-weight-asian="bold" style:font-weight-complex="bold"/>
    </style:style>
    <style:style style:name="P228" style:family="paragraph" style:parent-style-name="Table_20_Contents">
      <style:text-properties fo:color="#ffffff" fo:font-weight="bold" officeooo:rsid="00167749" officeooo:paragraph-rsid="00be99ac" style:font-weight-asian="bold" style:font-weight-complex="bold"/>
    </style:style>
    <style:style style:name="P229" style:family="paragraph" style:parent-style-name="Table_20_Contents">
      <style:text-properties fo:color="#ffffff" fo:font-weight="bold" officeooo:rsid="00167749" officeooo:paragraph-rsid="00d36204" style:font-weight-asian="bold" style:font-weight-complex="bold"/>
    </style:style>
    <style:style style:name="P230" style:family="paragraph" style:parent-style-name="Table_20_Contents">
      <style:text-properties fo:color="#ffffff" fo:font-weight="bold" officeooo:rsid="00167749" officeooo:paragraph-rsid="00219419" style:font-weight-asian="bold" style:font-weight-complex="bold"/>
    </style:style>
    <style:style style:name="P231" style:family="paragraph" style:parent-style-name="Table_20_Contents">
      <style:text-properties fo:color="#ffffff" fo:font-weight="bold" officeooo:rsid="00167749" officeooo:paragraph-rsid="00ed011f" style:font-weight-asian="bold" style:font-weight-complex="bold"/>
    </style:style>
    <style:style style:name="P232"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3" style:family="paragraph" style:parent-style-name="Table_20_Contents">
      <style:text-properties officeooo:rsid="008d4ba4" officeooo:paragraph-rsid="008d4ba4"/>
    </style:style>
    <style:style style:name="P234" style:family="paragraph" style:parent-style-name="Table_20_Contents">
      <style:text-properties officeooo:paragraph-rsid="00292fcd"/>
    </style:style>
    <style:style style:name="P235" style:family="paragraph" style:parent-style-name="Table_20_Contents">
      <style:text-properties officeooo:rsid="008e4234" officeooo:paragraph-rsid="008e4234"/>
    </style:style>
    <style:style style:name="P236" style:family="paragraph" style:parent-style-name="Table_20_Contents">
      <style:text-properties officeooo:rsid="0090c5e8" officeooo:paragraph-rsid="0090c5e8"/>
    </style:style>
    <style:style style:name="P237" style:family="paragraph" style:parent-style-name="Table_20_Contents">
      <style:text-properties officeooo:rsid="007ecaa8" officeooo:paragraph-rsid="007ecaa8"/>
    </style:style>
    <style:style style:name="P238" style:family="paragraph" style:parent-style-name="Table_20_Contents">
      <style:text-properties officeooo:paragraph-rsid="0090c5e8"/>
    </style:style>
    <style:style style:name="P239" style:family="paragraph" style:parent-style-name="Table_20_Contents">
      <style:text-properties officeooo:rsid="0092f450" officeooo:paragraph-rsid="0092f450"/>
    </style:style>
    <style:style style:name="P240" style:family="paragraph" style:parent-style-name="Table_20_Contents">
      <style:text-properties officeooo:rsid="009c851d" officeooo:paragraph-rsid="009c851d"/>
    </style:style>
    <style:style style:name="P241" style:family="paragraph" style:parent-style-name="Table_20_Contents">
      <style:text-properties officeooo:rsid="00a486b1" officeooo:paragraph-rsid="00a486b1"/>
    </style:style>
    <style:style style:name="P242" style:family="paragraph" style:parent-style-name="Table_20_Contents">
      <style:text-properties officeooo:rsid="00a5d631" officeooo:paragraph-rsid="00a5d631"/>
    </style:style>
    <style:style style:name="P243" style:family="paragraph" style:parent-style-name="Table_20_Contents">
      <style:text-properties officeooo:rsid="0077d4b2" officeooo:paragraph-rsid="0077d4b2"/>
    </style:style>
    <style:style style:name="P244" style:family="paragraph" style:parent-style-name="Table_20_Contents">
      <style:text-properties officeooo:rsid="00ab6147" officeooo:paragraph-rsid="00a5d631"/>
    </style:style>
    <style:style style:name="P245" style:family="paragraph" style:parent-style-name="Table_20_Contents">
      <style:text-properties officeooo:rsid="00b06d17" officeooo:paragraph-rsid="00b06d17"/>
    </style:style>
    <style:style style:name="P246" style:family="paragraph" style:parent-style-name="Table_20_Contents">
      <style:text-properties officeooo:rsid="00b94f35" officeooo:paragraph-rsid="00b94f35"/>
    </style:style>
    <style:style style:name="P247" style:family="paragraph" style:parent-style-name="Table_20_Contents">
      <style:text-properties officeooo:rsid="00bc7ff0" officeooo:paragraph-rsid="00bc7ff0"/>
    </style:style>
    <style:style style:name="P248" style:family="paragraph" style:parent-style-name="Table_20_Contents">
      <style:text-properties officeooo:rsid="00be99ac" officeooo:paragraph-rsid="00be99ac"/>
    </style:style>
    <style:style style:name="P249" style:family="paragraph" style:parent-style-name="Table_20_Contents">
      <style:text-properties officeooo:rsid="00bedb27" officeooo:paragraph-rsid="00bedb27"/>
    </style:style>
    <style:style style:name="P250" style:family="paragraph" style:parent-style-name="Table_20_Contents">
      <style:text-properties officeooo:rsid="00bf5a29" officeooo:paragraph-rsid="00bf5a29"/>
    </style:style>
    <style:style style:name="P251" style:family="paragraph" style:parent-style-name="Table_20_Contents">
      <style:text-properties officeooo:paragraph-rsid="00bf5a29"/>
    </style:style>
    <style:style style:name="P252" style:family="paragraph" style:parent-style-name="Table_20_Contents">
      <style:text-properties officeooo:rsid="00c7f523" officeooo:paragraph-rsid="00c7f523"/>
    </style:style>
    <style:style style:name="P253" style:family="paragraph" style:parent-style-name="Table_20_Contents">
      <style:text-properties officeooo:rsid="00d4e001" officeooo:paragraph-rsid="00d4e001"/>
    </style:style>
    <style:style style:name="P254" style:family="paragraph" style:parent-style-name="Table_20_Contents">
      <style:text-properties officeooo:rsid="00219419" officeooo:paragraph-rsid="00219419"/>
    </style:style>
    <style:style style:name="P255" style:family="paragraph" style:parent-style-name="Table_20_Contents">
      <style:text-properties officeooo:rsid="00e7cde4" officeooo:paragraph-rsid="00e7cde4"/>
    </style:style>
    <style:style style:name="P256" style:family="paragraph" style:parent-style-name="Table_20_Contents">
      <style:text-properties officeooo:rsid="00ea336d" officeooo:paragraph-rsid="00ea336d"/>
    </style:style>
    <style:style style:name="P257" style:family="paragraph" style:parent-style-name="Table_20_Contents">
      <style:text-properties officeooo:paragraph-rsid="00ea336d"/>
    </style:style>
    <style:style style:name="P258" style:family="paragraph" style:parent-style-name="Table_20_Contents">
      <style:text-properties officeooo:rsid="00ed011f" officeooo:paragraph-rsid="00ed011f"/>
    </style:style>
    <style:style style:name="P259" style:family="paragraph" style:parent-style-name="Table_20_Contents">
      <style:text-properties officeooo:paragraph-rsid="00ed011f"/>
    </style:style>
    <style:style style:name="P260" style:family="paragraph" style:parent-style-name="Contents_20_1">
      <style:paragraph-properties>
        <style:tab-stops>
          <style:tab-stop style:position="17.59cm" style:type="right" style:leader-style="dotted" style:leader-text="."/>
        </style:tab-stops>
      </style:paragraph-properties>
    </style:style>
    <style:style style:name="P261" style:family="paragraph" style:parent-style-name="Heading_20_1" style:list-style-name=""/>
    <style:style style:name="P262" style:family="paragraph" style:parent-style-name="Heading_20_1" style:list-style-name="">
      <style:text-properties officeooo:paragraph-rsid="0090c5e8"/>
    </style:style>
    <style:style style:name="P263" style:family="paragraph" style:parent-style-name="Heading_20_1">
      <style:text-properties officeooo:rsid="00c7f523" officeooo:paragraph-rsid="00c7f523"/>
    </style:style>
    <style:style style:name="P264" style:family="paragraph" style:parent-style-name="Heading_20_1">
      <style:paragraph-properties fo:break-before="page"/>
    </style:style>
    <style:style style:name="P265" style:family="paragraph" style:parent-style-name="Heading_20_1" style:list-style-name="">
      <style:paragraph-properties fo:break-before="page"/>
      <style:text-properties officeooo:rsid="00381b18" officeooo:paragraph-rsid="00381b18"/>
    </style:style>
    <style:style style:name="P266" style:family="paragraph" style:parent-style-name="Heading_20_1">
      <style:paragraph-properties fo:break-before="page"/>
      <style:text-properties officeooo:rsid="00893e20" officeooo:paragraph-rsid="00893e20"/>
    </style:style>
    <style:style style:name="P267" style:family="paragraph" style:parent-style-name="Heading_20_1">
      <style:paragraph-properties fo:break-before="page"/>
      <style:text-properties officeooo:rsid="00848238" officeooo:paragraph-rsid="00848238"/>
    </style:style>
    <style:style style:name="P268" style:family="paragraph" style:parent-style-name="Heading_20_1">
      <style:paragraph-properties fo:break-before="page"/>
      <style:text-properties officeooo:rsid="00a25a04" officeooo:paragraph-rsid="00a25a04"/>
    </style:style>
    <style:style style:name="P269" style:family="paragraph" style:parent-style-name="Heading_20_1">
      <style:paragraph-properties fo:break-before="page"/>
      <style:text-properties officeooo:rsid="00ad7744"/>
    </style:style>
    <style:style style:name="P270" style:family="paragraph" style:parent-style-name="Heading_20_1">
      <style:paragraph-properties fo:break-before="page"/>
      <style:text-properties officeooo:paragraph-rsid="00ad7744"/>
    </style:style>
    <style:style style:name="P271" style:family="paragraph" style:parent-style-name="Heading_20_1">
      <style:paragraph-properties fo:break-before="page"/>
      <style:text-properties officeooo:paragraph-rsid="00232801"/>
    </style:style>
    <style:style style:name="P272" style:family="paragraph" style:parent-style-name="Heading_20_1">
      <style:paragraph-properties fo:break-before="page"/>
      <style:text-properties officeooo:paragraph-rsid="0090c5e8"/>
    </style:style>
    <style:style style:name="P273" style:family="paragraph" style:parent-style-name="Heading_20_1">
      <style:paragraph-properties fo:break-before="page"/>
      <style:text-properties officeooo:paragraph-rsid="00b3ccdf"/>
    </style:style>
    <style:style style:name="P274" style:family="paragraph" style:parent-style-name="Heading_20_1">
      <style:paragraph-properties fo:break-before="page"/>
      <style:text-properties officeooo:rsid="00c22e94"/>
    </style:style>
    <style:style style:name="P275" style:family="paragraph" style:parent-style-name="Heading_20_1">
      <style:paragraph-properties fo:break-before="page"/>
      <style:text-properties officeooo:paragraph-rsid="00c22e94"/>
    </style:style>
    <style:style style:name="P276" style:family="paragraph" style:parent-style-name="Heading_20_1">
      <style:paragraph-properties fo:break-before="page"/>
      <style:text-properties officeooo:rsid="00cda4dc" officeooo:paragraph-rsid="00cda4dc"/>
    </style:style>
    <style:style style:name="P277" style:family="paragraph" style:parent-style-name="Heading_20_2" style:list-style-name=""/>
    <style:style style:name="P278" style:family="paragraph" style:parent-style-name="Heading_20_2" style:list-style-name="">
      <style:text-properties officeooo:paragraph-rsid="008b9dae"/>
    </style:style>
    <style:style style:name="P279" style:family="paragraph" style:parent-style-name="Heading_20_2" style:list-style-name="">
      <style:text-properties officeooo:paragraph-rsid="00e59afa"/>
    </style:style>
    <style:style style:name="P280" style:family="paragraph" style:parent-style-name="Heading_20_2" style:list-style-name="">
      <style:text-properties officeooo:paragraph-rsid="00e72740"/>
    </style:style>
    <style:style style:name="P281" style:family="paragraph" style:parent-style-name="Heading_20_2">
      <style:text-properties officeooo:paragraph-rsid="008b9dae"/>
    </style:style>
    <style:style style:name="P282" style:family="paragraph" style:parent-style-name="Heading_20_2">
      <style:text-properties officeooo:rsid="00a40824" officeooo:paragraph-rsid="00a40824"/>
    </style:style>
    <style:style style:name="P283" style:family="paragraph" style:parent-style-name="Heading_20_2">
      <style:text-properties officeooo:paragraph-rsid="00e1a737"/>
    </style:style>
    <style:style style:name="P284" style:family="paragraph" style:parent-style-name="Heading_20_2" style:list-style-name="">
      <style:text-properties officeooo:rsid="001db53e" officeooo:paragraph-rsid="001db53e"/>
    </style:style>
    <style:style style:name="P285" style:family="paragraph" style:parent-style-name="Heading_20_2">
      <style:text-properties officeooo:rsid="00ed011f" officeooo:paragraph-rsid="00e7cde4"/>
    </style:style>
    <style:style style:name="P286" style:family="paragraph" style:parent-style-name="Heading_20_2" style:list-style-name="">
      <style:text-properties officeooo:rsid="00272850" officeooo:paragraph-rsid="00272850"/>
    </style:style>
    <style:style style:name="P287" style:family="paragraph" style:parent-style-name="Heading_20_2">
      <style:text-properties officeooo:rsid="006f91bb" officeooo:paragraph-rsid="00a486b1"/>
    </style:style>
    <style:style style:name="P288" style:family="paragraph" style:parent-style-name="Heading_20_2" style:list-style-name="">
      <style:text-properties officeooo:rsid="0027766f" officeooo:paragraph-rsid="0027766f"/>
    </style:style>
    <style:style style:name="P289" style:family="paragraph" style:parent-style-name="Heading_20_2" style:list-style-name="">
      <style:text-properties officeooo:rsid="0027766f" officeooo:paragraph-rsid="008e4234"/>
    </style:style>
    <style:style style:name="P290" style:family="paragraph" style:parent-style-name="Heading_20_2">
      <style:text-properties officeooo:rsid="0027766f" officeooo:paragraph-rsid="002b94f9"/>
    </style:style>
    <style:style style:name="P291" style:family="paragraph" style:parent-style-name="Heading_20_2" style:list-style-name="">
      <style:text-properties officeooo:rsid="00794ab6" officeooo:paragraph-rsid="00794ab6"/>
    </style:style>
    <style:style style:name="P292" style:family="paragraph" style:parent-style-name="Heading_20_2" style:list-style-name="">
      <style:text-properties officeooo:rsid="002d9ba7" officeooo:paragraph-rsid="002d9ba7"/>
    </style:style>
    <style:style style:name="P293" style:family="paragraph" style:parent-style-name="Heading_20_2">
      <style:paragraph-properties fo:break-before="page"/>
    </style:style>
    <style:style style:name="P294" style:family="paragraph" style:parent-style-name="Heading_20_2">
      <style:paragraph-properties fo:break-before="page"/>
      <style:text-properties officeooo:paragraph-rsid="008b9dae"/>
    </style:style>
    <style:style style:name="P295" style:family="paragraph" style:parent-style-name="Heading_20_2">
      <style:paragraph-properties fo:break-before="page"/>
      <style:text-properties officeooo:paragraph-rsid="00e59afa"/>
    </style:style>
    <style:style style:name="P296" style:family="paragraph" style:parent-style-name="Heading_20_2">
      <style:paragraph-properties fo:break-before="page"/>
      <style:text-properties officeooo:rsid="001db53e" officeooo:paragraph-rsid="001db53e"/>
    </style:style>
    <style:style style:name="P297" style:family="paragraph" style:parent-style-name="Heading_20_2">
      <style:paragraph-properties fo:break-before="page"/>
      <style:text-properties officeooo:rsid="006db2a8" officeooo:paragraph-rsid="006db2a8"/>
    </style:style>
    <style:style style:name="P298" style:family="paragraph" style:parent-style-name="Heading_20_2">
      <style:paragraph-properties fo:break-before="page"/>
      <style:text-properties officeooo:paragraph-rsid="00e72740"/>
    </style:style>
    <style:style style:name="P299" style:family="paragraph" style:parent-style-name="Heading_20_2">
      <style:paragraph-properties fo:break-before="page"/>
      <style:text-properties officeooo:rsid="00272850" officeooo:paragraph-rsid="00ed011f"/>
    </style:style>
    <style:style style:name="P300" style:family="paragraph" style:parent-style-name="Heading_20_2">
      <style:paragraph-properties fo:break-before="page"/>
      <style:text-properties officeooo:rsid="00a486b1" officeooo:paragraph-rsid="00a486b1"/>
    </style:style>
    <style:style style:name="P301" style:family="paragraph" style:parent-style-name="Heading_20_2">
      <style:paragraph-properties fo:break-before="page"/>
      <style:text-properties officeooo:rsid="0027766f" officeooo:paragraph-rsid="0027766f"/>
    </style:style>
    <style:style style:name="P302" style:family="paragraph" style:parent-style-name="Heading_20_2">
      <style:paragraph-properties fo:break-before="page"/>
      <style:text-properties officeooo:rsid="002b94f9" officeooo:paragraph-rsid="002b94f9"/>
    </style:style>
    <style:style style:name="P303" style:family="paragraph" style:parent-style-name="Heading_20_2">
      <style:paragraph-properties fo:break-before="page"/>
      <style:text-properties officeooo:rsid="002bfb7e" officeooo:paragraph-rsid="002bfb7e"/>
    </style:style>
    <style:style style:name="P304" style:family="paragraph" style:parent-style-name="Heading_20_2">
      <style:paragraph-properties fo:break-before="page"/>
      <style:text-properties officeooo:rsid="00794ab6" officeooo:paragraph-rsid="00794ab6"/>
    </style:style>
    <style:style style:name="P305" style:family="paragraph" style:parent-style-name="Heading_20_2">
      <style:paragraph-properties fo:break-before="page"/>
      <style:text-properties officeooo:rsid="002d9ba7" officeooo:paragraph-rsid="002d9ba7"/>
    </style:style>
    <style:style style:name="P306" style:family="paragraph" style:parent-style-name="Heading_20_2">
      <style:paragraph-properties fo:break-before="page"/>
      <style:text-properties officeooo:rsid="009c851d" officeooo:paragraph-rsid="009c851d"/>
    </style:style>
    <style:style style:name="P307" style:family="paragraph" style:parent-style-name="Text_20_body" style:list-style-name="L1">
      <style:text-properties officeooo:paragraph-rsid="0011de7c"/>
    </style:style>
    <style:style style:name="P308" style:family="paragraph" style:parent-style-name="Text_20_body" style:list-style-name="L1">
      <style:text-properties officeooo:rsid="0011de7c" officeooo:paragraph-rsid="0011de7c"/>
    </style:style>
    <style:style style:name="P309" style:family="paragraph" style:parent-style-name="Text_20_body" style:list-style-name="L3">
      <style:paragraph-properties fo:line-height="100%"/>
      <style:text-properties officeooo:rsid="0011de7c" officeooo:paragraph-rsid="0011de7c"/>
    </style:style>
    <style:style style:name="P310" style:family="paragraph" style:parent-style-name="Text_20_body" style:list-style-name="L2">
      <style:text-properties officeooo:rsid="0014e793" officeooo:paragraph-rsid="0014e793"/>
    </style:style>
    <style:style style:name="P311" style:family="paragraph" style:parent-style-name="Text_20_body" style:list-style-name="L2">
      <style:text-properties fo:font-style="normal" officeooo:rsid="00154157" officeooo:paragraph-rsid="00154157" style:font-style-asian="normal" style:font-style-complex="normal"/>
    </style:style>
    <style:style style:name="P312" style:family="paragraph" style:parent-style-name="Text_20_body" style:list-style-name="L2">
      <style:text-properties fo:font-style="normal" officeooo:rsid="00198f50" officeooo:paragraph-rsid="00198f50" style:font-style-asian="normal" style:font-style-complex="normal"/>
    </style:style>
    <style:style style:name="P313" style:family="paragraph" style:parent-style-name="Text_20_body" style:list-style-name="L3">
      <style:paragraph-properties fo:line-height="100%"/>
      <style:text-properties officeooo:rsid="0011a1e5" officeooo:paragraph-rsid="0011de7c"/>
    </style:style>
    <style:style style:name="P314" style:family="paragraph" style:parent-style-name="Text_20_body" style:list-style-name="L3">
      <style:paragraph-properties fo:line-height="100%"/>
      <style:text-properties officeooo:rsid="0050c047" officeooo:paragraph-rsid="0050c047"/>
    </style:style>
    <style:style style:name="P315" style:family="paragraph" style:parent-style-name="Text_20_body" style:list-style-name="L3">
      <style:paragraph-properties fo:line-height="100%"/>
      <style:text-properties officeooo:rsid="00848238" officeooo:paragraph-rsid="00848238"/>
    </style:style>
    <style:style style:name="P316" style:family="paragraph" style:parent-style-name="Text_20_body" style:list-style-name="L9">
      <style:text-properties officeooo:rsid="00848238" officeooo:paragraph-rsid="00848238"/>
    </style:style>
    <style:style style:name="P317" style:family="paragraph" style:parent-style-name="Text_20_body" style:list-style-name="L10">
      <style:text-properties officeooo:rsid="00848238" officeooo:paragraph-rsid="00848238"/>
    </style:style>
    <style:style style:name="P318" style:family="paragraph" style:parent-style-name="Text_20_body" style:list-style-name="L3">
      <style:paragraph-properties fo:line-height="100%"/>
      <style:text-properties officeooo:rsid="0013793d" officeooo:paragraph-rsid="0013793d"/>
    </style:style>
    <style:style style:name="P319" style:family="paragraph" style:parent-style-name="Text_20_body" style:list-style-name="L3">
      <style:paragraph-properties fo:line-height="100%"/>
      <style:text-properties officeooo:rsid="009636d5" officeooo:paragraph-rsid="009636d5"/>
    </style:style>
    <style:style style:name="P320" style:family="paragraph" style:parent-style-name="Text_20_body" style:list-style-name="L4">
      <style:text-properties officeooo:rsid="00381b18" officeooo:paragraph-rsid="00381b18"/>
    </style:style>
    <style:style style:name="P321" style:family="paragraph" style:parent-style-name="Text_20_body" style:list-style-name="L5">
      <style:text-properties officeooo:rsid="00381b18" officeooo:paragraph-rsid="00381b18"/>
    </style:style>
    <style:style style:name="P322" style:family="paragraph" style:parent-style-name="Text_20_body" style:list-style-name="L6">
      <style:text-properties officeooo:rsid="0089922a" officeooo:paragraph-rsid="0089922a"/>
    </style:style>
    <style:style style:name="P323" style:family="paragraph" style:parent-style-name="Text_20_body" style:list-style-name="L7">
      <style:text-properties officeooo:rsid="0089922a" officeooo:paragraph-rsid="0089922a"/>
    </style:style>
    <style:style style:name="P324" style:family="paragraph" style:parent-style-name="Text_20_body" style:list-style-name="L8">
      <style:text-properties officeooo:paragraph-rsid="008b9dae"/>
    </style:style>
    <style:style style:name="P325" style:family="paragraph" style:parent-style-name="Text_20_body" style:list-style-name="L9">
      <style:text-properties officeooo:paragraph-rsid="00848238"/>
    </style:style>
    <style:style style:name="P326" style:family="paragraph" style:parent-style-name="Text_20_body" style:list-style-name="L10">
      <style:text-properties officeooo:paragraph-rsid="00848238"/>
    </style:style>
    <style:style style:name="P327" style:family="paragraph" style:parent-style-name="Text_20_body" style:list-style-name="L11">
      <style:text-properties officeooo:paragraph-rsid="00848238"/>
    </style:style>
    <style:style style:name="P328" style:family="paragraph" style:parent-style-name="Text_20_body" style:list-style-name="L12">
      <style:text-properties officeooo:rsid="00a3a9b8" officeooo:paragraph-rsid="00a3a9b8"/>
    </style:style>
    <style:style style:name="P329" style:family="paragraph" style:parent-style-name="Text_20_body" style:list-style-name="L12">
      <style:text-properties officeooo:rsid="00a3a9b8" officeooo:paragraph-rsid="00a8639e"/>
    </style:style>
    <style:style style:name="P330" style:family="paragraph" style:parent-style-name="Text_20_body" style:list-style-name="L13">
      <style:paragraph-properties fo:line-height="100%"/>
      <style:text-properties officeooo:rsid="00219419" officeooo:paragraph-rsid="00219419"/>
    </style:style>
    <style:style style:name="P331" style:family="paragraph" style:parent-style-name="Text_20_body" style:list-style-name="L14">
      <style:text-properties officeooo:rsid="00318e60" officeooo:paragraph-rsid="00b3ccdf"/>
    </style:style>
    <style:style style:name="P332" style:family="paragraph" style:parent-style-name="Text_20_body" style:list-style-name="L14">
      <style:text-properties officeooo:rsid="00318e60" officeooo:paragraph-rsid="00318e60"/>
    </style:style>
    <style:style style:name="P333" style:family="paragraph" style:parent-style-name="Text_20_body" style:list-style-name="L14">
      <style:text-properties officeooo:rsid="00318e60" officeooo:paragraph-rsid="00dce969"/>
    </style:style>
    <style:style style:name="P334" style:family="paragraph" style:parent-style-name="Text_20_body" style:list-style-name="L14">
      <style:text-properties officeooo:rsid="00d93025" officeooo:paragraph-rsid="00d93025"/>
    </style:style>
    <style:style style:name="P335" style:family="paragraph" style:parent-style-name="Text_20_body" style:list-style-name="L14">
      <style:text-properties officeooo:rsid="00d93025" officeooo:paragraph-rsid="00dce969"/>
    </style:style>
    <style:style style:name="P336" style:family="paragraph" style:parent-style-name="Text_20_body" style:list-style-name="L14">
      <style:text-properties officeooo:rsid="00d93025" officeooo:paragraph-rsid="00dee39b"/>
    </style:style>
    <style:style style:name="P337" style:family="paragraph" style:parent-style-name="Text_20_body" style:list-style-name="L15">
      <style:text-properties officeooo:rsid="00cf7767" officeooo:paragraph-rsid="00cf7767"/>
    </style:style>
    <style:style style:name="P338" style:family="paragraph" style:parent-style-name="Text_20_body" style:list-style-name="L16">
      <style:paragraph-properties fo:line-height="100%"/>
      <style:text-properties officeooo:rsid="0035371e" officeooo:paragraph-rsid="0035371e"/>
    </style:style>
    <style:style style:name="P339" style:family="paragraph" style:parent-style-name="Text_20_body" style:list-style-name="L16">
      <style:text-properties officeooo:rsid="0035371e" officeooo:paragraph-rsid="0036a571"/>
    </style:style>
    <style:style style:name="P340" style:family="paragraph" style:parent-style-name="Heading_20_3">
      <style:text-properties officeooo:rsid="007ecaa8" officeooo:paragraph-rsid="007ecaa8"/>
    </style:style>
    <style:style style:name="P341" style:family="paragraph" style:parent-style-name="Heading_20_3">
      <style:text-properties officeooo:rsid="005dab18" officeooo:paragraph-rsid="007ecaa8"/>
    </style:style>
    <style:style style:name="P342" style:family="paragraph" style:parent-style-name="Heading_20_3">
      <style:text-properties officeooo:rsid="005dab18" officeooo:paragraph-rsid="005dab18"/>
    </style:style>
    <style:style style:name="P343" style:family="paragraph" style:parent-style-name="Heading_20_3" style:list-style-name="">
      <style:text-properties officeooo:rsid="005dab18" officeooo:paragraph-rsid="005dab18"/>
    </style:style>
    <style:style style:name="P344" style:family="paragraph" style:parent-style-name="Heading_20_3" style:list-style-name="">
      <style:text-properties officeooo:paragraph-rsid="00a8ba32"/>
    </style:style>
    <style:style style:name="P345" style:family="paragraph" style:parent-style-name="Heading_20_3">
      <style:text-properties officeooo:paragraph-rsid="00513300"/>
    </style:style>
    <style:style style:name="P346" style:family="paragraph" style:parent-style-name="Heading_20_3">
      <style:text-properties officeooo:rsid="00d36204" officeooo:paragraph-rsid="00d36204"/>
    </style:style>
    <style:style style:name="P347" style:family="paragraph" style:parent-style-name="Heading_20_3">
      <style:text-properties officeooo:rsid="00a8ba32" officeooo:paragraph-rsid="00a8ba32"/>
    </style:style>
    <style:style style:name="P348" style:family="paragraph" style:parent-style-name="Heading_20_3">
      <style:text-properties officeooo:rsid="00b06d17" officeooo:paragraph-rsid="00b06d17"/>
    </style:style>
    <style:style style:name="P349" style:family="paragraph" style:parent-style-name="Heading_20_3">
      <style:text-properties officeooo:rsid="00be99ac" officeooo:paragraph-rsid="00b06d17"/>
    </style:style>
    <style:style style:name="P350" style:family="paragraph" style:parent-style-name="Heading_20_3">
      <style:text-properties officeooo:rsid="001c34c2" officeooo:paragraph-rsid="00be99ac"/>
    </style:style>
    <style:style style:name="P351" style:family="paragraph" style:parent-style-name="Heading_20_3">
      <style:text-properties officeooo:rsid="00219419" officeooo:paragraph-rsid="00219419"/>
    </style:style>
    <style:style style:name="P352" style:family="paragraph" style:parent-style-name="Heading_20_3">
      <style:text-properties officeooo:rsid="00232801" officeooo:paragraph-rsid="00232801"/>
    </style:style>
    <style:style style:name="P353" style:family="paragraph" style:parent-style-name="Heading_20_3" style:list-style-name="">
      <style:text-properties officeooo:rsid="0023d8e9" officeooo:paragraph-rsid="0023d8e9"/>
    </style:style>
    <style:style style:name="P354" style:family="paragraph" style:parent-style-name="Heading_20_3">
      <style:text-properties officeooo:rsid="0023d8e9" officeooo:paragraph-rsid="00bc7ff0"/>
    </style:style>
    <style:style style:name="P355" style:family="paragraph" style:parent-style-name="Heading_20_3">
      <style:text-properties officeooo:rsid="002524ab" officeooo:paragraph-rsid="002524ab"/>
    </style:style>
    <style:style style:name="P356" style:family="paragraph" style:parent-style-name="Heading_20_3" style:list-style-name="">
      <style:text-properties officeooo:rsid="00272850" officeooo:paragraph-rsid="008d4ba4"/>
    </style:style>
    <style:style style:name="P357" style:family="paragraph" style:parent-style-name="Heading_20_3">
      <style:text-properties officeooo:rsid="0027766f" officeooo:paragraph-rsid="0027766f"/>
    </style:style>
    <style:style style:name="P358" style:family="paragraph" style:parent-style-name="Heading_20_3" style:list-style-name="">
      <style:text-properties officeooo:rsid="00292fcd" officeooo:paragraph-rsid="00292fcd"/>
    </style:style>
    <style:style style:name="P359" style:family="paragraph" style:parent-style-name="Heading_20_3" style:list-style-name="">
      <style:text-properties officeooo:rsid="00292fcd" officeooo:paragraph-rsid="008e4234"/>
    </style:style>
    <style:style style:name="P360" style:family="paragraph" style:parent-style-name="Heading_20_3">
      <style:text-properties officeooo:rsid="00292fcd" officeooo:paragraph-rsid="0029dbb2"/>
    </style:style>
    <style:style style:name="P361" style:family="paragraph" style:parent-style-name="Heading_20_3">
      <style:text-properties officeooo:rsid="002bfb7e" officeooo:paragraph-rsid="002bfb7e"/>
    </style:style>
    <style:style style:name="P362" style:family="paragraph" style:parent-style-name="Heading_20_3">
      <style:text-properties officeooo:rsid="002d11ba" officeooo:paragraph-rsid="002d11ba"/>
    </style:style>
    <style:style style:name="P363" style:family="paragraph" style:parent-style-name="Heading_20_3">
      <style:text-properties officeooo:rsid="008fc2d7" officeooo:paragraph-rsid="008fc2d7"/>
    </style:style>
    <style:style style:name="P364" style:family="paragraph" style:parent-style-name="Heading_20_3">
      <style:text-properties officeooo:rsid="00ed3a18" officeooo:paragraph-rsid="00ed3a18"/>
    </style:style>
    <style:style style:name="P365" style:family="paragraph" style:parent-style-name="Heading_20_3">
      <style:text-properties officeooo:rsid="0090c5e8" officeooo:paragraph-rsid="0090c5e8"/>
    </style:style>
    <style:style style:name="P366" style:family="paragraph" style:parent-style-name="Heading_20_3">
      <style:text-properties officeooo:rsid="009e32ce" officeooo:paragraph-rsid="009c851d"/>
    </style:style>
    <style:style style:name="P367" style:family="paragraph" style:parent-style-name="Heading_20_3">
      <style:paragraph-properties fo:break-before="page"/>
    </style:style>
    <style:style style:name="P368" style:family="paragraph" style:parent-style-name="Heading_20_3">
      <style:paragraph-properties fo:break-before="page"/>
      <style:text-properties officeooo:rsid="005dab18" officeooo:paragraph-rsid="005dab18"/>
    </style:style>
    <style:style style:name="P369" style:family="paragraph" style:parent-style-name="Heading_20_3">
      <style:paragraph-properties fo:break-before="page"/>
      <style:text-properties officeooo:paragraph-rsid="00a8ba32"/>
    </style:style>
    <style:style style:name="P370" style:family="paragraph" style:parent-style-name="Heading_20_3">
      <style:paragraph-properties fo:break-before="page"/>
      <style:text-properties officeooo:rsid="006db2a8" officeooo:paragraph-rsid="006db2a8"/>
    </style:style>
    <style:style style:name="P371" style:family="paragraph" style:parent-style-name="Heading_20_3">
      <style:paragraph-properties fo:break-before="page"/>
      <style:text-properties officeooo:rsid="0023d8e9" officeooo:paragraph-rsid="0023d8e9"/>
    </style:style>
    <style:style style:name="P372" style:family="paragraph" style:parent-style-name="Heading_20_3">
      <style:paragraph-properties fo:break-before="page"/>
      <style:text-properties officeooo:rsid="0023d8e9" officeooo:paragraph-rsid="00bcfdd0"/>
    </style:style>
    <style:style style:name="P373" style:family="paragraph" style:parent-style-name="Heading_20_3" style:list-style-name="">
      <style:paragraph-properties fo:break-before="page"/>
      <style:text-properties officeooo:rsid="00272850" officeooo:paragraph-rsid="008d4ba4"/>
    </style:style>
    <style:style style:name="P374" style:family="paragraph" style:parent-style-name="Heading_20_3">
      <style:paragraph-properties fo:break-before="page"/>
      <style:text-properties officeooo:rsid="00292fcd" officeooo:paragraph-rsid="00292fcd"/>
    </style:style>
    <style:style style:name="P375" style:family="paragraph" style:parent-style-name="Heading_20_3">
      <style:paragraph-properties fo:break-before="page"/>
      <style:text-properties officeooo:rsid="00292fcd" officeooo:paragraph-rsid="008e4234"/>
    </style:style>
    <style:style style:name="P376" style:family="paragraph" style:parent-style-name="Preformatted_20_Text" style:list-style-name="L17">
      <style:text-properties officeooo:paragraph-rsid="00a87622"/>
    </style:style>
    <style:style style:name="P377" style:family="paragraph" style:parent-style-name="Preformatted_20_Text" style:list-style-name="L17">
      <style:text-properties officeooo:rsid="0035371e" officeooo:paragraph-rsid="0035371e"/>
    </style:style>
    <style:style style:name="P378"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T96" style:family="text">
      <style:text-properties officeooo:rsid="00e72740"/>
    </style:style>
    <style:style style:name="T97" style:family="text">
      <style:text-properties officeooo:rsid="00ea336d"/>
    </style:style>
    <style:style style:name="T98" style:family="text">
      <style:text-properties officeooo:rsid="00ed011f"/>
    </style:style>
    <style:style style:name="T99" style:family="text">
      <style:text-properties officeooo:rsid="00167749"/>
    </style:style>
    <style:style style:name="T100" style:family="text">
      <style:text-properties officeooo:rsid="00ed3a18"/>
    </style:style>
    <style:style style:name="T101" style:family="text">
      <style:text-properties officeooo:rsid="00eea8c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5</text:span></text:p>
      <text:h text:style-name="P264"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0"><text:a xlink:type="simple" xlink:href="#__RefHeading__107_1031655526" text:style-name="Index_20_Link" text:visited-style-name="Index_20_Link">Introduction<text:tab/>3</text:a></text:p>
          <text:p text:style-name="P260"><text:a xlink:type="simple" xlink:href="#__RefHeading__109_1031655526" text:style-name="Index_20_Link" text:visited-style-name="Index_20_Link">Features<text:tab/>4</text:a></text:p>
          <text:p text:style-name="P260"><text:a xlink:type="simple" xlink:href="#__RefHeading__2051_1908797909" text:style-name="Index_20_Link" text:visited-style-name="Index_20_Link">Requirements<text:tab/>5</text:a></text:p>
          <text:p text:style-name="P260"><text:a xlink:type="simple" xlink:href="#__RefHeading__3595_1716611363" text:style-name="Index_20_Link" text:visited-style-name="Index_20_Link">Frequently Asked Questions<text:tab/>6</text:a></text:p>
          <text:p text:style-name="P260"><text:a xlink:type="simple" xlink:href="#__RefHeading__2783_1716611363" text:style-name="Index_20_Link" text:visited-style-name="Index_20_Link">Support<text:tab/>12</text:a></text:p>
          <text:p text:style-name="P260"><text:a xlink:type="simple" xlink:href="#__RefHeading__3135_199731881" text:style-name="Index_20_Link" text:visited-style-name="Index_20_Link">Installation<text:tab/>13</text:a></text:p>
          <text:p text:style-name="P260"><text:a xlink:type="simple" xlink:href="#__RefHeading__3137_199731881" text:style-name="Index_20_Link" text:visited-style-name="Index_20_Link">Removal<text:tab/>13</text:a></text:p>
          <text:p text:style-name="P260"><text:a xlink:type="simple" xlink:href="#__RefHeading__3312_1058324376" text:style-name="Index_20_Link" text:visited-style-name="Index_20_Link">Manual Removal<text:tab/>14</text:a></text:p>
          <text:p text:style-name="P260"><text:a xlink:type="simple" xlink:href="#__RefHeading__111_1031655526" text:style-name="Index_20_Link" text:visited-style-name="Index_20_Link">Main Interface<text:tab/>15</text:a></text:p>
          <text:p text:style-name="P260"><text:a xlink:type="simple" xlink:href="#__RefHeading__3487_1210138885" text:style-name="Index_20_Link" text:visited-style-name="Index_20_Link">Dashboard Widgets<text:tab/>17</text:a></text:p>
          <text:p text:style-name="P260"><text:a xlink:type="simple" xlink:href="#__RefHeading__2358_337134269" text:style-name="Index_20_Link" text:visited-style-name="Index_20_Link">Manual Page<text:tab/>18</text:a></text:p>
          <text:p text:style-name="P260"><text:a xlink:type="simple" xlink:href="#__RefHeading__113_1031655526" text:style-name="Index_20_Link" text:visited-style-name="Index_20_Link">Settings Page<text:tab/>19</text:a></text:p>
          <text:p text:style-name="P260"><text:a xlink:type="simple" xlink:href="#__RefHeading__115_1031655526" text:style-name="Index_20_Link" text:visited-style-name="Index_20_Link">Optimization Page<text:tab/>38</text:a></text:p>
          <text:p text:style-name="P260"><text:a xlink:type="simple" xlink:href="#__RefHeading__117_1031655526" text:style-name="Index_20_Link" text:visited-style-name="Index_20_Link">Overview Page<text:tab/>47</text:a></text:p>
          <text:p text:style-name="P260"><text:a xlink:type="simple" xlink:href="#__RefHeading__119_1031655526" text:style-name="Index_20_Link" text:visited-style-name="Index_20_Link">Browsers Page<text:tab/>50</text:a></text:p>
          <text:p text:style-name="P260"><text:a xlink:type="simple" xlink:href="#__RefHeading__121_1031655526" text:style-name="Index_20_Link" text:visited-style-name="Index_20_Link">Countries Page<text:tab/>51</text:a></text:p>
          <text:p text:style-name="P260"><text:a xlink:type="simple" xlink:href="#__RefHeading__3500_1396391124" text:style-name="Index_20_Link" text:visited-style-name="Index_20_Link">Exclusions Page<text:tab/>52</text:a></text:p>
          <text:p text:style-name="P260"><text:a xlink:type="simple" xlink:href="#__RefHeading__123_1031655526" text:style-name="Index_20_Link" text:visited-style-name="Index_20_Link">Hits Page<text:tab/>53</text:a></text:p>
          <text:p text:style-name="P260"><text:a xlink:type="simple" xlink:href="#__RefHeading__3502_1396391124" text:style-name="Index_20_Link" text:visited-style-name="Index_20_Link">Online Page<text:tab/>54</text:a></text:p>
          <text:p text:style-name="P260"><text:a xlink:type="simple" xlink:href="#__RefHeading__3504_1396391124" text:style-name="Index_20_Link" text:visited-style-name="Index_20_Link">Pages Page<text:tab/>55</text:a></text:p>
          <text:p text:style-name="P260"><text:a xlink:type="simple" xlink:href="#__RefHeading__127_1031655526" text:style-name="Index_20_Link" text:visited-style-name="Index_20_Link">Referrers Page<text:tab/>57</text:a></text:p>
          <text:p text:style-name="P260"><text:a xlink:type="simple" xlink:href="#__RefHeading__129_1031655526" text:style-name="Index_20_Link" text:visited-style-name="Index_20_Link">Searches Page<text:tab/>58</text:a></text:p>
          <text:p text:style-name="P260"><text:a xlink:type="simple" xlink:href="#__RefHeading__131_1031655526" text:style-name="Index_20_Link" text:visited-style-name="Index_20_Link">Search Words Page<text:tab/>59</text:a></text:p>
          <text:p text:style-name="P260"><text:a xlink:type="simple" xlink:href="#__RefHeading__133_1031655526" text:style-name="Index_20_Link" text:visited-style-name="Index_20_Link">Top Visitors Today<text:tab/>60</text:a></text:p>
          <text:p text:style-name="P260"><text:a xlink:type="simple" xlink:href="#__RefHeading__3715_1271163058" text:style-name="Index_20_Link" text:visited-style-name="Index_20_Link">Visitors Page<text:tab/>61</text:a></text:p>
          <text:p text:style-name="P260"><text:a xlink:type="simple" xlink:href="#__RefHeading__3772_264086703" text:style-name="Index_20_Link" text:visited-style-name="Index_20_Link">Multi-Site<text:tab/>62</text:a></text:p>
          <text:p text:style-name="P260"><text:a xlink:type="simple" xlink:href="#__RefHeading__719_912583664" text:style-name="Index_20_Link" text:visited-style-name="Index_20_Link">The Widget<text:tab/>64</text:a></text:p>
          <text:p text:style-name="P260"><text:a xlink:type="simple" xlink:href="#__RefHeading__721_912583664" text:style-name="Index_20_Link" text:visited-style-name="Index_20_Link">Shortcodes<text:tab/>65</text:a></text:p>
          <text:p text:style-name="P260"><text:a xlink:type="simple" xlink:href="#__RefHeading__723_912583664" text:style-name="Index_20_Link" text:visited-style-name="Index_20_Link">Function API<text:tab/>67</text:a></text:p>
        </text:index-body>
      </text:table-of-content>
      <text:p text:style-name="Text_20_body"/>
      <text:h text:style-name="P264"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2294267132491316988" text:style-name="L1">
        <text:list-item>
          <text:p text:style-name="P308">No external services are required, all code and data runs locally on your system.</text:p>
        </text:list-item>
        <text:list-item>
          <text:p text:style-name="P308">Aggregate data is stored whenever possible, when specific data is required (like IP <text:span text:style-name="T30">addresses</text:span> for visitors) only the date is stored with the hit, not the time.</text:p>
        </text:list-item>
        <text:list-item>
          <text:p text:style-name="P307">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2424883927400421636" text:style-name="L2">
        <text:list-item>
          <text:p text:style-name="P310">Screen shots will generally exclude all of the WordPress admin menus to keep them concise.</text:p>
        </text:list-item>
        <text:list-item>
          <text:p text:style-name="P310">Menu selections and other actions to be taken will be indicated with italics.</text:p>
        </text:list-item>
        <text:list-item>
          <text:p text:style-name="P310">If multiple menu selections are required, they will be separated with -&gt;, so for example if you are to go to the settings page, this document will indicate it with <text:span text:style-name="T5">Statistics-&gt;Settings.</text:span></text:p>
        </text:list-item>
        <text:list-item>
          <text:p text:style-name="P311">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12">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4" text:outline-level="1"><text:bookmark-start text:name="__RefHeading__109_1031655526"/>Features<text:bookmark-end text:name="__RefHeading__109_1031655526"/></text:h>
      <text:p text:style-name="P15">WP Statistics has many features:</text:p>
      <text:list xml:id="list2057953386106180374" text:style-name="L3">
        <text:list-item>
          <text:p text:style-name="P313">User Online, <text:span text:style-name="T4">see how many people are currently viewing your site</text:span></text:p>
        </text:list-item>
        <text:list-item>
          <text:p text:style-name="P309">Visits, see how many hits your site gets each day</text:p>
        </text:list-item>
        <text:list-item>
          <text:p text:style-name="P309">Visitors, see who's visiting your site</text:p>
        </text:list-item>
        <text:list-item>
          <text:p text:style-name="P314">Page tracking, see which pages are viewed most often</text:p>
        </text:list-item>
        <text:list-item>
          <text:p text:style-name="P309">Search Engines, see search queries and redirects from popular search engines like Google, Bing, DuckDuckGo, Yahoo, Yandex and Baidu</text:p>
        </text:list-item>
        <text:list-item>
          <text:p text:style-name="P313">GeoIP location by Country</text:p>
        </text:list-item>
        <text:list-item>
          <text:p text:style-name="P315"><text:span text:style-name="T3">S</text:span>upport for not storing IP addresses in the database</text:p>
        </text:list-item>
        <text:list-item>
          <text:p text:style-name="P309">Interactive map of visitors location</text:p>
        </text:list-item>
        <text:list-item>
          <text:p text:style-name="P309">E-mail reports of statistics</text:p>
        </text:list-item>
        <text:list-item>
          <text:p text:style-name="P309">Set access level for view and manage roles based on WordPress roles</text:p>
        </text:list-item>
        <text:list-item>
          <text:p text:style-name="P309">Exclude user roles from statistics collection</text:p>
        </text:list-item>
        <text:list-item>
          <text:p text:style-name="P309">Exclude robots from statistics collection</text:p>
        </text:list-item>
        <text:list-item>
          <text:p text:style-name="P309"><text:span text:style-name="T39">Exclude</text:span> IP subnets from statistics collection</text:p>
        </text:list-item>
        <text:list-item>
          <text:p text:style-name="P309">Exclude login/admin pages from statistics collection</text:p>
        </text:list-item>
        <text:list-item>
          <text:p text:style-name="P309">Record statistics on exclusions </text:p>
        </text:list-item>
        <text:list-item>
          <text:p text:style-name="P318">Automatic updates to the GeoIP database</text:p>
        </text:list-item>
        <text:list-item>
          <text:p text:style-name="P318">Automatically prune the databases of old data</text:p>
        </text:list-item>
        <text:list-item>
          <text:p text:style-name="P318">Export the data to Excel, XML, CSV or TSV files</text:p>
        </text:list-item>
        <text:list-item>
          <text:p text:style-name="P318">Overview and detail pages for all kinds of data, including; browser versions, country stats, hits, exclusions, referrers, searches, search words and visitors</text:p>
        </text:list-item>
        <text:list-item>
          <text:p text:style-name="P318">Widget to provide information to your users</text:p>
        </text:list-item>
        <text:list-item>
          <text:p text:style-name="P318">Shortcodes for many different types of data in both widgets and posts/pages</text:p>
        </text:list-item>
        <text:list-item>
          <text:p text:style-name="P319">Dashboard widget<text:span text:style-name="T77">s</text:span> for the admin area</text:p>
        </text:list-item>
      </text:list>
      <text:h text:style-name="P265" text:outline-level="1"><text:bookmark-start text:name="__RefHeading__2051_1908797909"/>Requirements<text:bookmark-end text:name="__RefHeading__2051_1908797909"/></text:h>
      <text:p text:style-name="P81">WP Statistics requires a few things to work:</text:p>
      <text:list xml:id="list7272450129530054426" text:style-name="L4">
        <text:list-item>
          <text:p text:style-name="P320">WordPress 3.0 or above</text:p>
        </text:list-item>
        <text:list-item>
          <text:p text:style-name="P320">PHP 5.<text:span text:style-name="T58">3</text:span> or above</text:p>
        </text:list-item>
        <text:list-item>
          <text:p text:style-name="P320">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8577012060186730154" text:style-name="L5">
        <text:list-item>
          <text:p text:style-name="P321">the cURL extension for PHP</text:p>
        </text:list-item>
        <text:list-item>
          <text:p text:style-name="P321">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6" text:outline-level="1"><text:bookmark-start text:name="__RefHeading__3595_1716611363"/>Frequently Asked Questions<text:bookmark-end text:name="__RefHeading__3595_1716611363"/></text:h>
      <text:h text:style-name="Heading_20_2" text:outline-level="2">Where's the Admin Manual?</text:h>
      <text:p text:style-name="P98">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8">Disable / Enable the plugin. <text:s/>You may also want to remove and re-install it.</text:p>
      <text:h text:style-name="Heading_20_2" text:outline-level="2">All visitors are being set to unknown for their location?</text:h>
      <text:p text:style-name="P98">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8">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8">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9">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9">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9">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9">WP Statistics hasn't been tested with multi-site and there have been some issues reported with getting it enabled correctly on all sites in a network.</text:p>
      <text:p text:style-name="P124">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9">Yes, version 6.0 has introduced page hit statistics!</text:p>
      <text:h text:style-name="Heading_20_2" text:outline-level="2">Does WP Statistics track the time of the hits?</text:h>
      <text:p text:style-name="P99">No.</text:p>
      <text:h text:style-name="P277" text:outline-level="2"/>
      <text:h text:style-name="P293" text:outline-level="2">The GeoIP database isn't downloading and when I force a download through the settings page I get the following error: "Error downloading GeoIP database from: http://geolite.maxmind.com/download/geoip/database/GeoLite2-Country.mmdb.gz – Forbidden"</text:h>
      <text:p text:style-name="P99">This means that MaxMind has block the IP address of your webserver, this is often the case if it has been blacklisted in the past due to abuse.</text:p>
      <text:p text:style-name="P99">You have two options:</text:p>
      <text:list xml:id="list7511834295055197743" text:style-name="L6">
        <text:list-item>
          <text:p text:style-name="P322">Contact MaxMind and have them unblock your IP address</text:p>
        </text:list-item>
        <text:list-item>
          <text:p text:style-name="P322">Manually download the database</text:p>
        </text:list-item>
      </text:list>
      <text:p text:style-name="P99"><text:line-break/>To manually download the database and install it take the following steps:<text:line-break/></text:p>
      <text:list xml:id="list9158766045291970172" text:style-name="L7">
        <text:list-item>
          <text:p text:style-name="P323">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23">Decompress the database</text:p>
        </text:list-item>
        <text:list-item>
          <text:p text:style-name="P323">Connect to your web host and create a "wp-statistics" directory in your wordpress uploads folder (usually it is located in wp-content, so you would create a directory "wp-content/uploads/wp-statistics").</text:p>
        </text:list-item>
        <text:list-item>
          <text:p text:style-name="P323">Upload the GeoLite-Country.mmdb file to the folder you just created.</text:p>
        </text:list-item>
      </text:list>
      <text:p text:style-name="P99"><text:line-break/>You can also ask MaxMind to unblock your host. <text:s/>Note that automatic updates will not function until you can successfully download the database from your web server.<text:line-break/></text:p>
      <text:h text:style-name="P278" text:outline-level="2"/>
      <text:h text:style-name="P294" text:outline-level="2">I've activated the plugin but the menus don't show up and nothing happens?</text:h>
      <text:p text:style-name="P101">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81" text:outline-level="2">I'm using another statistics plugin/service and get different numbers for them, why?</text:h>
      <text:p text:style-name="P101"><text:line-break/>Pretty much every plugin/service is going to give you different results for visits and vistors, there are several reasons for this:<text:line-break/></text:p>
      <text:list xml:id="list5260739018747148974" text:style-name="L8">
        <text:list-item>
          <text:p text:style-name="P324">Web crawler detection</text:p>
        </text:list-item>
        <text:list-item>
          <text:p text:style-name="P324">Detection method (javascript vs server side PHP)</text:p>
        </text:list-item>
        <text:list-item>
          <text:p text:style-name="P324">Centralized exclusions<text:line-break/></text:p>
        </text:list-item>
      </text:list>
      <text:p text:style-name="P111">Services that use centralized databases, like Google Analytics, for spam and robot detection have better detection tha<text:span text:style-name="T59">n</text:span> WP Statistics can. <text:s/>The trade off of course is relaying on an external service.</text:p>
      <text:h text:style-name="P282" text:outline-level="2">Something has gone horribly wrong and my site no longer loads, how can I disable the plugin without access to the admin area?</text:h>
      <text:p text:style-name="P129"><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93" text:outline-level="2">I'm getting an error in my PHP log like: Fatal error: Call to undefined method Composer\Autoload\ClassLoader::set()</text:h>
      <text:p text:style-name="P130"><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0"><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0"><text:line-break/>There can be many reasons for this, but the most common reason is a botnet has decided to visit your site and we have been unable to filter it out. <text:s/>You usually see your visits spike for a few days and then they give up.<text:line-break/></text:p>
      <text:h text:style-name="P283" text:outline-level="2">What’s the difference between Visits and Visitors?</text:h>
      <text:p text:style-name="P130"><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83" text:outline-level="2"><text:soft-page-break/>My overview screen is blank, what's wrong?</text:h>
      <text:p text:style-name="P130"><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0"><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31"><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279" text:outline-level="2"/>
      <text:h text:style-name="P295" text:outline-level="2">I get an error message like "PHP Fatal error: Function name must be a string in /../parse-user-agent.php"</text:h>
      <text:p text:style-name="P131"><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267" text:outline-level="1"><text:bookmark-start text:name="__RefHeading__2783_1716611363"/>Support<text:bookmark-end text:name="__RefHeading__2783_1716611363"/></text:h>
      <text:p text:style-name="P100">We're sorry you're having problem with WP Statistics and we're happy to help out. <text:s/>Here are a few things to do before contacting us:</text:p>
      <text:list xml:id="list3454262329512647978" text:style-name="L9">
        <text:list-item>
          <text:p text:style-name="P325"><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25"><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16">Have you search the <text:a xlink:type="simple" xlink:href="http://wordpress.org/support/plugin/wp-statistics" text:style-name="Internet_20_link" text:visited-style-name="Visited_20_Internet_20_Link">support forum</text:a> for a similar issue?</text:p>
        </text:list-item>
        <text:list-item>
          <text:p text:style-name="P316">Have you search the Internet for any error messages you are receiving?</text:p>
          <text:p text:style-name="P325"/>
        </text:list-item>
      </text:list>
      <text:p text:style-name="P100">And a few things to double-check:</text:p>
      <text:list xml:id="list8035061667380553710" text:style-name="L10">
        <text:list-item>
          <text:p text:style-name="P317">How's your memory_limit in php.ini?</text:p>
        </text:list-item>
        <text:list-item>
          <text:p text:style-name="P317">Have you tried disabling any other plugins you may have installed?</text:p>
        </text:list-item>
        <text:list-item>
          <text:p text:style-name="P317">Have you tried using the default WordPress theme?</text:p>
        </text:list-item>
        <text:list-item>
          <text:p text:style-name="P317">Have you double checked the plugin settings?</text:p>
        </text:list-item>
        <text:list-item>
          <text:p text:style-name="P317">Do you have all the required PHP extensions installed?</text:p>
        </text:list-item>
        <text:list-item>
          <text:p text:style-name="P317">Are you getting a blank or incomplete page displayed in your browser? <text:s/>Did you view the source for the page and check for any fatal errors?</text:p>
        </text:list-item>
        <text:list-item>
          <text:p text:style-name="P317">Have you checked your PHP and web server error logs?</text:p>
          <text:p text:style-name="P326"/>
        </text:list-item>
      </text:list>
      <text:p text:style-name="P100">Still not having any luck? <text:s/>Open a new thread on one of the support forums and we'll respond as soon as possible.</text:p>
      <text:list xml:id="list7319213714695974402" text:style-name="L11">
        <text:list-item>
          <text:p text:style-name="P327"><text:a xlink:type="simple" xlink:href="http://wordpress.org/support/plugin/wp-statistics" text:style-name="Internet_20_link" text:visited-style-name="Visited_20_Internet_20_Link"><text:span text:style-name="T56">English Support Forum</text:span></text:a></text:p>
        </text:list-item>
        <text:list-item>
          <text:p text:style-name="P327"><text:a xlink:type="simple" xlink:href="http://forum.wp-parsi.com/forum/17-مشکلات-دیگر/" text:style-name="Internet_20_link" text:visited-style-name="Visited_20_Internet_20_Link"><text:span text:style-name="T56">Persian Support Forum</text:span></text:a></text:p>
        </text:list-item>
      </text:list>
      <text:h text:style-name="P268" text:outline-level="1"><text:bookmark-start text:name="__RefHeading__3135_199731881"/>Installation<text:bookmark-end text:name="__RefHeading__3135_199731881"/></text:h>
      <text:p text:style-name="P107">Installation is straight forward, you can either use WordPress' built in installation process or manually upload the files to the WordPress plugin directory.</text:p>
      <text:p text:style-name="P107">Once installed, go to the WordPress plugin page and activate WP <text:span text:style-name="T75">Statistics.</text:span></text:p>
      <text:p text:style-name="P107">You should then configure the settings found in the following sections, <text:span text:style-name="T81">at a minimum, check the sections on the GeoIP, browscap and exclusions</text:span>.</text:p>
      <text:h text:style-name="P263" text:outline-level="1"><text:bookmark-start text:name="__RefHeading__3137_199731881"/>Removal<text:bookmark-end text:name="__RefHeading__3137_199731881"/></text:h>
      <text:p text:style-name="P107">If you wish to remove WP Statistics, you can do so using the standard WordPress tools, however WP Statistics will NOT delete the statistical data or settings from the database using this method.</text:p>
      <text:p text:style-name="P108"><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7">You can then go to WordPress plugins page and disable/delete it <text:span text:style-name="T71">completely</text:span> from your site.</text:p>
      <text:h text:style-name="P261" text:outline-level="1"/>
      <text:h text:style-name="P264" text:outline-level="1"><text:bookmark-start text:name="__RefHeading__3312_1058324376"/>Manual <text:span text:style-name="T91">Removal</text:span><text:bookmark-end text:name="__RefHeading__3312_1058324376"/></text:h>
      <text:p text:style-name="P109">If you have to manually delete the plugin you can do so if you have access to phpMyAdmin or another SQL management tool on your hosting provider. <text:s/></text:p>
      <text:p text:style-name="P109">NOTE: You should not attempt to manually remove the plugin unless it is absolutely necessary and only if you understand all the steps involved.</text:p>
      <text:p text:style-name="P109">First, delete the plugin files which can be found in your WordPress/wp-content/plugins/wp-statistics folder.</text:p>
      <text:p text:style-name="P110">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0">Execute the following SQL commands:</text:p>
      <text:list xml:id="list2107035417347550034" text:style-name="L12">
        <text:list-item>
          <text:p text:style-name="P328">DELETE FROM `wp_options` WHERE `option_name` LIKE 'wp_statistics%'</text:p>
        </text:list-item>
        <text:list-item>
          <text:p text:style-name="P329">DELETE FROM `wp_<text:span text:style-name="T73">usermeta</text:span>` WHERE `<text:span text:style-name="T73">meta_key</text:span>` LIKE 'wp_statistics%'</text:p>
        </text:list-item>
        <text:list-item>
          <text:p text:style-name="P328">DROP TABLE IF EXISTS wp_statistics_useronline, wp_statistics_visit, wp_statistics_visitor, wp_statistics_exclusions, wp_statistics_pages, wp_statistics_historical, <text:span text:style-name="T101">wp_statistics_search</text:span></text:p>
        </text:list-item>
      </text:list>
      <text:h text:style-name="P264"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5"><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3"><draw:image xlink:href="Pictures/10000000000000C6000002765BB13591.png" xlink:type="simple" xlink:show="embed" xlink:actuate="onLoad"/></draw:frame>Each of these options will be discussed in the following sections. <text:s/></text:p>
      <text:p text:style-name="P138">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3"/>
      <text:h text:style-name="P269" text:outline-level="1"><text:bookmark-start text:name="__RefHeading__3487_1210138885"/>Dashboard Widgets<text:bookmark-end text:name="__RefHeading__3487_1210138885"/></text:h>
      <text:p text:style-name="P115"><text:span text:style-name="T77">WP Statistics includes a number of dashboard</text:span> widget<text:span text:style-name="T77">s</text:span> <text:span text:style-name="T77">you can add</text:span> if you have read access to WP Statistics. <text:s/></text:p>
      <text:p text:style-name="P117">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17">By default, the dashboard widgets are not displayed, with the exception of the Quick Stats widget. <text:s/>Users can individually enable them through the “Screen Options” drop down in the WordPress dashboard.</text:p>
      <text:p text:style-name="P118"><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5"><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4"/>
      <table:table table:name="Table37" table:style-name="Table37">
        <table:table-column table:style-name="Table37.A"/>
        <table:table-column table:style-name="Table37.B"/>
        <table:table-row table:style-name="Table37.1">
          <table:table-cell table:style-name="Table37.A1" office:value-type="string">
            <text:p text:style-name="P95">Widget</text:p>
          </table:table-cell>
          <table:table-cell table:style-name="Table37.B1" office:value-type="string">
            <text:p text:style-name="P96">Description</text:p>
          </table:table-cell>
        </table:table-row>
        <table:table-row>
          <table:table-cell table:style-name="Table37.A2" office:value-type="string">
            <text:p text:style-name="P116">Quick Stats</text:p>
          </table:table-cell>
          <table:table-cell table:style-name="Table37.B2" office:value-type="string">
            <text:p text:style-name="P116">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0">About</text:p>
          </table:table-cell>
          <table:table-cell table:style-name="Table37.B3" office:value-type="string">
            <text:p text:style-name="P117">This widget is not available on the dashboard.</text:p>
          </table:table-cell>
        </table:table-row>
        <table:table-row>
          <table:table-cell table:style-name="Table37.A4" office:value-type="string">
            <text:p text:style-name="P60">Hits Statistic<text:span text:style-name="T66">s</text:span></text:p>
          </table:table-cell>
          <table:table-cell table:style-name="Table37.B4" office:value-type="string">
            <text:p text:style-name="P62"><text:span text:style-name="T79">Due to space limitations, only 10 days are displayed</text:span>.</text:p>
          </table:table-cell>
        </table:table-row>
        <table:table-row>
          <table:table-cell table:style-name="Table37.A5" office:value-type="string">
            <text:p text:style-name="P60">Search Engine Referrals</text:p>
          </table:table-cell>
          <table:table-cell table:style-name="Table37.B5" office:value-type="string">
            <text:p text:style-name="P63"><text:span text:style-name="T79">Due to space limitations, only 10 days are displayed</text:span>.</text:p>
          </table:table-cell>
        </table:table-row>
      </table:table>
      <text:h text:style-name="P270"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2"><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264"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4"><draw:image xlink:href="Pictures/100000000000068400000354BFA7A65D.png" xlink:type="simple" xlink:show="embed" xlink:actuate="onLoad"/></draw:frame></text:p>
      <text:p text:style-name="P19">At the top are <text:span text:style-name="T98">nine</text:span> tabs, each one will be addressed <text:span text:style-name="T11">separately.</text:span> <text:s/></text:p>
      <text:h text:style-name="P284" text:outline-level="2"/>
      <text:h text:style-name="P296"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40"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2">Setting</text:p>
          </table:table-cell>
          <table:table-cell table:style-name="Table29.A1" office:value-type="string">
            <text:p text:style-name="P202">Values</text:p>
          </table:table-cell>
          <table:table-cell table:style-name="Table29.C1" office:value-type="string">
            <text:p text:style-name="P202">Description</text:p>
          </table:table-cell>
        </table:table-row>
        <table:table-row>
          <table:table-cell table:style-name="Table29.A2" office:value-type="string">
            <text:p text:style-name="P146">Hash IP Addresses </text:p>
          </table:table-cell>
          <table:table-cell table:style-name="Table29.B2" office:value-type="string">
            <text:p text:style-name="P146">On/Off</text:p>
          </table:table-cell>
          <table:table-cell table:style-name="Table29.C2" office:value-type="string">
            <text:p text:style-name="P146">This feature will not store IP addresses in the database but instead used a unique hash. The "Store entire user agent string" setting will be disabled if this is selected. </text:p>
            <text:p text:style-name="P146"/>
            <text:p text:style-name="P146">You will not be able to recover the IP addresses in the future to recover location information if this is enabled. </text:p>
            <text:p text:style-name="P146"/>
            <text:p text:style-name="P237">Once enabled all new visitors to your site will have their IP addresses stored as a hash, however previous visits will not be converted and you may want to purge your old data.</text:p>
            <text:p text:style-name="P237"/>
            <text:p text:style-name="P238"><text:span text:style-name="T65">You can also got to Statistics-&gt;Optimization-&gt;Updates and select “</text:span>Hash IP Addresses” <text:span text:style-name="T65">to update old entires in the database.</text:span></text:p>
          </table:table-cell>
        </table:table-row>
      </table:table>
      <text:h text:style-name="P341" text:outline-level="3"/>
      <text:h text:style-name="P341"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8">Setting</text:p>
          </table:table-cell>
          <table:table-cell table:style-name="Table1.A1" office:value-type="string">
            <text:p text:style-name="P218">Values</text:p>
          </table:table-cell>
          <table:table-cell table:style-name="Table1.C1" office:value-type="string">
            <text:p text:style-name="P218">Description</text:p>
          </table:table-cell>
        </table:table-row>
        <table:table-row>
          <table:table-cell table:style-name="Table1.A3" office:value-type="string">
            <text:p text:style-name="P140">User Online</text:p>
          </table:table-cell>
          <table:table-cell table:style-name="Table1.B3" office:value-type="string">
            <text:p text:style-name="P140">On/Off</text:p>
          </table:table-cell>
          <table:table-cell table:style-name="Table1.C3" office:value-type="string">
            <text:p text:style-name="P140">This enables/disables the tracking of users that are online <text:span text:style-name="T33">for</text:span> your site.</text:p>
          </table:table-cell>
        </table:table-row>
        <table:table-row>
          <table:table-cell table:style-name="Table1.A3" office:value-type="string">
            <text:p text:style-name="P140">Check for online users every</text:p>
          </table:table-cell>
          <table:table-cell table:style-name="Table1.B3" office:value-type="string">
            <text:p text:style-name="P140">Number</text:p>
          </table:table-cell>
          <table:table-cell table:style-name="Table1.C3" office:value-type="string">
            <text:p text:style-name="P140">If you have enabled Users Online tracking, this is how often they are checked for. <text:s/>If a user has not visited a page within this number of seconds, they will be considered offline.</text:p>
          </table:table-cell>
        </table:table-row>
      </table:table>
      <text:p text:style-name="P19"/>
      <text:h text:style-name="P342" text:outline-level="3"><text:soft-page-break/></text:h>
      <text:h text:style-name="P342"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7">Setting</text:p>
          </table:table-cell>
          <table:table-cell table:style-name="Table25.A1" office:value-type="string">
            <text:p text:style-name="P217">Values</text:p>
          </table:table-cell>
          <table:table-cell table:style-name="Table25.C1" office:value-type="string">
            <text:p text:style-name="P217">Description</text:p>
          </table:table-cell>
        </table:table-row>
        <table:table-row>
          <table:table-cell table:style-name="Table25.A2" office:value-type="string">
            <text:p text:style-name="P144">Visits</text:p>
          </table:table-cell>
          <table:table-cell table:style-name="Table25.B2" office:value-type="string">
            <text:p text:style-name="P144">On/Off</text:p>
          </table:table-cell>
          <table:table-cell table:style-name="Table25.C2" office:value-type="string">
            <text:p text:style-name="P144">This enables/disables the tracking of visits (hits) <text:span text:style-name="T33">for</text:span> your site.</text:p>
          </table:table-cell>
        </table:table-row>
      </table:table>
      <text:p text:style-name="P34"/>
      <text:h text:style-name="P342"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7">Setting</text:p>
          </table:table-cell>
          <table:table-cell table:style-name="Table26.A1" office:value-type="string">
            <text:p text:style-name="P217">Values</text:p>
          </table:table-cell>
          <table:table-cell table:style-name="Table26.C1" office:value-type="string">
            <text:p text:style-name="P217">Description</text:p>
          </table:table-cell>
        </table:table-row>
        <table:table-row>
          <table:table-cell table:style-name="Table26.A4" office:value-type="string">
            <text:p text:style-name="P144">Visitors</text:p>
          </table:table-cell>
          <table:table-cell table:style-name="Table26.B4" office:value-type="string">
            <text:p text:style-name="P144">On/Off</text:p>
          </table:table-cell>
          <table:table-cell table:style-name="Table26.C4" office:value-type="string">
            <text:p text:style-name="P144">This enables/disables the tracking of visitors <text:span text:style-name="T33">for</text:span> your site.</text:p>
          </table:table-cell>
        </table:table-row>
        <table:table-row>
          <table:table-cell table:style-name="Table26.A4" office:value-type="string">
            <text:p text:style-name="P144">Store entire user agent string</text:p>
          </table:table-cell>
          <table:table-cell table:style-name="Table26.B4" office:value-type="string">
            <text:p text:style-name="P144">On/Off</text:p>
          </table:table-cell>
          <table:table-cell table:style-name="Table26.C4" office:value-type="string">
            <text:p text:style-name="P144">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4">Coefficient per visitor</text:p>
          </table:table-cell>
          <table:table-cell table:style-name="Table26.B4" office:value-type="string">
            <text:p text:style-name="P144">Number</text:p>
          </table:table-cell>
          <table:table-cell table:style-name="Table26.C4" office:value-type="string">
            <text:p text:style-name="P193">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43" text:outline-level="3"/>
      <text:h text:style-name="P368"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7">Setting</text:p>
          </table:table-cell>
          <table:table-cell table:style-name="Table27.A1" office:value-type="string">
            <text:p text:style-name="P217">Values</text:p>
          </table:table-cell>
          <table:table-cell table:style-name="Table27.C1" office:value-type="string">
            <text:p text:style-name="P217">Description</text:p>
          </table:table-cell>
        </table:table-row>
        <table:table-row>
          <table:table-cell table:style-name="Table27.A4" office:value-type="string">
            <text:p text:style-name="P144">Pages</text:p>
          </table:table-cell>
          <table:table-cell table:style-name="Table27.B4" office:value-type="string">
            <text:p text:style-name="P144">On/Off</text:p>
          </table:table-cell>
          <table:table-cell table:style-name="Table27.C4" office:value-type="string">
            <text:p text:style-name="P144">This enables/disables the tracking of individual page hits.</text:p>
          </table:table-cell>
        </table:table-row>
        <table:table-row>
          <table:table-cell table:style-name="Table27.A4" office:value-type="string">
            <text:p text:style-name="P144">Track <text:span text:style-name="T40">a</text:span>ll <text:span text:style-name="T40">p</text:span>ages</text:p>
          </table:table-cell>
          <table:table-cell table:style-name="Table27.B4" office:value-type="string">
            <text:p text:style-name="P144">On/Off</text:p>
          </table:table-cell>
          <table:table-cell table:style-name="Table27.C4" office:value-type="string">
            <text:p text:style-name="P144">By default, page tracking only tracks <text:span text:style-name="T33">WordPress</text:span> pages and posts, however you can enabled tracking of all pages (like <text:span text:style-name="T33">category</text:span> pages, RSS feeds, etc.) with this option. <text:s/></text:p>
            <text:p text:style-name="P144"/>
            <text:p text:style-name="P144">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4">Strip parameters from URI</text:p>
          </table:table-cell>
          <table:table-cell table:style-name="Table27.B4" office:value-type="string">
            <text:p text:style-name="P246">On/Off</text:p>
          </table:table-cell>
          <table:table-cell table:style-name="Table27.C4" office:value-type="string">
            <text:p text:style-name="P246">By default the page tracking code tracks every unique URI, including the parameters after the ?. This can cause the same page to be tracked as multiple unique URI's which may not be appropriate.</text:p>
            <text:p text:style-name="P246"/>
            <text:p text:style-name="P246">This option cannot be activated if you are using the default setting for permalinks in WordPress. Likewise if your permalink setting contains a ? then this option will not be available.</text:p>
            <text:p text:style-name="P246"/>
            <text:p text:style-name="P246">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4">Disable hits column in post/pages list</text:p>
          </table:table-cell>
          <table:table-cell table:style-name="Table27.B5" office:value-type="string">
            <text:p text:style-name="P194">On/Off</text:p>
          </table:table-cell>
          <table:table-cell table:style-name="Table27.C5" office:value-type="string">
            <text:p text:style-name="P19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43" text:outline-level="3"/>
      <text:h text:style-name="P368"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7">Setting</text:p>
          </table:table-cell>
          <table:table-cell table:style-name="Table28.A1" office:value-type="string">
            <text:p text:style-name="P217">Values</text:p>
          </table:table-cell>
          <table:table-cell table:style-name="Table28.C1" office:value-type="string">
            <text:p text:style-name="P217">Description</text:p>
          </table:table-cell>
        </table:table-row>
        <table:table-row>
          <table:table-cell table:style-name="Table28.A4" office:value-type="string">
            <text:p text:style-name="P144">Show stats in menu bar</text:p>
          </table:table-cell>
          <table:table-cell table:style-name="Table28.B4" office:value-type="string">
            <text:p text:style-name="P144">Yes/No</text:p>
          </table:table-cell>
          <table:table-cell table:style-name="Table28.C4" office:value-type="string">
            <text:p text:style-name="P144">This enables/disables the admin menu bar for WP Statistics. <text:s/></text:p>
            <text:p text:style-name="P144"/>
            <text:p text:style-name="P144">Note: As the WP Statistics menu bar displays visitor stats, it adds load to your database for each admin page load.</text:p>
          </table:table-cell>
        </table:table-row>
        <table:table-row>
          <table:table-cell table:style-name="Table28.A4" office:value-type="string">
            <text:p text:style-name="P144">Hide admin notices about non active features</text:p>
          </table:table-cell>
          <table:table-cell table:style-name="Table28.B4" office:value-type="string">
            <text:p text:style-name="P144">On/Off</text:p>
          </table:table-cell>
          <table:table-cell table:style-name="Table28.C4" office:value-type="string">
            <text:p text:style-name="P19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4">Delete the manual</text:p>
          </table:table-cell>
          <table:table-cell table:style-name="Table28.B4" office:value-type="string">
            <text:p text:style-name="P199">On/Off</text:p>
          </table:table-cell>
          <table:table-cell table:style-name="Table28.C4" office:value-type="string">
            <text:p text:style-name="P193">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6">Setting</text:p>
          </table:table-cell>
          <table:table-cell table:style-name="Table2.A1" office:value-type="string">
            <text:p text:style-name="P216">Values</text:p>
          </table:table-cell>
          <table:table-cell table:style-name="Table2.C1" office:value-type="string">
            <text:p text:style-name="P216">Description</text:p>
          </table:table-cell>
        </table:table-row>
        <table:table-row>
          <table:table-cell table:style-name="Table2.A8" office:value-type="string">
            <text:p text:style-name="P152">Add page title to empty search words</text:p>
          </table:table-cell>
          <table:table-cell table:style-name="Table2.B8" office:value-type="string">
            <text:p text:style-name="P151">On/Off</text:p>
          </table:table-cell>
          <table:table-cell table:style-name="Table2.C8" office:value-type="string">
            <text:p text:style-name="P152">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2">Baidu</text:p>
          </table:table-cell>
          <table:table-cell table:style-name="Table2.B8" office:value-type="string">
            <text:p text:style-name="P141">On/Off</text:p>
          </table:table-cell>
          <table:table-cell table:style-name="Table2.C8" office:value-type="string">
            <text:p text:style-name="P152">Enable/disable Baidu.</text:p>
          </table:table-cell>
        </table:table-row>
        <table:table-row>
          <table:table-cell table:style-name="Table2.A8" office:value-type="string">
            <text:p text:style-name="P152">Bing</text:p>
          </table:table-cell>
          <table:table-cell table:style-name="Table2.B8" office:value-type="string">
            <text:p text:style-name="P141">On/Off</text:p>
          </table:table-cell>
          <table:table-cell table:style-name="Table2.C8" office:value-type="string">
            <text:p text:style-name="P152">Enable/disable Bing.</text:p>
          </table:table-cell>
        </table:table-row>
        <table:table-row>
          <table:table-cell table:style-name="Table2.A8" office:value-type="string">
            <text:p text:style-name="P152">clearch.org </text:p>
          </table:table-cell>
          <table:table-cell table:style-name="Table2.B8" office:value-type="string">
            <text:p text:style-name="P145">On/Off</text:p>
          </table:table-cell>
          <table:table-cell table:style-name="Table2.C8" office:value-type="string">
            <text:p text:style-name="P154">Enable/disable <text:span text:style-name="T50">clearch.org.</text:span></text:p>
          </table:table-cell>
        </table:table-row>
        <table:table-row>
          <table:table-cell table:style-name="Table2.A8" office:value-type="string">
            <text:p text:style-name="P152">DuckDuckGo</text:p>
          </table:table-cell>
          <table:table-cell table:style-name="Table2.B8" office:value-type="string">
            <text:p text:style-name="P141">On/Off</text:p>
          </table:table-cell>
          <table:table-cell table:style-name="Table2.C8" office:value-type="string">
            <text:p text:style-name="P152">Enable/disable DuckDuckGo.</text:p>
          </table:table-cell>
        </table:table-row>
        <text:soft-page-break/>
        <table:table-row>
          <table:table-cell table:style-name="Table2.A8" office:value-type="string">
            <text:p text:style-name="P152">Google</text:p>
          </table:table-cell>
          <table:table-cell table:style-name="Table2.B8" office:value-type="string">
            <text:p text:style-name="P141">On/Off</text:p>
          </table:table-cell>
          <table:table-cell table:style-name="Table2.C8" office:value-type="string">
            <text:p text:style-name="P152">Enable/disable Google.</text:p>
          </table:table-cell>
        </table:table-row>
        <table:table-row>
          <table:table-cell table:style-name="Table2.A8" office:value-type="string">
            <text:p text:style-name="P152">Yahoo!</text:p>
          </table:table-cell>
          <table:table-cell table:style-name="Table2.B8" office:value-type="string">
            <text:p text:style-name="P141">On/Off</text:p>
          </table:table-cell>
          <table:table-cell table:style-name="Table2.C8" office:value-type="string">
            <text:p text:style-name="P152">Enable/disable Yahoo!.</text:p>
          </table:table-cell>
        </table:table-row>
        <table:table-row>
          <table:table-cell table:style-name="Table2.A9" office:value-type="string">
            <text:p text:style-name="P152">Yandex</text:p>
          </table:table-cell>
          <table:table-cell table:style-name="Table2.B9" office:value-type="string">
            <text:p text:style-name="P141">On/Off</text:p>
          </table:table-cell>
          <table:table-cell table:style-name="Table2.C9" office:value-type="string">
            <text:p text:style-name="P152">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45"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5">Setting</text:p>
          </table:table-cell>
          <table:table-cell table:style-name="Table5.A1" office:value-type="string">
            <text:p text:style-name="P215">Values</text:p>
          </table:table-cell>
          <table:table-cell table:style-name="Table5.C1" office:value-type="string">
            <text:p text:style-name="P215">Description</text:p>
          </table:table-cell>
        </table:table-row>
        <table:table-row>
          <table:table-cell table:style-name="Table5.A2" office:value-type="string">
            <text:p text:style-name="P155">Include totals</text:p>
          </table:table-cell>
          <table:table-cell table:style-name="Table5.B2" office:value-type="string">
            <text:p text:style-name="P142">On/Off</text:p>
          </table:table-cell>
          <table:table-cell table:style-name="Table5.C2" office:value-type="string">
            <text:p text:style-name="P153"><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46" text:outline-level="3">Languages</text:h>
      <text:p text:style-name="P48">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9">Setting</text:p>
          </table:table-cell>
          <table:table-cell table:style-name="Table42.A1" office:value-type="string">
            <text:p text:style-name="P229">Values</text:p>
          </table:table-cell>
          <table:table-cell table:style-name="Table42.C1" office:value-type="string">
            <text:p text:style-name="P229">Description</text:p>
          </table:table-cell>
        </table:table-row>
        <table:table-row>
          <table:table-cell table:style-name="Table42.A2" office:value-type="string">
            <text:p text:style-name="P156">Force English</text:p>
          </table:table-cell>
          <table:table-cell table:style-name="Table42.B2" office:value-type="string">
            <text:p text:style-name="P150">On/Off</text:p>
          </table:table-cell>
          <table:table-cell table:style-name="Table42.C2" office:value-type="string">
            <text:p text:style-name="P156">By default WP Statistics uses the language that the WordPress administrative console is set to to display all strings. <text:s/>This setting will override that behaviour and instead use English.</text:p>
          </table:table-cell>
        </table:table-row>
      </table:table>
      <text:p text:style-name="P10"/>
      <text:h text:style-name="P293" text:outline-level="2">Notifications</text:h>
      <text:h text:style-name="P347" text:outline-level="3">Common Report Options</text:h>
      <text:p text:style-name="P112">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4">Setting</text:p>
          </table:table-cell>
          <table:table-cell table:style-name="Table35.A1" office:value-type="string">
            <text:p text:style-name="P224">Values</text:p>
          </table:table-cell>
          <table:table-cell table:style-name="Table35.C1" office:value-type="string">
            <text:p text:style-name="P224">Description</text:p>
          </table:table-cell>
        </table:table-row>
        <table:table-row>
          <table:table-cell table:style-name="Table35.A2" office:value-type="string">
            <text:p text:style-name="P157">E-mail addresses</text:p>
          </table:table-cell>
          <table:table-cell table:style-name="Table35.B2" office:value-type="string">
            <text:p text:style-name="P243">Comma separated list</text:p>
          </table:table-cell>
          <table:table-cell table:style-name="Table35.C2" office:value-type="string">
            <text:p text:style-name="P243">This is a comma separated list of e-mail addresses to send the report too if e-mail was selected in the option above. <text:s/>By default this will be the WordPress admin e-mail address.</text:p>
          </table:table-cell>
        </table:table-row>
      </table:table>
      <text:p text:style-name="Standard"/>
      <text:h text:style-name="P347" text:outline-level="3">Update Reports</text:h>
      <text:p text:style-name="P112">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4">Setting</text:p>
          </table:table-cell>
          <table:table-cell table:style-name="Table36.A1" office:value-type="string">
            <text:p text:style-name="P224">Values</text:p>
          </table:table-cell>
          <table:table-cell table:style-name="Table36.C1" office:value-type="string">
            <text:p text:style-name="P224">Description</text:p>
          </table:table-cell>
        </table:table-row>
        <table:table-row>
          <table:table-cell table:style-name="Table36.A5" office:value-type="string">
            <text:p text:style-name="P161">Browscap</text:p>
          </table:table-cell>
          <table:table-cell table:style-name="Table36.B5" office:value-type="string">
            <text:p text:style-name="P147">On/Off</text:p>
          </table:table-cell>
          <table:table-cell table:style-name="Table36.C5" office:value-type="string">
            <text:p text:style-name="P161">Send a report whenever the browscap.ini is updated. <text:s/><text:span text:style-name="T75">See the browscap tab to enable automatic updates.</text:span></text:p>
          </table:table-cell>
        </table:table-row>
        <table:table-row>
          <table:table-cell table:style-name="Table36.A5" office:value-type="string">
            <text:p text:style-name="P161">GeoIP </text:p>
          </table:table-cell>
          <table:table-cell table:style-name="Table36.B5" office:value-type="string">
            <text:p text:style-name="P147">On/Off</text:p>
          </table:table-cell>
          <table:table-cell table:style-name="Table36.C5" office:value-type="string">
            <text:p text:style-name="P161">Send a report whenever the GeoIP database is updated. <text:s/><text:span text:style-name="T75">See the GeoIP tab to enable automatic updates.</text:span></text:p>
          </table:table-cell>
        </table:table-row>
        <table:table-row>
          <table:table-cell table:style-name="Table36.A5" office:value-type="string">
            <text:p text:style-name="P161">Pruning </text:p>
          </table:table-cell>
          <table:table-cell table:style-name="Table36.B5" office:value-type="string">
            <text:p text:style-name="P147">On/Off</text:p>
          </table:table-cell>
          <table:table-cell table:style-name="Table36.C5" office:value-type="string">
            <text:p text:style-name="P161">Send a report whenever the pruning of database is run. <text:s/><text:span text:style-name="T75">See the Maintenance tab to enable automatic pruning.</text:span></text:p>
          </table:table-cell>
        </table:table-row>
        <table:table-row>
          <table:table-cell table:style-name="Table36.A5" office:value-type="string">
            <text:p text:style-name="P161">Upgrade </text:p>
          </table:table-cell>
          <table:table-cell table:style-name="Table36.B5" office:value-type="string">
            <text:p text:style-name="P147">On/Off</text:p>
          </table:table-cell>
          <table:table-cell table:style-name="Table36.C5" office:value-type="string">
            <text:p text:style-name="P161">Send a report whenever the plugin is upgraded.</text:p>
          </table:table-cell>
        </table:table-row>
      </table:table>
      <text:p text:style-name="P14"/>
      <text:h text:style-name="P344" text:outline-level="3"/>
      <text:h text:style-name="P369"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5">Setting</text:p>
          </table:table-cell>
          <table:table-cell table:style-name="Table3.A1" office:value-type="string">
            <text:p text:style-name="P215">Values</text:p>
          </table:table-cell>
          <table:table-cell table:style-name="Table3.C1" office:value-type="string">
            <text:p text:style-name="P215">Description</text:p>
          </table:table-cell>
        </table:table-row>
        <table:table-row>
          <table:table-cell table:style-name="Table3.A5" office:value-type="string">
            <text:p text:style-name="P157">Statistical reporting</text:p>
          </table:table-cell>
          <table:table-cell table:style-name="Table3.B5" office:value-type="string">
            <text:p text:style-name="P142">On/Off</text:p>
          </table:table-cell>
          <table:table-cell table:style-name="Table3.C5" office:value-type="string">
            <text:p text:style-name="P157">Enable/disable the reporting.</text:p>
          </table:table-cell>
        </table:table-row>
        <table:table-row>
          <table:table-cell table:style-name="Table3.A5" office:value-type="string">
            <text:p text:style-name="P157">Schedule </text:p>
          </table:table-cell>
          <table:table-cell table:style-name="Table3.B5" office:value-type="string">
            <text:p text:style-name="P159">Hourly/</text:p>
            <text:p text:style-name="P159">Twice <text:span text:style-name="T48">D</text:span>aily/</text:p>
            <text:p text:style-name="P159">Daily/</text:p>
            <text:p text:style-name="P196">Weekly/</text:p>
            <text:p text:style-name="P196">Bi-Weekly/</text:p>
            <text:p text:style-name="P196">Every 4 Weeks</text:p>
          </table:table-cell>
          <table:table-cell table:style-name="Table3.C5" office:value-type="string">
            <text:p text:style-name="P157">How often to send the report.</text:p>
          </table:table-cell>
        </table:table-row>
        <table:table-row>
          <table:table-cell table:style-name="Table3.A4" office:value-type="string">
            <text:p text:style-name="P157">Send reports via</text:p>
          </table:table-cell>
          <table:table-cell table:style-name="Table3.B4" office:value-type="string">
            <text:p text:style-name="P157">Email/SMS</text:p>
          </table:table-cell>
          <table:table-cell table:style-name="Table3.C4" office:value-type="string">
            <text:p text:style-name="P157">How to send the report, the blog's admin email address is used if email is selected.</text:p>
            <text:p text:style-name="P157"/>
            <text:p text:style-name="P15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7">Report body</text:p>
          </table:table-cell>
          <table:table-cell table:style-name="Table3.B5" office:value-type="string">
            <text:p text:style-name="P157">Text</text:p>
          </table:table-cell>
          <table:table-cell table:style-name="Table3.C5" office:value-type="string">
            <text:p text:style-name="P160">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60"/>
            <text:p text:style-name="P239">As of WP Statistics 8.0 the old variables have been removed and the upgrade process will automatically replace them with the appropriate short codes.</text:p>
          </table:table-cell>
        </table:table-row>
      </table:table>
      <text:p text:style-name="P87"/>
      <text:h text:style-name="P297" text:outline-level="2"><text:span text:style-name="T80">Dashboard/</text:span>Overview</text:h>
      <text:p text:style-name="P35">The <text:span text:style-name="T46">Overview</text:span> page has <text:span text:style-name="T85">3</text:span> subsections to it; <text:span text:style-name="T46">Map, Post/Page Editor and Widgets to Display</text:span>.</text:p>
      <text:h text:style-name="P348" text:outline-level="3">Dashboard</text:h>
      <text:p text:style-name="P44">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5">Setting</text:p>
          </table:table-cell>
          <table:table-cell table:style-name="Table38.A1" office:value-type="string">
            <text:p text:style-name="P225">Values</text:p>
          </table:table-cell>
          <table:table-cell table:style-name="Table38.C1" office:value-type="string">
            <text:p text:style-name="P225">Description</text:p>
          </table:table-cell>
        </table:table-row>
        <table:table-row>
          <table:table-cell table:style-name="Table38.A2" office:value-type="string">
            <text:p text:style-name="P245">Disable dashboard widgets</text:p>
          </table:table-cell>
          <table:table-cell table:style-name="Table38.B2" office:value-type="string">
            <text:p text:style-name="P148">On/Off</text:p>
          </table:table-cell>
          <table:table-cell table:style-name="Table38.C2" office:value-type="string">
            <text:p text:style-name="P197"><text:span text:style-name="T80">If you wish to disable the dashboard widgets for all users, you can do so by enabling this option</text:span>.</text:p>
          </table:table-cell>
        </table:table-row>
      </table:table>
      <text:h text:style-name="P349" text:outline-level="3">Post/Page Editor</text:h>
      <text:p text:style-name="P35">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4">Setting</text:p>
          </table:table-cell>
          <table:table-cell table:style-name="Table4.A1" office:value-type="string">
            <text:p text:style-name="P214">Values</text:p>
          </table:table-cell>
          <table:table-cell table:style-name="Table4.C1" office:value-type="string">
            <text:p text:style-name="P214">Description</text:p>
          </table:table-cell>
        </table:table-row>
        <table:table-row>
          <table:table-cell table:style-name="Table4.A2" office:value-type="string">
            <text:p text:style-name="P158">Disable post/page editor widget </text:p>
          </table:table-cell>
          <table:table-cell table:style-name="Table4.B2" office:value-type="string">
            <text:p text:style-name="P149">On/Off</text:p>
          </table:table-cell>
          <table:table-cell table:style-name="Table4.C2" office:value-type="string">
            <text:p text:style-name="P248">WP Statistics will include a 20 days page hit chart on the post and page editor screens in WordPress. <text:s/>This option will disable this for your site.</text:p>
          </table:table-cell>
        </table:table-row>
      </table:table>
      <text:h text:style-name="P350"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8">Setting</text:p>
          </table:table-cell>
          <table:table-cell table:style-name="Table41.A1" office:value-type="string">
            <text:p text:style-name="P228">Values</text:p>
          </table:table-cell>
          <table:table-cell table:style-name="Table41.C1" office:value-type="string">
            <text:p text:style-name="P228">Description</text:p>
          </table:table-cell>
        </table:table-row>
        <table:table-row>
          <table:table-cell table:style-name="Table41.A4" office:value-type="string">
            <text:p text:style-name="P162">Map type</text:p>
          </table:table-cell>
          <table:table-cell table:style-name="Table41.B4" office:value-type="string">
            <text:p text:style-name="P198">Google/</text:p>
            <text:p text:style-name="P198">JQVMap</text:p>
          </table:table-cell>
          <table:table-cell table:style-name="Table41.C4" office:value-type="string">
            <text:p text:style-name="P19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62">Disable map</text:p>
          </table:table-cell>
          <table:table-cell table:style-name="Table41.B4" office:value-type="string">
            <text:p text:style-name="P149">On/Off</text:p>
          </table:table-cell>
          <table:table-cell table:style-name="Table41.C4" office:value-type="string">
            <text:p text:style-name="P162">By default the map is displayed in the overview page, however it can be disabled with this option.</text:p>
          </table:table-cell>
        </table:table-row>
        <table:table-row>
          <table:table-cell table:style-name="Table41.A4" office:value-type="string">
            <text:p text:style-name="P162">Get country location from Google</text:p>
          </table:table-cell>
          <table:table-cell table:style-name="Table41.B4" office:value-type="string">
            <text:p text:style-name="P149">On/Off</text:p>
          </table:table-cell>
          <table:table-cell table:style-name="Table41.C4" office:value-type="string">
            <text:p text:style-name="P16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1"/>
      <text:h text:style-name="P370" text:outline-level="3">Widgets to Display</text:h>
      <text:p text:style-name="P35">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277" text:outline-level="2"/>
      <text:h text:style-name="P293"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51"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3447068025256538189" text:style-name="L13">
        <text:list-item>
          <text:p text:style-name="P330">manage_network = Super Admin Network</text:p>
        </text:list-item>
        <text:list-item>
          <text:p text:style-name="P330">manage_options = Administrator</text:p>
        </text:list-item>
        <text:list-item>
          <text:p text:style-name="P330">edit_others_posts = Editor</text:p>
        </text:list-item>
        <text:list-item>
          <text:p text:style-name="P330">publish_posts = Author</text:p>
        </text:list-item>
        <text:list-item>
          <text:p text:style-name="P330">edit_posts = Contributor</text:p>
        </text:list-item>
        <text:list-item>
          <text:p text:style-name="P330">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30">Setting</text:p>
          </table:table-cell>
          <table:table-cell table:style-name="Table6.A1" office:value-type="string">
            <text:p text:style-name="P230">Values</text:p>
          </table:table-cell>
          <table:table-cell table:style-name="Table6.C1" office:value-type="string">
            <text:p text:style-name="P230">Description</text:p>
          </table:table-cell>
        </table:table-row>
        <table:table-row>
          <table:table-cell table:style-name="Table6.A2" office:value-type="string">
            <text:p text:style-name="P254">Required user level to view WP Statistics</text:p>
          </table:table-cell>
          <table:table-cell table:style-name="Table6.B2" office:value-type="string">
            <text:p text:style-name="P254">WordPress Role</text:p>
          </table:table-cell>
          <table:table-cell table:style-name="Table6.C2" office:value-type="string">
            <text:p text:style-name="P254">This will be the minimum role required to access the statistics pages. <text:s/>This will not provide access to the settings or optimization pages.</text:p>
          </table:table-cell>
        </table:table-row>
        <table:table-row>
          <table:table-cell table:style-name="Table6.A3" office:value-type="string">
            <text:p text:style-name="P254">Required user level to manage WP Statistics</text:p>
          </table:table-cell>
          <table:table-cell table:style-name="Table6.B3" office:value-type="string">
            <text:p text:style-name="P254">WordPress Role</text:p>
          </table:table-cell>
          <table:table-cell table:style-name="Table6.C3" office:value-type="string">
            <text:p text:style-name="P254">This will be the minimum role required to fully administrate WP Statistics.</text:p>
          </table:table-cell>
        </table:table-row>
      </table:table>
      <text:h text:style-name="P280" text:outline-level="2"/>
      <text:h text:style-name="P298" text:outline-level="2">Exclusions</text:h>
      <text:p text:style-name="P49">The <text:span text:style-name="T12">Exclusions</text:span> page has <text:span text:style-name="T96">6</text:span> subsections to it; <text:span text:style-name="T12">Exclusions, Excluded User Roles, IP/Robot Exclusions, GeoIP Exclusions, Host Exclusions and Site URL Exclusions</text:span>.</text:p>
      <text:h text:style-name="P352"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3">Setting</text:p>
          </table:table-cell>
          <table:table-cell table:style-name="Table8.A1" office:value-type="string">
            <text:p text:style-name="P213">Values</text:p>
          </table:table-cell>
          <table:table-cell table:style-name="Table8.C1" office:value-type="string">
            <text:p text:style-name="P213">Description</text:p>
          </table:table-cell>
        </table:table-row>
        <table:table-row>
          <table:table-cell table:style-name="Table8.A2" office:value-type="string">
            <text:p text:style-name="P163">Record <text:span text:style-name="T41">e</text:span>xclusions</text:p>
          </table:table-cell>
          <table:table-cell table:style-name="Table8.B2" office:value-type="string">
            <text:p text:style-name="P143">On/Off</text:p>
          </table:table-cell>
          <table:table-cell table:style-name="Table8.C2" office:value-type="string">
            <text:p text:style-name="P16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52"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3">Setting</text:p>
          </table:table-cell>
          <table:table-cell table:style-name="Table7.A1" office:value-type="string">
            <text:p text:style-name="P213">Values</text:p>
          </table:table-cell>
          <table:table-cell table:style-name="Table7.C1" office:value-type="string">
            <text:p text:style-name="P213">Description</text:p>
          </table:table-cell>
        </table:table-row>
        <table:table-row>
          <table:table-cell table:style-name="Table7.A6" office:value-type="string">
            <text:p text:style-name="P163">Administrator</text:p>
          </table:table-cell>
          <table:table-cell table:style-name="Table7.B6" office:value-type="string">
            <text:p text:style-name="P143">On/Off</text:p>
          </table:table-cell>
          <table:table-cell table:style-name="Table7.C6" office:value-type="string">
            <text:p text:style-name="P163">The Administrator role.</text:p>
          </table:table-cell>
        </table:table-row>
        <table:table-row>
          <table:table-cell table:style-name="Table7.A6" office:value-type="string">
            <text:p text:style-name="P163">Editor</text:p>
          </table:table-cell>
          <table:table-cell table:style-name="Table7.B6" office:value-type="string">
            <text:p text:style-name="P143">On/Off</text:p>
          </table:table-cell>
          <table:table-cell table:style-name="Table7.C6" office:value-type="string">
            <text:p text:style-name="P163">The Editor role.</text:p>
          </table:table-cell>
        </table:table-row>
        <table:table-row>
          <table:table-cell table:style-name="Table7.A6" office:value-type="string">
            <text:p text:style-name="P163">Author</text:p>
          </table:table-cell>
          <table:table-cell table:style-name="Table7.B6" office:value-type="string">
            <text:p text:style-name="P143">On/Off</text:p>
          </table:table-cell>
          <table:table-cell table:style-name="Table7.C6" office:value-type="string">
            <text:p text:style-name="P163">The Author role.</text:p>
          </table:table-cell>
        </table:table-row>
        <table:table-row>
          <table:table-cell table:style-name="Table7.A6" office:value-type="string">
            <text:p text:style-name="P163">Contributor</text:p>
          </table:table-cell>
          <table:table-cell table:style-name="Table7.B6" office:value-type="string">
            <text:p text:style-name="P143">On/Off</text:p>
          </table:table-cell>
          <table:table-cell table:style-name="Table7.C6" office:value-type="string">
            <text:p text:style-name="P163">The Contributor role.</text:p>
          </table:table-cell>
        </table:table-row>
        <table:table-row table:style-name="Table7.6">
          <table:table-cell table:style-name="Table7.A6" office:value-type="string">
            <text:p text:style-name="P163">Subscriber</text:p>
          </table:table-cell>
          <table:table-cell table:style-name="Table7.B6" office:value-type="string">
            <text:p text:style-name="P143">On/Off</text:p>
          </table:table-cell>
          <table:table-cell table:style-name="Table7.C6" office:value-type="string">
            <text:p text:style-name="P163">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53" text:outline-level="3"/>
      <text:h text:style-name="P371"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2">Setting</text:p>
          </table:table-cell>
          <table:table-cell table:style-name="Table9.A1" office:value-type="string">
            <text:p text:style-name="P212">Values</text:p>
          </table:table-cell>
          <table:table-cell table:style-name="Table9.C1" office:value-type="string">
            <text:p text:style-name="P212">Description</text:p>
          </table:table-cell>
        </table:table-row>
        <table:table-row>
          <table:table-cell table:style-name="Table9.A4" office:value-type="string">
            <text:p text:style-name="P164">Robot <text:span text:style-name="T41">l</text:span>ist</text:p>
          </table:table-cell>
          <table:table-cell table:style-name="Table9.B4" office:value-type="string">
            <text:p text:style-name="P164">Text</text:p>
          </table:table-cell>
          <table:table-cell table:style-name="Table9.C4" office:value-type="string">
            <text:p text:style-name="P164">A list of words (one per line) to match against to detect robots. Entries must be at least 4 characters long or they will be ignored.</text:p>
            <text:p text:style-name="P164"/>
            <text:p text:style-name="P16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4">Force robot list update after upgrades</text:p>
          </table:table-cell>
          <table:table-cell table:style-name="Table9.B4" office:value-type="string">
            <text:p text:style-name="P200">On/Off</text:p>
          </table:table-cell>
          <table:table-cell table:style-name="Table9.C4" office:value-type="string">
            <text:p text:style-name="P165">Force the robot list to be reset to the default after an update to WP Statistics takes place. </text:p>
            <text:p text:style-name="P165"/>
            <text:p text:style-name="P165">Note if this option is enabled any custom robots you have added to the list will be lost.</text:p>
          </table:table-cell>
        </table:table-row>
        <table:table-row>
          <table:table-cell table:style-name="Table9.A4" office:value-type="string">
            <text:p text:style-name="P164">Robot visit threshold</text:p>
          </table:table-cell>
          <table:table-cell table:style-name="Table9.B4" office:value-type="string">
            <text:p text:style-name="P249">Number</text:p>
          </table:table-cell>
          <table:table-cell table:style-name="Table9.C4" office:value-type="string">
            <text:p text:style-name="P164">Treat visitors with more than this number of visits per day as robots. 0 = disabled. </text:p>
            <text:p text:style-name="P164"/>
            <text:p text:style-name="P249">Be careful of setting this number too low as you may exclude too many people from the statistics. <text:s/></text:p>
          </table:table-cell>
        </table:table-row>
        <table:table-row>
          <table:table-cell table:style-name="Table9.A8" office:value-type="string">
            <text:p text:style-name="P164">Excluded IP <text:span text:style-name="T41">a</text:span>ddress <text:span text:style-name="T41">l</text:span>ist</text:p>
          </table:table-cell>
          <table:table-cell table:style-name="Table9.B8" office:value-type="string">
            <text:p text:style-name="P164">Text</text:p>
          </table:table-cell>
          <table:table-cell table:style-name="Table9.C8" office:value-type="string">
            <text:p text:style-name="P164">A list of IP addresses and subnet masks (one per line) to exclude from statistics collection (both 192.168.0.0/24 and 192.168.0.0/255.255.255.0 formats are accepted). To specify an IP address only, use a subnet value of 32 or 255.255.255.255.</text:p>
            <text:p text:style-name="P164"/>
            <text:p text:style-name="P164">WARNING: This is a VERY powerful feature which can be miss configured to exclude too many hits. <text:s/>Be careful to use the right subnet for the addresses you want to exclude.</text:p>
            <text:p text:style-name="P164"/>
            <text:p text:style-name="P122">Note that only IP v4 addresses are supported at this time.</text:p>
            <text:p text:style-name="P122"/>
            <text:p text:style-name="P122"><text:soft-page-break/></text:p>
          </table:table-cell>
        </table:table-row>
        <table:table-row>
          <table:table-cell table:style-name="Table9.A8" office:value-type="string">
            <text:p text:style-name="P164">Use honey pot</text:p>
          </table:table-cell>
          <table:table-cell table:style-name="Table9.B8" office:value-type="string">
            <text:p text:style-name="P250">On/Off</text:p>
          </table:table-cell>
          <table:table-cell table:style-name="Table9.C8" office:value-type="string">
            <text:p text:style-name="P250">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4">Honey pot post id </text:p>
          </table:table-cell>
          <table:table-cell table:style-name="Table9.B8" office:value-type="string">
            <text:p text:style-name="P250">Number</text:p>
          </table:table-cell>
          <table:table-cell table:style-name="Table9.C8" office:value-type="string">
            <text:p text:style-name="P250">The post ID of the page/post you wish to use as the honey pot, a hidden link will be added near the bottom of each page on your site. <text:s/>Users will not see this link but crawlers which simply parse the HTML will and then follow it.</text:p>
            <text:p text:style-name="P250"/>
            <text:p text:style-name="P251"><text:span text:style-name="T86">WP Statistics can create a new honey pot post by simply checking the “</text:span>Create a new honey pot <text:span text:style-name="T90">page</text:span>” <text:span text:style-name="T86">option.</text:span></text:p>
          </table:table-cell>
        </table:table-row>
        <table:table-row>
          <table:table-cell table:style-name="Table9.A8" office:value-type="string">
            <text:p text:style-name="P164">Treat corrupt browser info as a bot </text:p>
          </table:table-cell>
          <table:table-cell table:style-name="Table9.B8" office:value-type="string">
            <text:p text:style-name="P255">On/Off</text:p>
          </table:table-cell>
          <table:table-cell table:style-name="Table9.C8" office:value-type="string">
            <text:p text:style-name="P255">If WP Statistics finds corrupt or missing information for the IP address or User Agent string, enabling this option will exclude the visitor/visit from the statistics. </text:p>
          </table:table-cell>
        </table:table-row>
      </table:table>
      <text:p text:style-name="Text_20_body"/>
      <text:h text:style-name="P354" text:outline-level="3"><text:span text:style-name="T83">Geo</text:span>IP Exclusions</text:h>
      <text:p text:style-name="P45">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6">Setting</text:p>
          </table:table-cell>
          <table:table-cell table:style-name="Table39.A1" office:value-type="string">
            <text:p text:style-name="P226">Values</text:p>
          </table:table-cell>
          <table:table-cell table:style-name="Table39.C1" office:value-type="string">
            <text:p text:style-name="P226">Description</text:p>
          </table:table-cell>
        </table:table-row>
        <table:table-row>
          <table:table-cell table:style-name="Table39.A2" office:value-type="string">
            <text:p text:style-name="P166">Excluded countries list </text:p>
          </table:table-cell>
          <table:table-cell table:style-name="Table39.B2" office:value-type="string">
            <text:p text:style-name="P166">Text</text:p>
          </table:table-cell>
          <table:table-cell table:style-name="Table39.C2" office:value-type="string">
            <text:p text:style-name="P166">A list of country codes (one per line, two letters each) to exclude from statistics collection. </text:p>
            <text:p text:style-name="P166"/>
            <text:p text:style-name="P166">Use "000" (three zeros) to exclude unknown countries. </text:p>
          </table:table-cell>
        </table:table-row>
        <table:table-row>
          <table:table-cell table:style-name="Table39.A3" office:value-type="string">
            <text:p text:style-name="P166">Included countries list </text:p>
          </table:table-cell>
          <table:table-cell table:style-name="Table39.B3" office:value-type="string">
            <text:p text:style-name="P247">Text</text:p>
          </table:table-cell>
          <table:table-cell table:style-name="Table39.C3" office:value-type="string">
            <text:p text:style-name="P166">A list of country codes (one per line, two letters each) to include in statistics collection, if this list is not empty, only visitors from the included countries will be recorded. </text:p>
            <text:p text:style-name="P166"/>
            <text:p text:style-name="P166">Use "000" (three zeros) to exclude unknown countries. </text:p>
          </table:table-cell>
        </table:table-row>
      </table:table>
      <text:p text:style-name="P56"/>
      <text:h text:style-name="P372" text:outline-level="3"><text:span text:style-name="T84">Host</text:span> Exclusions</text:h>
      <text:p text:style-name="P46">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7">Setting</text:p>
          </table:table-cell>
          <table:table-cell table:style-name="Table40.A1" office:value-type="string">
            <text:p text:style-name="P227">Values</text:p>
          </table:table-cell>
          <table:table-cell table:style-name="Table40.C1" office:value-type="string">
            <text:p text:style-name="P227">Description</text:p>
          </table:table-cell>
        </table:table-row>
        <table:table-row>
          <table:table-cell table:style-name="Table40.A2" office:value-type="string">
            <text:p text:style-name="P167">Excluded countries list </text:p>
          </table:table-cell>
          <table:table-cell table:style-name="Table40.B2" office:value-type="string">
            <text:p text:style-name="P167">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55"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11">Setting</text:p>
          </table:table-cell>
          <table:table-cell table:style-name="Table10.A1" office:value-type="string">
            <text:p text:style-name="P211">Values</text:p>
          </table:table-cell>
          <table:table-cell table:style-name="Table10.C1" office:value-type="string">
            <text:p text:style-name="P211">Description</text:p>
          </table:table-cell>
        </table:table-row>
        <table:table-row>
          <table:table-cell table:style-name="Table10.A6" office:value-type="string">
            <text:p text:style-name="P168">Excluded Login Page</text:p>
          </table:table-cell>
          <table:table-cell table:style-name="Table10.B6" office:value-type="string">
            <text:p text:style-name="P168">On/Off</text:p>
          </table:table-cell>
          <table:table-cell table:style-name="Table10.C6" office:value-type="string">
            <text:p text:style-name="P168">Exclude the login page.</text:p>
          </table:table-cell>
        </table:table-row>
        <table:table-row>
          <table:table-cell table:style-name="Table10.A6" office:value-type="string">
            <text:p text:style-name="P168">Excluded Admin Pages</text:p>
          </table:table-cell>
          <table:table-cell table:style-name="Table10.B6" office:value-type="string">
            <text:p text:style-name="P168">On/Off</text:p>
          </table:table-cell>
          <table:table-cell table:style-name="Table10.C6" office:value-type="string">
            <text:p text:style-name="P168">Exclude all admin pages.</text:p>
          </table:table-cell>
        </table:table-row>
        <table:table-row>
          <table:table-cell table:style-name="Table10.A4" office:value-type="string">
            <text:p text:style-name="P168">Excluded RSS feeds </text:p>
          </table:table-cell>
          <table:table-cell table:style-name="Table10.B4" office:value-type="string">
            <text:p text:style-name="P168">On/Off</text:p>
          </table:table-cell>
          <table:table-cell table:style-name="Table10.C4" office:value-type="string">
            <text:p text:style-name="P252">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8">Excluded 404 pages </text:p>
          </table:table-cell>
          <table:table-cell table:style-name="Table10.B6" office:value-type="string">
            <text:p text:style-name="P173">On/Off</text:p>
          </table:table-cell>
          <table:table-cell table:style-name="Table10.C6" office:value-type="string">
            <text:p text:style-name="P253">Exclude any URL that returns a "404 - Not Found" message.</text:p>
          </table:table-cell>
        </table:table-row>
        <table:table-row>
          <table:table-cell table:style-name="Table10.A6" office:value-type="string">
            <text:p text:style-name="P168">Excluded URLs list</text:p>
          </table:table-cell>
          <table:table-cell table:style-name="Table10.B6" office:value-type="string">
            <text:p text:style-name="P253">Text</text:p>
          </table:table-cell>
          <table:table-cell table:style-name="Table10.C6" office:value-type="string">
            <text:p text:style-name="P253">A list of URL's (one per line) to exclude from the statistics collection. <text:s/></text:p>
            <text:p text:style-name="P253"/>
            <text:p text:style-name="P253">These should NOT include any GET parameters they may not match the URL you expect.</text:p>
          </table:table-cell>
        </table:table-row>
      </table:table>
      <text:h text:style-name="P285" text:outline-level="2"><text:bookmark-start text:name="__RefHeading__1912_1908797909"/><text:soft-page-break/>Externals<text:bookmark-end text:name="__RefHeading__1912_1908797909"/></text:h>
      <text:p text:style-name="P132"><text:span text:style-name="T99">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8">The GeoIP settings allow you to configure the recording of country information for your visitors. <text:s/>This requires the download and use of an external database and is disabled by default.</text:p>
      <text:p text:style-name="P258"/>
      <text:p text:style-name="P133">Note: IP location services provided by GeoLite2 data created by MaxMind, available from <text:a xlink:type="simple" xlink:href="http://www.maxmind.com/" text:style-name="Internet_20_link" text:visited-style-name="Visited_20_Internet_20_Link">http://www.maxmind.com</text:a>.</text:p>
      <text:p text:style-name="P132"><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10">Setting</text:p>
          </table:table-cell>
          <table:table-cell table:style-name="Table11.A1" office:value-type="string">
            <text:p text:style-name="P210">Values</text:p>
          </table:table-cell>
          <table:table-cell table:style-name="Table11.C1" office:value-type="string">
            <text:p text:style-name="P210">Description</text:p>
          </table:table-cell>
        </table:table-row>
        <table:table-row>
          <table:table-cell table:style-name="Table11.A5" office:value-type="string">
            <text:p text:style-name="P175">GeoIP collection</text:p>
          </table:table-cell>
          <table:table-cell table:style-name="Table11.B5" office:value-type="string">
            <text:p text:style-name="P169">On/Off</text:p>
          </table:table-cell>
          <table:table-cell table:style-name="Table11.C5" office:value-type="string">
            <text:p text:style-name="P175">Enable/disable the collection of GeoIP information.</text:p>
          </table:table-cell>
        </table:table-row>
        <table:table-row>
          <table:table-cell table:style-name="Table11.A5" office:value-type="string">
            <text:p text:style-name="P175">Update GeoIP Info</text:p>
          </table:table-cell>
          <table:table-cell table:style-name="Table11.B5" office:value-type="string">
            <text:p text:style-name="P169">On/Off</text:p>
          </table:table-cell>
          <table:table-cell table:style-name="Table11.C5" office:value-type="string">
            <text:p text:style-name="P175">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5">Schedule monthly update of GeoIP DB</text:p>
          </table:table-cell>
          <table:table-cell table:style-name="Table11.B5" office:value-type="string">
            <text:p text:style-name="P169">On/Off</text:p>
          </table:table-cell>
          <table:table-cell table:style-name="Table11.C5" office:value-type="string">
            <text:p text:style-name="P175">WP Statistics can automatically download the new database each month by enabling this option. </text:p>
            <text:p text:style-name="P175"/>
            <text:p text:style-name="P175">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5">Populate missing GeoIP after update of GeoIP DB</text:p>
          </table:table-cell>
          <table:table-cell table:style-name="Table11.B5" office:value-type="string">
            <text:p text:style-name="P169">On/Off</text:p>
          </table:table-cell>
          <table:table-cell table:style-name="Table11.C5" office:value-type="string">
            <text:p text:style-name="P175">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5">Country code for private IP addresses </text:p>
          </table:table-cell>
          <table:table-cell table:style-name="Table11.B6" office:value-type="string">
            <text:p text:style-name="P256">Text</text:p>
          </table:table-cell>
          <table:table-cell table:style-name="Table11.C6" office:value-type="string">
            <text:p text:style-name="P257"><text:span text:style-name="T97">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286" text:outline-level="2"/>
      <text:h text:style-name="P367" text:outline-level="3">Borwscap <text:span text:style-name="T98">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102">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2">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9">Setting</text:p>
          </table:table-cell>
          <table:table-cell table:style-name="Table30.A1" office:value-type="string">
            <text:p text:style-name="P219">Values</text:p>
          </table:table-cell>
          <table:table-cell table:style-name="Table30.C1" office:value-type="string">
            <text:p text:style-name="P219">Description</text:p>
          </table:table-cell>
        </table:table-row>
        <table:table-row>
          <table:table-cell table:style-name="Table30.A3" office:value-type="string">
            <text:p text:style-name="P176">browscap usage</text:p>
          </table:table-cell>
          <table:table-cell table:style-name="Table30.B3" office:value-type="string">
            <text:p text:style-name="P171">On/Off</text:p>
          </table:table-cell>
          <table:table-cell table:style-name="Table30.C3" office:value-type="string">
            <text:p text:style-name="P176">Enable/disable the <text:span text:style-name="T60">use of the browscap.ini file.</text:span></text:p>
          </table:table-cell>
        </table:table-row>
        <table:table-row>
          <table:table-cell table:style-name="Table30.A3" office:value-type="string">
            <text:p text:style-name="P176">Update <text:span text:style-name="T60">browscap</text:span> Info</text:p>
          </table:table-cell>
          <table:table-cell table:style-name="Table30.B3" office:value-type="string">
            <text:p text:style-name="P171">On/Off</text:p>
          </table:table-cell>
          <table:table-cell table:style-name="Table30.C3" office:value-type="string">
            <text:p text:style-name="P176">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3">Schedule weekly update of browscap DB</text:p>
          </table:table-cell>
          <table:table-cell table:style-name="Table30.B4" office:value-type="string">
            <text:p text:style-name="P171">On/Off</text:p>
          </table:table-cell>
          <table:table-cell table:style-name="Table30.C4" office:value-type="string">
            <text:p text:style-name="P176">WP Statistics can automatically download the new <text:span text:style-name="T60">browscap.ini file on a weekly basis</text:span> by enabling this option. </text:p>
          </table:table-cell>
        </table:table-row>
      </table:table>
      <text:h text:style-name="P356" text:outline-level="3"/>
      <text:h text:style-name="P356" text:outline-level="3"/>
      <text:h text:style-name="P373" text:outline-level="3"><text:span text:style-name="T98">P</text:span>iwik Referrer Spam Blacklist settings</text:h>
      <text:p text:style-name="P134">Referrer spam is unwanted hits to your site by robots that impersonate users trying to insert spam links to your statsitcs, Piwik maintains a list of sites that use this technique and WP Statistics can exclude these from the data collection.</text:p>
      <text:p text:style-name="P135"><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35"/>
      <table:table table:name="Table43" table:style-name="Table43">
        <table:table-column table:style-name="Table43.A"/>
        <table:table-column table:style-name="Table43.B"/>
        <table:table-column table:style-name="Table43.C"/>
        <table:table-row>
          <table:table-cell table:style-name="Table43.A1" office:value-type="string">
            <text:p text:style-name="P231">Setting</text:p>
          </table:table-cell>
          <table:table-cell table:style-name="Table43.A1" office:value-type="string">
            <text:p text:style-name="P231">Values</text:p>
          </table:table-cell>
          <table:table-cell table:style-name="Table43.C1" office:value-type="string">
            <text:p text:style-name="P231">Description</text:p>
          </table:table-cell>
        </table:table-row>
        <table:table-row>
          <table:table-cell table:style-name="Table43.A3" office:value-type="string">
            <text:p text:style-name="P177">Piwik Referrer Spam Blacklist <text:s/>usage</text:p>
          </table:table-cell>
          <table:table-cell table:style-name="Table43.B3" office:value-type="string">
            <text:p text:style-name="P174">On/Off</text:p>
          </table:table-cell>
          <table:table-cell table:style-name="Table43.C3" office:value-type="string">
            <text:p text:style-name="P259"><text:span text:style-name="T16">Enable/disable the use of the </text:span>Piwik Referrer Spam Blacklist<text:span text:style-name="T60">.</text:span></text:p>
          </table:table-cell>
        </table:table-row>
        <table:table-row>
          <table:table-cell table:style-name="Table43.A3" office:value-type="string">
            <text:p text:style-name="P259"><text:span text:style-name="T16">Update </text:span>Piwik Referrer Spam Blacklist <text:span text:style-name="T16"><text:s/>Info</text:span></text:p>
          </table:table-cell>
          <table:table-cell table:style-name="Table43.B3" office:value-type="string">
            <text:p text:style-name="P174">On/Off</text:p>
          </table:table-cell>
          <table:table-cell table:style-name="Table43.C3" office:value-type="string">
            <text:p text:style-name="P259"><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9"><text:span text:style-name="T60">Schedule weekly update of </text:span>Piwik Referrer Spam Blacklist <text:span text:style-name="T60"><text:s/>DB</text:span></text:p>
          </table:table-cell>
          <table:table-cell table:style-name="Table43.B4" office:value-type="string">
            <text:p text:style-name="P174">On/Off</text:p>
          </table:table-cell>
          <table:table-cell table:style-name="Table43.C4" office:value-type="string">
            <text:p text:style-name="P177">The Piwik Referrer Spam Blacklist <text:span text:style-name="T60">file is update on a weekly basis, checking this option and saving the settings will download the latest file each week. <text:s/></text:span></text:p>
          </table:table-cell>
        </table:table-row>
      </table:table>
      <text:h text:style-name="P299"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9">Setting</text:p>
          </table:table-cell>
          <table:table-cell table:style-name="Table12.A1" office:value-type="string">
            <text:p text:style-name="P209">Values</text:p>
          </table:table-cell>
          <table:table-cell table:style-name="Table12.C1" office:value-type="string">
            <text:p text:style-name="P209">Description</text:p>
          </table:table-cell>
        </table:table-row>
        <table:table-row>
          <table:table-cell table:style-name="Table12.A5" office:value-type="string">
            <text:p text:style-name="P178">Run a daily WP Cron job to prune the databases</text:p>
          </table:table-cell>
          <table:table-cell table:style-name="Table12.B5" office:value-type="string">
            <text:p text:style-name="P170">On/Off</text:p>
          </table:table-cell>
          <table:table-cell table:style-name="Table12.C5" office:value-type="string">
            <text:p text:style-name="P178">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8">Prune data older than</text:p>
          </table:table-cell>
          <table:table-cell table:style-name="Table12.B5" office:value-type="string">
            <text:p text:style-name="P178">Number</text:p>
          </table:table-cell>
          <table:table-cell table:style-name="Table12.C5" office:value-type="string">
            <text:p text:style-name="P178">The number of days to keep statistics for. Minimum value is 30 days. This means a number above 30 must be entered here.</text:p>
            <text:p text:style-name="P178"/>
            <text:p text:style-name="P178">Invalid values will disable the daily maintenance.</text:p>
          </table:table-cell>
        </table:table-row>
        <table:table-row>
          <table:table-cell table:style-name="Table12.A5" office:value-type="string">
            <text:p text:style-name="P178">Run a daily WP Cron job to prune the databases </text:p>
          </table:table-cell>
          <table:table-cell table:style-name="Table12.B5" office:value-type="string">
            <text:p text:style-name="P170">On/Off</text:p>
          </table:table-cell>
          <table:table-cell table:style-name="Table12.C5" office:value-type="string">
            <text:p text:style-name="P178">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8">Prune visitors with more than </text:p>
          </table:table-cell>
          <table:table-cell table:style-name="Table12.B5" office:value-type="string">
            <text:p text:style-name="P178">Number</text:p>
          </table:table-cell>
          <table:table-cell table:style-name="Table12.C5" office:value-type="string">
            <text:p text:style-name="P178">The number of <text:span text:style-name="T95">hit</text:span>s to <text:span text:style-name="T95">remove </text:span>statistics for. Minimum value is <text:span text:style-name="T95">1</text:span>0 <text:span text:style-name="T95">hits</text:span>.</text:p>
            <text:p text:style-name="P178"/>
            <text:p text:style-name="P178">Invalid values will disable the daily maintenance.</text:p>
          </table:table-cell>
        </table:table-row>
      </table:table>
      <text:p text:style-name="P6"/>
      <text:p text:style-name="P8"/>
      <text:h text:style-name="P300"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3">Setting</text:p>
          </table:table-cell>
          <table:table-cell table:style-name="Table34.A1" office:value-type="string">
            <text:p text:style-name="P223">Values</text:p>
          </table:table-cell>
          <table:table-cell table:style-name="Table34.C1" office:value-type="string">
            <text:p text:style-name="P223">Description</text:p>
          </table:table-cell>
        </table:table-row>
        <table:table-row>
          <table:table-cell table:style-name="Table34.A2" office:value-type="string">
            <text:p text:style-name="P179">Remove data and settings </text:p>
          </table:table-cell>
          <table:table-cell table:style-name="Table34.B2" office:value-type="string">
            <text:p text:style-name="P172">On/Off</text:p>
          </table:table-cell>
          <table:table-cell table:style-name="Table34.C2" office:value-type="string">
            <text:p text:style-name="P179">Remove data and settings, this action cannot be undone. </text:p>
          </table:table-cell>
        </table:table-row>
      </table:table>
      <text:h text:style-name="P287" text:outline-level="2"/>
      <text:h text:style-name="P287"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71"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4.353cm" draw:z-index="10"><draw:image xlink:href="Pictures/10000201000004190000035841E4867C.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288" text:outline-level="2"/>
      <text:h text:style-name="P301"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57"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8">Setting</text:p>
          </table:table-cell>
          <table:table-cell table:style-name="Table13.A1" office:value-type="string">
            <text:p text:style-name="P208">Values</text:p>
          </table:table-cell>
          <table:table-cell table:style-name="Table13.C1" office:value-type="string">
            <text:p text:style-name="P208">Description</text:p>
          </table:table-cell>
        </table:table-row>
        <table:table-row>
          <table:table-cell table:style-name="Table13.A8" office:value-type="string">
            <text:p text:style-name="P180">Memory usage in PHP</text:p>
          </table:table-cell>
          <table:table-cell table:style-name="Table13.B8" office:value-type="string">
            <text:p text:style-name="P180">Bytes</text:p>
          </table:table-cell>
          <table:table-cell table:style-name="Table13.C8" office:value-type="string">
            <text:p text:style-name="P180">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95">Last Overview page memory usage </text:p>
          </table:table-cell>
          <table:table-cell table:style-name="Table13.B8" office:value-type="string">
            <text:p text:style-name="P241">Bytes</text:p>
          </table:table-cell>
          <table:table-cell table:style-name="Table13.C8" office:value-type="string">
            <text:p text:style-name="P241">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95">PHP Memory Limit</text:p>
          </table:table-cell>
          <table:table-cell table:style-name="Table13.B8" office:value-type="string">
            <text:p text:style-name="P195">N/A</text:p>
          </table:table-cell>
          <table:table-cell table:style-name="Table13.C8" office:value-type="string">
            <text:p text:style-name="P19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80">Number of rows in the wp_statistics_useronline table</text:p>
          </table:table-cell>
          <table:table-cell table:style-name="Table13.B8" office:value-type="string">
            <text:p text:style-name="P180">Rows</text:p>
          </table:table-cell>
          <table:table-cell table:style-name="Table13.C8" office:value-type="string">
            <text:p text:style-name="P180">The number of rows in the users online table.</text:p>
          </table:table-cell>
        </table:table-row>
        <table:table-row>
          <table:table-cell table:style-name="Table13.A8" office:value-type="string">
            <text:p text:style-name="P180">Number of rows in the wp_statistics_visit table</text:p>
          </table:table-cell>
          <table:table-cell table:style-name="Table13.B8" office:value-type="string">
            <text:p text:style-name="P180">Rows</text:p>
          </table:table-cell>
          <table:table-cell table:style-name="Table13.C8" office:value-type="string">
            <text:p text:style-name="P180">The number of rows in the visits table.</text:p>
          </table:table-cell>
        </table:table-row>
        <table:table-row>
          <table:table-cell table:style-name="Table13.A8" office:value-type="string">
            <text:p text:style-name="P180">Number of rows in the wp_statistics_visitor table</text:p>
          </table:table-cell>
          <table:table-cell table:style-name="Table13.B8" office:value-type="string">
            <text:p text:style-name="P180">Rows</text:p>
          </table:table-cell>
          <table:table-cell table:style-name="Table13.C8" office:value-type="string">
            <text:p text:style-name="P180">The number of rows in the visitors table.</text:p>
          </table:table-cell>
        </table:table-row>
        <table:table-row>
          <table:table-cell table:style-name="Table13.A8" office:value-type="string">
            <text:p text:style-name="P180">Number of rows in the wp_statistics_<text:span text:style-name="T61">exclusions</text:span> table</text:p>
          </table:table-cell>
          <table:table-cell table:style-name="Table13.B8" office:value-type="string">
            <text:p text:style-name="P180">Rows</text:p>
          </table:table-cell>
          <table:table-cell table:style-name="Table13.C8" office:value-type="string">
            <text:p text:style-name="P180">The number of rows in the <text:span text:style-name="T61">exclusions</text:span> table.</text:p>
          </table:table-cell>
        </table:table-row>
        <table:table-row>
          <table:table-cell table:style-name="Table13.A10" office:value-type="string">
            <text:p text:style-name="P180">Number of rows in the wp_statistics_<text:span text:style-name="T61">pages</text:span> table</text:p>
          </table:table-cell>
          <table:table-cell table:style-name="Table13.B10" office:value-type="string">
            <text:p text:style-name="P180">Rows</text:p>
          </table:table-cell>
          <table:table-cell table:style-name="Table13.C10" office:value-type="string">
            <text:p text:style-name="P180">The number of rows in the <text:span text:style-name="T61">pages</text:span> table.</text:p>
          </table:table-cell>
        </table:table-row>
        <table:table-row>
          <table:table-cell table:style-name="Table13.A10" office:value-type="string">
            <text:p text:style-name="P180">Number of rows in the wp_statistics_<text:span text:style-name="T76">historical</text:span> table</text:p>
          </table:table-cell>
          <table:table-cell table:style-name="Table13.B10" office:value-type="string">
            <text:p text:style-name="P180">Rows</text:p>
          </table:table-cell>
          <table:table-cell table:style-name="Table13.C10" office:value-type="string">
            <text:p text:style-name="P180">The number of rows in the <text:span text:style-name="T76">historical</text:span> table.</text:p>
          </table:table-cell>
        </table:table-row>
      </table:table>
      <text:p text:style-name="P28"/>
      <text:h text:style-name="P358" text:outline-level="3"/>
      <text:h text:style-name="P374"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7">Setting</text:p>
          </table:table-cell>
          <table:table-cell table:style-name="Table14.A1" office:value-type="string">
            <text:p text:style-name="P207">Values</text:p>
          </table:table-cell>
          <table:table-cell table:style-name="Table14.C1" office:value-type="string">
            <text:p text:style-name="P207">Description</text:p>
          </table:table-cell>
        </table:table-row>
        <table:table-row>
          <table:table-cell table:style-name="Table14.A7" office:value-type="string">
            <text:p text:style-name="P181">WP Statistics Version</text:p>
          </table:table-cell>
          <table:table-cell table:style-name="Table14.B7" office:value-type="string">
            <text:p text:style-name="P181">Version</text:p>
          </table:table-cell>
          <table:table-cell table:style-name="Table14.C7" office:value-type="string">
            <text:p text:style-name="P181">The version of the plug-in.</text:p>
          </table:table-cell>
        </table:table-row>
        <table:table-row>
          <table:table-cell table:style-name="Table14.A7" office:value-type="string">
            <text:p text:style-name="P181">PHP Version</text:p>
          </table:table-cell>
          <table:table-cell table:style-name="Table14.B7" office:value-type="string">
            <text:p text:style-name="P181">Version</text:p>
          </table:table-cell>
          <table:table-cell table:style-name="Table14.C7" office:value-type="string">
            <text:p text:style-name="P181">The version of PHP.</text:p>
          </table:table-cell>
        </table:table-row>
        <table:table-row>
          <table:table-cell table:style-name="Table14.A7" office:value-type="string">
            <text:p text:style-name="P181">PHP Safe Mode</text:p>
          </table:table-cell>
          <table:table-cell table:style-name="Table14.B7" office:value-type="string">
            <text:p text:style-name="P181">Yes/No</text:p>
          </table:table-cell>
          <table:table-cell table:style-name="Table14.C7" office:value-type="string">
            <text:p text:style-name="P181">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81">jQuery Version</text:p>
          </table:table-cell>
          <table:table-cell table:style-name="Table14.B7" office:value-type="string">
            <text:p text:style-name="P181">Version</text:p>
          </table:table-cell>
          <table:table-cell table:style-name="Table14.C7" office:value-type="string">
            <text:p text:style-name="P181">The version of jQuery.</text:p>
          </table:table-cell>
        </table:table-row>
        <table:table-row>
          <table:table-cell table:style-name="Table14.A7" office:value-type="string">
            <text:p text:style-name="P181">cURL Version</text:p>
          </table:table-cell>
          <table:table-cell table:style-name="Table14.B7" office:value-type="string">
            <text:p text:style-name="P181">Version</text:p>
          </table:table-cell>
          <table:table-cell table:style-name="Table14.C7" office:value-type="string">
            <text:p text:style-name="P181">The PHP cURL Extension version you are running. cURL is required for the GeoIP code, if it is not installed GeoIP will be disabled.</text:p>
          </table:table-cell>
        </table:table-row>
        <table:table-row>
          <table:table-cell table:style-name="Table14.A7" office:value-type="string">
            <text:p text:style-name="P181">BC Math</text:p>
          </table:table-cell>
          <table:table-cell table:style-name="Table14.B7" office:value-type="string">
            <text:p text:style-name="P181">Yes/No</text:p>
          </table:table-cell>
          <table:table-cell table:style-name="Table14.C7" office:value-type="string">
            <text:p text:style-name="P234"><text:span text:style-name="T19">If the PHP BC Math Extension is installed. </text:span>BC Math is no longer required for the GeoIP code and is listed here only for historical reasons. </text:p>
          </table:table-cell>
        </table:table-row>
      </table:table>
      <text:p text:style-name="P29"/>
      <text:h text:style-name="P360"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6">Setting</text:p>
          </table:table-cell>
          <table:table-cell table:style-name="Table15.A1" office:value-type="string">
            <text:p text:style-name="P206">Values</text:p>
          </table:table-cell>
          <table:table-cell table:style-name="Table15.C1" office:value-type="string">
            <text:p text:style-name="P206">Description</text:p>
          </table:table-cell>
        </table:table-row>
        <table:table-row>
          <table:table-cell table:style-name="Table15.A4" office:value-type="string">
            <text:p text:style-name="P182">GeoIP Database </text:p>
          </table:table-cell>
          <table:table-cell table:style-name="Table15.B4" office:value-type="string">
            <text:p text:style-name="P235">Size/Date</text:p>
          </table:table-cell>
          <table:table-cell table:style-name="Table15.C4" office:value-type="string">
            <text:p text:style-name="P235">The file size and date of the GeoIP database installed on your system.</text:p>
          </table:table-cell>
        </table:table-row>
        <table:table-row>
          <table:table-cell table:style-name="Table15.A4" office:value-type="string">
            <text:p text:style-name="P182">browscap.ini File </text:p>
          </table:table-cell>
          <table:table-cell table:style-name="Table15.B4" office:value-type="string">
            <text:p text:style-name="P182">S<text:span text:style-name="T62">ize/Date</text:span></text:p>
          </table:table-cell>
          <table:table-cell table:style-name="Table15.C4" office:value-type="string">
            <text:p text:style-name="P235">The file size and date of the browscap.ini installed on your system.</text:p>
          </table:table-cell>
        </table:table-row>
        <table:table-row>
          <table:table-cell table:style-name="Table15.A4" office:value-type="string">
            <text:p text:style-name="P182"><text:span text:style-name="T63">b</text:span>rowscap <text:span text:style-name="T63">Cache</text:span> File </text:p>
          </table:table-cell>
          <table:table-cell table:style-name="Table15.B4" office:value-type="string">
            <text:p text:style-name="P182">S<text:span text:style-name="T62">ize/Date</text:span></text:p>
          </table:table-cell>
          <table:table-cell table:style-name="Table15.C4" office:value-type="string">
            <text:p text:style-name="P235">The file size and date of the browscap <text:span text:style-name="T63">cache file</text:span> installed on your system.</text:p>
          </table:table-cell>
        </table:table-row>
      </table:table>
      <text:h text:style-name="P290" text:outline-level="2"/>
      <text:h text:style-name="P359" text:outline-level="3"/>
      <text:h text:style-name="P375" text:outline-level="3"><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20">Setting</text:p>
          </table:table-cell>
          <table:table-cell table:style-name="Table31.A1" office:value-type="string">
            <text:p text:style-name="P220">Values</text:p>
          </table:table-cell>
          <table:table-cell table:style-name="Table31.C1" office:value-type="string">
            <text:p text:style-name="P220">Description</text:p>
          </table:table-cell>
        </table:table-row>
        <table:table-row>
          <table:table-cell table:style-name="Table31.A6" office:value-type="string">
            <text:p text:style-name="P183">Client IP</text:p>
          </table:table-cell>
          <table:table-cell table:style-name="Table31.B6" office:value-type="string">
            <text:p text:style-name="P183">IP Address</text:p>
          </table:table-cell>
          <table:table-cell table:style-name="Table31.C6" office:value-type="string">
            <text:p text:style-name="P183">The IP address you are currently connected from.</text:p>
          </table:table-cell>
        </table:table-row>
        <table:table-row>
          <table:table-cell table:style-name="Table31.A6" office:value-type="string">
            <text:p text:style-name="P183">User Agent</text:p>
          </table:table-cell>
          <table:table-cell table:style-name="Table31.B6" office:value-type="string">
            <text:p text:style-name="P183">String</text:p>
          </table:table-cell>
          <table:table-cell table:style-name="Table31.C6" office:value-type="string">
            <text:p text:style-name="P183">Your user agent string.</text:p>
          </table:table-cell>
        </table:table-row>
        <table:table-row>
          <table:table-cell table:style-name="Table31.A6" office:value-type="string">
            <text:p text:style-name="P242">Browser</text:p>
          </table:table-cell>
          <table:table-cell table:style-name="Table31.B6" office:value-type="string">
            <text:p text:style-name="P242">String</text:p>
          </table:table-cell>
          <table:table-cell table:style-name="Table31.C6" office:value-type="string">
            <text:p text:style-name="P242">The detected browser you are running.</text:p>
          </table:table-cell>
        </table:table-row>
        <table:table-row>
          <table:table-cell table:style-name="Table31.A6" office:value-type="string">
            <text:p text:style-name="P242">Version</text:p>
          </table:table-cell>
          <table:table-cell table:style-name="Table31.B6" office:value-type="string">
            <text:p text:style-name="P242">String</text:p>
          </table:table-cell>
          <table:table-cell table:style-name="Table31.C6" office:value-type="string">
            <text:p text:style-name="P242">The detected browser version you are running.</text:p>
          </table:table-cell>
        </table:table-row>
        <table:table-row>
          <table:table-cell table:style-name="Table31.A6" office:value-type="string">
            <text:p text:style-name="P244">Platform</text:p>
          </table:table-cell>
          <table:table-cell table:style-name="Table31.B6" office:value-type="string">
            <text:p text:style-name="P242">String</text:p>
          </table:table-cell>
          <table:table-cell table:style-name="Table31.C6" office:value-type="string">
            <text:p text:style-name="P242">The detected platform you have.</text:p>
          </table:table-cell>
        </table:table-row>
      </table:table>
      <text:h text:style-name="P289" text:outline-level="2"/>
      <text:h text:style-name="P302"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5">Setting</text:p>
          </table:table-cell>
          <table:table-cell table:style-name="Table16.A1" office:value-type="string">
            <text:p text:style-name="P205">Values</text:p>
          </table:table-cell>
          <table:table-cell table:style-name="Table16.C1" office:value-type="string">
            <text:p text:style-name="P205">Description</text:p>
          </table:table-cell>
        </table:table-row>
        <table:table-row>
          <table:table-cell table:style-name="Table16.A4" office:value-type="string">
            <text:p text:style-name="P184">Export from</text:p>
          </table:table-cell>
          <table:table-cell table:style-name="Table16.B4" office:value-type="string">
            <text:p text:style-name="P184">Table name</text:p>
          </table:table-cell>
          <table:table-cell table:style-name="Table16.C4" office:value-type="string">
            <text:p text:style-name="P184">You can export from the three primary data tables.</text:p>
          </table:table-cell>
        </table:table-row>
        <table:table-row>
          <table:table-cell table:style-name="Table16.A4" office:value-type="string">
            <text:p text:style-name="P184">Export To:</text:p>
          </table:table-cell>
          <table:table-cell table:style-name="Table16.B4" office:value-type="string">
            <text:p text:style-name="P184">Excel, XML, CSV, TSV</text:p>
          </table:table-cell>
          <table:table-cell table:style-name="Table16.C4" office:value-type="string">
            <text:p text:style-name="P184">The format to export to. <text:s/></text:p>
            <text:p text:style-name="P184"/>
            <text:p text:style-name="P184">Excel will export an XML formatted XLS file (you may see a warning from Excel about the file not being in the correct format, you can ignore it).</text:p>
            <text:p text:style-name="P184"/>
            <text:p text:style-name="P184">XML will export an XML formatted file.</text:p>
            <text:p text:style-name="P184"/>
            <text:p text:style-name="P184">CSV will export a comma separated value file.</text:p>
            <text:p text:style-name="P184"/>
            <text:p text:style-name="P184">TSV will export a tab separated value file.</text:p>
          </table:table-cell>
        </table:table-row>
        <table:table-row>
          <table:table-cell table:style-name="Table16.A4" office:value-type="string">
            <text:p text:style-name="P184">Include Header Row</text:p>
          </table:table-cell>
          <table:table-cell table:style-name="Table16.B4" office:value-type="string">
            <text:p text:style-name="P184">On/Off</text:p>
          </table:table-cell>
          <table:table-cell table:style-name="Table16.C4" office:value-type="string">
            <text:p text:style-name="P184">Include a header row as the first line of the exported file.</text:p>
          </table:table-cell>
        </table:table-row>
      </table:table>
      <text:p text:style-name="P7"/>
      <text:p text:style-name="P31"/>
      <text:h text:style-name="P303"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61"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4">Setting</text:p>
          </table:table-cell>
          <table:table-cell table:style-name="Table17.A1" office:value-type="string">
            <text:p text:style-name="P204">Values</text:p>
          </table:table-cell>
          <table:table-cell table:style-name="Table17.C1" office:value-type="string">
            <text:p text:style-name="P204">Description</text:p>
          </table:table-cell>
        </table:table-row>
        <table:table-row>
          <table:table-cell table:style-name="Table17.A4" office:value-type="string">
            <text:p text:style-name="P186">Empty Table</text:p>
          </table:table-cell>
          <table:table-cell table:style-name="Table17.B4" office:value-type="string">
            <text:p text:style-name="P185">Table name</text:p>
          </table:table-cell>
          <table:table-cell table:style-name="Table17.C4" office:value-type="string">
            <text:p text:style-name="P186">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8">Purge records older than</text:p>
          </table:table-cell>
          <table:table-cell table:style-name="Table17.B4" office:value-type="string">
            <text:p text:style-name="P188">Number</text:p>
          </table:table-cell>
          <table:table-cell table:style-name="Table17.C4" office:value-type="string">
            <text:p text:style-name="P189">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8">Purge visitors with more than</text:p>
          </table:table-cell>
          <table:table-cell table:style-name="Table17.B4" office:value-type="string">
            <text:p text:style-name="P190">Number</text:p>
          </table:table-cell>
          <table:table-cell table:style-name="Table17.C4" office:value-type="string">
            <text:p text:style-name="P190">Deleted user statistics data where the user has more than the defined number of hits in a day. This can be useful to clear up old data when your site has been hit by a bot. </text:p>
            <text:p text:style-name="P190"/>
            <text:p text:style-name="P190">This will remove the visitor and their hits to the site, however it will not remove individual page hits as that data is not recorded on a per use basis. </text:p>
            <text:p text:style-name="P190"/>
            <text:p text:style-name="P190">Minimum value is 10 hits. </text:p>
          </table:table-cell>
        </table:table-row>
      </table:table>
      <text:p text:style-name="P32"/>
      <text:h text:style-name="P362"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2">Setting</text:p>
          </table:table-cell>
          <table:table-cell table:style-name="Table18.A1" office:value-type="string">
            <text:p text:style-name="P232">Values</text:p>
          </table:table-cell>
          <table:table-cell table:style-name="Table18.C1" office:value-type="string">
            <text:p text:style-name="P232">Description</text:p>
          </table:table-cell>
        </table:table-row>
        <table:table-row>
          <table:table-cell table:style-name="Table18.A3" office:value-type="string">
            <text:p text:style-name="P188">Delete Agents</text:p>
          </table:table-cell>
          <table:table-cell table:style-name="Table18.B3" office:value-type="string">
            <text:p text:style-name="P188">Agent name</text:p>
          </table:table-cell>
          <table:table-cell table:style-name="Table18.C3" office:value-type="string">
            <text:p text:style-name="P187">This will delete ALL <text:span text:style-name="T23">visitors with the selected agent type.</text:span></text:p>
          </table:table-cell>
        </table:table-row>
        <table:table-row>
          <table:table-cell table:style-name="Table18.A3" office:value-type="string">
            <text:p text:style-name="P188">Delete Platforms</text:p>
          </table:table-cell>
          <table:table-cell table:style-name="Table18.B3" office:value-type="string">
            <text:p text:style-name="P188">Platform name</text:p>
          </table:table-cell>
          <table:table-cell table:style-name="Table18.C3" office:value-type="string">
            <text:p text:style-name="P188">This will delete ALL visitors with the selected platform.</text:p>
          </table:table-cell>
        </table:table-row>
      </table:table>
      <text:h text:style-name="P291" text:outline-level="2"/>
      <text:h text:style-name="P304"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63" text:outline-level="3">Database Setup</text:h>
      <text:p text:style-name="P103">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3">This option will let you re-run the WP Statistics setup routine without having to manipulate the WordPress options table or the WP Statistics code.</text:p>
      <text:p text:style-name="P103">This should only be done as a last resort.</text:p>
      <text:h text:style-name="P363" text:outline-level="3">Database Index</text:h>
      <text:p text:style-name="P136">There are two indexes that older installs of WP Statistics do not have on the tables in the database. <text:s/>Adding these during the setup process can cause timeout's and so they are available to be added manually by the administrator.</text:p>
      <text:p text:style-name="P137"><text:span text:style-name="T100">If you do not have these indexes</text:span> you will be presented with a button to add <text:span text:style-name="T100">each</text:span> index to the table.</text:p>
      <text:h text:style-name="P364" text:outline-level="3">Search Table</text:h>
      <text:p text:style-name="P136">WP Statistics 9.5 added a new table and code to better handle referrers and search words, however converting older installs requires a manual upgrade, presented here if required. <text:s/></text:p>
      <text:h text:style-name="P292" text:outline-level="2"/>
      <text:h text:style-name="P305" text:outline-level="2"><text:bookmark-start text:name="__RefHeading__1928_1908797909"/>Updates<text:bookmark-end text:name="__RefHeading__1928_1908797909"/></text:h>
      <text:p text:style-name="P104">The Updates page allows you to update data in the database for GeoIP and Hash IP addresses.</text:p>
      <text:h text:style-name="P365"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3">Setting</text:p>
          </table:table-cell>
          <table:table-cell table:style-name="Table19.A1" office:value-type="string">
            <text:p text:style-name="P203">Values</text:p>
          </table:table-cell>
          <table:table-cell table:style-name="Table19.C1" office:value-type="string">
            <text:p text:style-name="P203">Description</text:p>
          </table:table-cell>
        </table:table-row>
        <table:table-row>
          <table:table-cell table:style-name="Table19.A2" office:value-type="string">
            <text:p text:style-name="P191">Countries</text:p>
          </table:table-cell>
          <table:table-cell table:style-name="Table19.B2" office:value-type="string">
            <text:p text:style-name="P191">N/A</text:p>
          </table:table-cell>
          <table:table-cell table:style-name="Table19.C2" office:value-type="string">
            <text:p text:style-name="P191">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91"/>
            <text:p text:style-name="P236">Note if you have selected to hash the IP addresses then this will not function for those entires with hashed values.</text:p>
          </table:table-cell>
        </table:table-row>
      </table:table>
      <text:p text:style-name="P41"/>
      <text:h text:style-name="P365"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21">Setting</text:p>
          </table:table-cell>
          <table:table-cell table:style-name="Table32.A1" office:value-type="string">
            <text:p text:style-name="P221">Values</text:p>
          </table:table-cell>
          <table:table-cell table:style-name="Table32.C1" office:value-type="string">
            <text:p text:style-name="P221">Description</text:p>
          </table:table-cell>
        </table:table-row>
        <table:table-row>
          <table:table-cell table:style-name="Table32.A2" office:value-type="string">
            <text:p text:style-name="P201">Hash IP Addresses</text:p>
          </table:table-cell>
          <table:table-cell table:style-name="Table32.B2" office:value-type="string">
            <text:p text:style-name="P192">N/A</text:p>
          </table:table-cell>
          <table:table-cell table:style-name="Table32.C2" office:value-type="string">
            <text:p text:style-name="P192">Selecting the “Update Now!” button will <text:span text:style-name="T54">replace all IP addresses in the database with hash values.</text:span></text:p>
            <text:p text:style-name="P192"/>
            <text:p text:style-name="P201">You will not be able to recover the IP addresses in the future to <text:span text:style-name="T55">populate</text:span> location information if this is selected.</text:p>
          </table:table-cell>
        </table:table-row>
      </table:table>
      <text:h text:style-name="P306" text:outline-level="2">Historical</text:h>
      <text:p text:style-name="P105">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6">Note that if you use the purge function in the optimization page you should reload the page before editing these numbers as they will not be <text:span text:style-name="T69">accurate.</text:span></text:p>
      <text:h text:style-name="P366"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2">Setting</text:p>
          </table:table-cell>
          <table:table-cell table:style-name="Table33.A1" office:value-type="string">
            <text:p text:style-name="P222">Values</text:p>
          </table:table-cell>
          <table:table-cell table:style-name="Table33.C1" office:value-type="string">
            <text:p text:style-name="P222">Description</text:p>
          </table:table-cell>
        </table:table-row>
        <table:table-row>
          <table:table-cell table:style-name="Table33.A3" office:value-type="string">
            <text:p text:style-name="P240">Visitors</text:p>
          </table:table-cell>
          <table:table-cell table:style-name="Table33.B3" office:value-type="string">
            <text:p text:style-name="P240">Number</text:p>
          </table:table-cell>
          <table:table-cell table:style-name="Table33.C3" office:value-type="string">
            <text:p text:style-name="P240">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40">Visits</text:p>
          </table:table-cell>
          <table:table-cell table:style-name="Table33.B3" office:value-type="string">
            <text:p text:style-name="P240">Number</text:p>
          </table:table-cell>
          <table:table-cell table:style-name="Table33.C3" office:value-type="string">
            <text:p text:style-name="P240">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2" text:outline-level="1"/>
      <text:h text:style-name="P272"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5" draw:name="Image7" text:anchor-type="paragraph" svg:width="11.857cm" svg:height="18.281cm" draw:z-index="9"><draw:image xlink:href="Pictures/100000000000043D0000068976B46CDB.png" xlink:type="simple" xlink:show="embed" xlink:actuate="onLoad"/></draw:frame></text:p>
      <text:p text:style-name="P139">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hree areas:</text:p>
      <text:p text:style-name="P58"><draw:frame draw:style-name="fr1" draw:name="Image8" text:anchor-type="paragraph" svg:width="10.753cm" svg:height="0.974cm" draw:z-index="3"><draw:image xlink:href="Pictures/10000000000001FC0000002EF5D33155.png" xlink:type="simple" xlink:show="embed" xlink:actuate="onLoad"/></draw:frame></text:p>
      <text:p text:style-name="P58">The title (Browsers in the above example), a “more” link (if applicable) and a “Minimize/Maximize” control (on the far right).</text:p>
      <text:p text:style-name="P58"/>
      <text:p text:style-name="P59">The “more” link will take you to a <text:span text:style-name="T37">separate</text:span> page with additional or more comprehensive statistics on the related items.</text:p>
      <text:p text:style-name="P58"/>
      <text:p text:style-name="P58">The “Minimize/Maximize” control will collapse/expand the widget. <text:s/>Note that the state of the widget is not saved between page views so they will re-expand the next time you visit the overview page.</text:p>
      <text:p text:style-name="P58"/>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3">Widget</text:p>
          </table:table-cell>
          <table:table-cell table:style-name="Table20.B1" office:value-type="string">
            <text:p text:style-name="P94">Description</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ext:soft-page-break/>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3">Top 10 Visitors Today</text:p>
          </table:table-cell>
          <table:table-cell table:style-name="Table20.B13" office:value-type="string">
            <text:p text:style-name="P123">This displays the top 10 visitors today based on the number of times they have visited the site today. <text:s/>The display includes the visitors location, ip and browser details.</text:p>
          </table:table-cell>
        </table:table-row>
      </table:table>
      <text:h text:style-name="P264" text:outline-level="1"><text:bookmark-start text:name="__RefHeading__119_1031655526"/>Browsers Page<text:bookmark-end text:name="__RefHeading__119_1031655526"/></text:h>
      <text:p text:style-name="P64"><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4"/>
      <text:p text:style-name="P64">The first two pie charts provide details on the browser type and platform used. <text:s/>The rest of the pie charts identify different version of browsers used.</text:p>
      <text:h text:style-name="P264" text:outline-level="1"><text:bookmark-start text:name="__RefHeading__121_1031655526"/>Countries Page<text:bookmark-end text:name="__RefHeading__121_1031655526"/></text:h>
      <text:p text:style-name="P65">This page provides details about the <text:span text:style-name="T25">countries of</text:span> users <text:span text:style-name="T25">that have</text:span> visit<text:span text:style-name="T25">ed</text:span> your site.</text:p>
      <text:p text:style-name="P70"><draw:frame draw:style-name="fr4" draw:name="Image10" text:anchor-type="paragraph" svg:width="17.59cm" svg:height="5.86cm" draw:z-index="4"><draw:image xlink:href="Pictures/100000000000069A00000233F1B15BF4.png" xlink:type="simple" xlink:show="embed" xlink:actuate="onLoad"/></draw:frame></text:p>
      <text:p text:style-name="P70">This chart will list all countries and includes the number of visitors from each.</text:p>
      <text:p text:style-name="P70"/>
      <text:h text:style-name="P273" text:outline-level="1"><text:bookmark-start text:name="__RefHeading__3500_1396391124"/>Exclusions Page<text:bookmark-end text:name="__RefHeading__3500_1396391124"/></text:h>
      <text:p text:style-name="P68">This page provides <text:span text:style-name="T26">a trending chart for the exclusion reasons if </text:span><text:span text:style-name="T7">Statistics-&gt;Settings-&gt;Record Exclusions</text:span><text:span text:style-name="T26"> is enabled</text:span>.</text:p>
      <text:p text:style-name="P68"><draw:frame draw:style-name="fr4" draw:name="Image12" text:anchor-type="paragraph" svg:width="17.59cm" svg:height="11.121cm" draw:z-index="18"><draw:image xlink:href="Pictures/100000000000053A0000034E8223A9A0.png" xlink:type="simple" xlink:show="embed" xlink:actuate="onLoad"/></draw:frame></text:p>
      <text:p text:style-name="P74">The top part of the page allows you to select from </text:p>
      <text:list xml:id="list8073086380917326287" text:style-name="L14">
        <text:list-item>
          <text:p text:style-name="P331">10, 20, 30 days increments</text:p>
        </text:list-item>
        <text:list-item>
          <text:p text:style-name="P331">2, 3, 6, 9 months increments</text:p>
        </text:list-item>
        <text:list-item>
          <text:p text:style-name="P331">1 year increment</text:p>
        </text:list-item>
        <text:list-item>
          <text:p text:style-name="P334">Range, an arbitrary range of dates to graph</text:p>
        </text:list-item>
      </text:list>
      <text:p text:style-name="P74">Note that the longer the increment is the more data that is required to be processed. <text:s/>Large site with long increments can take significant time and memory to process.</text:p>
      <text:h text:style-name="P264" text:outline-level="1"><text:bookmark-start text:name="__RefHeading__123_1031655526"/>Hits Page<text:bookmark-end text:name="__RefHeading__123_1031655526"/></text:h>
      <text:p text:style-name="P66">This page provides <text:span text:style-name="T26">a trending chart for the total visitors to your site over a selectable time line.</text:span></text:p>
      <text:p text:style-name="P71"><draw:frame draw:style-name="fr4" draw:name="Image11" text:anchor-type="paragraph" svg:width="17.59cm" svg:height="10.194cm" draw:z-index="20"><draw:image xlink:href="Pictures/100000000000053400000304C2B32F09.png" xlink:type="simple" xlink:show="embed" xlink:actuate="onLoad"/></draw:frame></text:p>
      <text:p text:style-name="P71">The top part of the page allows you to select from </text:p>
      <text:list xml:id="list95142072003368" text:continue-numbering="true" text:style-name="L14">
        <text:list-item>
          <text:p text:style-name="P332">10, 20, 30 days increments</text:p>
        </text:list-item>
        <text:list-item>
          <text:p text:style-name="P332">2, 3, 6, 9 months increments</text:p>
        </text:list-item>
        <text:list-item>
          <text:p text:style-name="P332">1 year increment</text:p>
        </text:list-item>
        <text:list-item>
          <text:p text:style-name="P334">Range, an arbitrary range of dates to graph</text:p>
        </text:list-item>
      </text:list>
      <text:p text:style-name="P71">Note that the longer the increment is the more data that is required to be processed. <text:s/>Large site with long increments can take significant time and memory to process.</text:p>
      <text:p text:style-name="P71"/>
      <text:h text:style-name="P264" text:outline-level="1"><text:bookmark-start text:name="__RefHeading__3502_1396391124"/>Online Page<text:bookmark-end text:name="__RefHeading__3502_1396391124"/></text:h>
      <text:p text:style-name="P68"><text:span text:style-name="T82">T</text:span>his page provides <text:span text:style-name="T26">a list of users that are currently online and how long they have been online for.</text:span></text:p>
      <text:p text:style-name="P66"><draw:frame draw:style-name="fr4" draw:name="Image21" text:anchor-type="paragraph" svg:width="17.59cm" svg:height="9.497cm" draw:z-index="11"><draw:image xlink:href="Pictures/100000000000048B00000274F45EEFA0.png" xlink:type="simple" xlink:show="embed" xlink:actuate="onLoad"/></draw:frame></text:p>
      <text:p text:style-name="P66"/>
      <text:h text:style-name="P273" text:outline-level="1"><text:bookmark-start text:name="__RefHeading__3504_1396391124"/>Pages Page<text:bookmark-end text:name="__RefHeading__3504_1396391124"/></text:h>
      <text:p text:style-name="P119">This page provides trending graph of your top five pages over the last 20 days as well as a complete list of all your page rankings divided up in to groups of 10.</text:p>
      <text:p text:style-name="P119"><draw:frame draw:style-name="fr6" draw:name="Image27" text:anchor-type="paragraph" svg:y="-0.09cm" svg:width="13.407cm" svg:height="16.051cm" draw:z-index="19"><draw:image xlink:href="Pictures/10000000000005350000063C74EA622F.png" xlink:type="simple" xlink:show="embed" xlink:actuate="onLoad"/></draw:frame></text:p>
      <text:p text:style-name="P76">The top part of the page allows you to select from </text:p>
      <text:list xml:id="list95142884604171" text:continue-numbering="true" text:style-name="L14">
        <text:list-item>
          <text:p text:style-name="P333">10, 20, 30 days increments</text:p>
        </text:list-item>
        <text:list-item>
          <text:p text:style-name="P333"><text:soft-page-break/>2, 3, 6, 9 months increments</text:p>
        </text:list-item>
        <text:list-item>
          <text:p text:style-name="P333">1 year increment</text:p>
        </text:list-item>
        <text:list-item>
          <text:p text:style-name="P335">Range, an arbitrary range of dates to graph</text:p>
        </text:list-item>
      </text:list>
      <text:p text:style-name="P76">Note that the longer the increment is the more data that is required to be processed. <text:s/>Large site with long increments can take significant time and memory to process.</text:p>
      <text:p text:style-name="P128">The time selection only effects the display of the chart on this page and not the page list at the bottom of the page.</text:p>
      <text:p text:style-name="P119">The list of pages contains the rank, page title (not all pages will have titles), the URI of the page and the number of visits. <text:s/><text:span text:style-name="T43">The number of visits is a link to a more detailed trending graph for that page.</text:span></text:p>
      <text:p text:style-name="P120">The detailed trending page looks like:</text:p>
      <text:p text:style-name="P120"><draw:frame draw:style-name="fr7" draw:name="Image19" text:anchor-type="paragraph" svg:width="17.59cm" svg:height="10.185cm" draw:z-index="21"><draw:image xlink:href="Pictures/100000000000053700000305E9A39737.png" xlink:type="simple" xlink:show="embed" xlink:actuate="onLoad"/></draw:frame></text:p>
      <text:p text:style-name="P120">The time frame is selectable by the links at the top of the page. <text:s/>This trending view is available to all pages in the pages list as well as, if not disabled, the hits count in the page/posts list and editor in WordPress.</text:p>
      <text:h text:style-name="P264" text:outline-level="1"><text:bookmark-start text:name="__RefHeading__127_1031655526"/>Refer<text:span text:style-name="T26">r</text:span>ers Page<text:bookmark-end text:name="__RefHeading__127_1031655526"/></text:h>
      <text:p text:style-name="P66">This page provides <text:span text:style-name="T26">a complete list of all referrers to your site</text:span>.</text:p>
      <text:p text:style-name="P66"><draw:frame draw:style-name="fr7" draw:name="Image13" text:anchor-type="paragraph" svg:width="17.59cm" svg:height="8.795cm" draw:z-index="5"><draw:image xlink:href="Pictures/10000000000005200000029098A76C97.png" xlink:type="simple" xlink:show="embed" xlink:actuate="onLoad"/></draw:frame></text:p>
      <text:p text:style-name="P71">It is divided up in to pages of 10 entries each for easy browsing.</text:p>
      <text:h text:style-name="P264" text:outline-level="1"><text:bookmark-start text:name="__RefHeading__129_1031655526"/>Searches Page<text:bookmark-end text:name="__RefHeading__129_1031655526"/></text:h>
      <text:p text:style-name="P66">This page provides <text:span text:style-name="T26">a trending graph of all incoming search engine traffic to your site.</text:span></text:p>
      <text:p text:style-name="P66"><draw:frame draw:style-name="fr8" draw:name="Image14" text:anchor-type="paragraph" svg:width="17.59cm" svg:height="10.253cm" draw:z-index="22"><draw:image xlink:href="Pictures/1000000000000533000003089ADC8EF7.png" xlink:type="simple" xlink:show="embed" xlink:actuate="onLoad"/></draw:frame></text:p>
      <text:p text:style-name="P71">The top part of the page allows you to select from </text:p>
      <text:list xml:id="list95143027240911" text:continue-numbering="true" text:style-name="L14">
        <text:list-item>
          <text:p text:style-name="P332">10, 20, 30 days increments</text:p>
        </text:list-item>
        <text:list-item>
          <text:p text:style-name="P332">2, 3, 6, 9 months increments</text:p>
        </text:list-item>
        <text:list-item>
          <text:p text:style-name="P332">1 year increment</text:p>
        </text:list-item>
        <text:list-item>
          <text:p text:style-name="P336">Range, an arbitrary range of dates to graph</text:p>
        </text:list-item>
      </text:list>
      <text:p text:style-name="P71"/>
      <text:p text:style-name="P71">Note that the longer the increment is the more data that is required to be processed. <text:s/>Large site with long increments can take significant time and memory to process.</text:p>
      <text:h text:style-name="P264" text:outline-level="1"><text:bookmark-start text:name="__RefHeading__131_1031655526"/>Search Words Page<text:bookmark-end text:name="__RefHeading__131_1031655526"/></text:h>
      <text:p text:style-name="P66">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2">It is divided up in to pages of <text:span text:style-name="T27">2</text:span>0 entries each for easy browsing.</text:p>
      <text:h text:style-name="P274" text:outline-level="1"><text:bookmark-start text:name="__RefHeading__133_1031655526"/>Top Visitors Today<text:bookmark-end text:name="__RefHeading__133_1031655526"/></text:h>
      <text:p text:style-name="P67">This page provides a list of <text:span text:style-name="T88">the top 100</text:span> <text:span text:style-name="T89">visitors</text:span> to your site <text:span text:style-name="T88">today</text:span>.</text:p>
      <text:p text:style-name="P73"><draw:frame draw:style-name="fr4" draw:name="Image16" text:anchor-type="paragraph" svg:width="17.59cm" svg:height="5.066cm" draw:z-index="14"><draw:image xlink:href="Pictures/10000000000004DB000001665FBF97E6.png" xlink:type="simple" xlink:show="embed" xlink:actuate="onLoad"/></draw:frame></text:p>
      <text:p text:style-name="P73">It is divided up in to pages of <text:span text:style-name="T27">2</text:span>0 entries each for easy browsing.</text:p>
      <text:h text:style-name="P275" text:outline-level="1"><text:bookmark-start text:name="__RefHeading__3715_1271163058"/>Visitors Page<text:bookmark-end text:name="__RefHeading__3715_1271163058"/></text:h>
      <text:p text:style-name="P69">This page provides a list of all <text:span text:style-name="T87">vistors</text:span> to your site.</text:p>
      <text:p text:style-name="P75"><draw:frame draw:style-name="fr2" draw:name="Image22" text:anchor-type="paragraph" svg:width="12.922cm" svg:height="16.034cm" draw:z-index="13"><draw:image xlink:href="Pictures/100000000000051C00000657808F7802.png" xlink:type="simple" xlink:show="embed" xlink:actuate="onLoad"/></draw:frame></text:p>
      <text:p text:style-name="P75">It is divided up in to pages of <text:span text:style-name="T27">2</text:span>0 entries each for easy browsing.</text:p>
      <text:h text:style-name="P276" text:outline-level="1"><text:bookmark-start text:name="__RefHeading__3772_264086703"/>Multi-Site<text:bookmark-end text:name="__RefHeading__3772_264086703"/></text:h>
      <text:p text:style-name="P126">WordPress multi-site allows you to run multiple independent sites from a single WordPress installation. <text:s/></text:p>
      <text:p text:style-name="P126">WP Statistics does not fully support multi-site at this time but does have some basic options available for multi-site installations.</text:p>
      <text:p text:style-name="P126">The key areas of support are currently:</text:p>
      <text:list xml:id="list8975936121960984500" text:style-name="L15">
        <text:list-item>
          <text:p text:style-name="P337">Installation</text:p>
        </text:list-item>
        <text:list-item>
          <text:p text:style-name="P337">Updates</text:p>
        </text:list-item>
        <text:list-item>
          <text:p text:style-name="P337">Removal</text:p>
        </text:list-item>
        <text:list-item>
          <text:p text:style-name="P337">Basic network menu</text:p>
        </text:list-item>
      </text:list>
      <text:h text:style-name="Heading_20_2" text:outline-level="2">Multi-Site Installation</text:h>
      <text:p text:style-name="P126">Installing WP Statistics on a multi-site installation is much like on a standalone WordPress setup. <text:s/>Each <text:s/>site will have it's own database tables and options for WP Statistics which can be configured on the site dashboard.</text:p>
      <text:p text:style-name="P126">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6">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6">Removal is accomplished the same way as for single installs and supports multi-site.</text:p>
      <text:h text:style-name="P293" text:outline-level="2">Network Menu</text:h>
      <text:p text:style-name="P126">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27">The primary WP Statistics menu in the network admin page looks like this:</text:p>
      <text:p text:style-name="P127"><draw:frame draw:style-name="fr1" draw:name="Image24" text:anchor-type="paragraph" svg:width="4.191cm" svg:height="5.249cm" draw:z-index="16"><draw:image xlink:href="Pictures/10000000000000C6000000F8D6F90A82.png" xlink:type="simple" xlink:show="embed" xlink:actuate="onLoad"/></draw:frame>The first entry is the overview page, it will be discussed later.</text:p>
      <text:p text:style-name="P127">The next set of entries are each of your sites in the network, up to a maximum of 15. <text:s/>Clicking on any of these menu entries will take you to the overview page on the sites admin page.</text:p>
      <text:p text:style-name="P127">The final entry is the manual, if it is installed.</text:p>
      <text:h text:style-name="Heading_20_2" text:outline-level="2">Network Menu Overview Page</text:h>
      <text:p text:style-name="P127">The Network Menu Overview Page provides a list of all your sites as well as quick links to the vairous WP Statistics pages for each.</text:p>
      <text:p text:style-name="P127"><draw:frame draw:style-name="fr3" draw:name="Image25" text:anchor-type="paragraph" svg:x="0cm" svg:y="0cm" svg:width="17.59cm" svg:height="4.149cm" draw:z-index="17"><draw:image xlink:href="Pictures/10000000000004B40000011C9CE3EBEC.png" xlink:type="simple" xlink:show="embed" xlink:actuate="onLoad"/></draw:frame></text:p>
      <text:p text:style-name="P127">This page is not limited to 15 entries and will show you all of your sites no matter how many you have.</text:p>
      <text:h text:style-name="P264"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7"><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264"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89">Item</text:p>
          </table:table-cell>
          <table:table-cell table:style-name="Table21.B1" office:value-type="string">
            <text:p text:style-name="P91">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4147937144792946248" text:style-name="L16">
              <text:list-item>
                <text:p text:style-name="P338">today</text:p>
              </text:list-item>
              <text:list-item>
                <text:p text:style-name="P338">yesterday</text:p>
              </text:list-item>
              <text:list-item>
                <text:p text:style-name="P338">week</text:p>
              </text:list-item>
              <text:list-item>
                <text:p text:style-name="P338">month</text:p>
              </text:list-item>
              <text:list-item>
                <text:p text:style-name="P338">year</text:p>
              </text:list-item>
              <text:list-item>
                <text:p text:style-name="P338">total </text:p>
              </text:list-item>
              <text:list-item>
                <text:p text:style-name="P338">"-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5">format</text:p>
          </table:table-cell>
          <table:table-cell table:style-name="Table21.B5" office:value-type="string">
            <text:p text:style-name="P125">The format to use for numbers, the options are i18n (uses the format of the current country as set in WordPress), english (uses 1,000.00 style formats) or none (the default will return an number without any formating)</text:p>
          </table:table-cell>
        </table:table-row>
      </table:table>
      <text:p text:style-name="P78">The “stat” field can be any of the following:</text:p>
      <table:table table:name="Table22" table:style-name="Table22">
        <table:table-column table:style-name="Table22.A"/>
        <table:table-column table:style-name="Table22.B"/>
        <table:table-row>
          <table:table-cell table:style-name="Table22.A1" office:value-type="string">
            <text:p text:style-name="P89">Stat</text:p>
          </table:table-cell>
          <table:table-cell table:style-name="Table22.B1" office:value-type="string">
            <text:p text:style-name="P91">Description<text:soft-page-break/></text:p>
          </table:table-cell>
        </table:table-row>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8132554478098949711" text:style-name="L17">
        <text:list-item>
          <text:p text:style-name="P377"><text:span text:style-name="Source_20_Text">[wpstatistics stat=usersonline]</text:span></text:p>
        </text:list-item>
        <text:list-item>
          <text:p text:style-name="P376"><text:span text:style-name="Source_20_Text">[wpstatistics stat=visitors time=today]</text:span></text:p>
        </text:list-item>
        <text:list-item>
          <text:p text:style-name="P376"><text:span text:style-name="Source_20_Text">[wpstatistics stat=visits time=today]</text:span></text:p>
        </text:list-item>
        <text:list-item>
          <text:p text:style-name="P376"><text:span text:style-name="Source_20_Text">[wpstatistics stat=visitors time=yesterday]</text:span></text:p>
        </text:list-item>
        <text:list-item>
          <text:p text:style-name="P376"><text:span text:style-name="Source_20_Text">[wpstatistics stat=visits time=yesterday]</text:span></text:p>
        </text:list-item>
        <text:list-item>
          <text:p text:style-name="P376"><text:span text:style-name="Source_20_Text">[wpstatistics stat=visitors time=total]</text:span></text:p>
        </text:list-item>
        <text:list-item>
          <text:p text:style-name="P378"><text:span text:style-name="Source_20_Text">[wpstatistics stat=visits time=total]</text:span></text:p>
        </text:list-item>
      </text:list>
      <text:h text:style-name="P264"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7">Function</text:p>
          </table:table-cell>
          <table:table-cell table:style-name="Table23.B1" office:value-type="string">
            <text:p text:style-name="P92">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0">Item</text:p>
          </table:table-cell>
          <table:table-cell table:style-name="Table24.B1" office:value-type="string">
            <text:p text:style-name="P92">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95144384945253" text:continue-list="list4147937144792946248" text:style-name="L16">
              <text:list-item>
                <text:p text:style-name="P339">today</text:p>
              </text:list-item>
              <text:list-item>
                <text:p text:style-name="P339">yesterday</text:p>
              </text:list-item>
              <text:list-item>
                <text:p text:style-name="P339">week</text:p>
              </text:list-item>
              <text:list-item>
                <text:p text:style-name="P339"><text:soft-page-break/>month</text:p>
              </text:list-item>
              <text:list-item>
                <text:p text:style-name="P339">year</text:p>
              </text:list-item>
              <text:list-item>
                <text:p text:style-name="P339">total </text:p>
              </text:list-item>
              <text:list-item>
                <text:p text:style-name="P339">"-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5</text:span></text:p>
      </style:header>
      <style:header-first>
        <text:p text:style-name="MP1"/>
      </style:header-first>
      <style:footer>
        <text:p text:style-name="Footer"><text:tab/><text:tab/><text:span text:style-name="MT2">Page </text:span><text:span text:style-name="MT2"><text:page-number text:select-page="current">71</text:page-number></text:span><text:span text:style-name="MT2"> of </text:span><text:span text:style-name="MT2"><text:page-count>7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8-14T09:51:40.743000000</dc:date>
    <meta:editing-duration>PT22H35M56S</meta:editing-duration>
    <meta:editing-cycles>220</meta:editing-cycles>
    <meta:generator>LibreOffice/5.0.0.5$Windows_x86 LibreOffice_project/1b1a90865e348b492231e1c451437d7a15bb262b</meta:generator>
    <meta:document-statistic meta:table-count="43" meta:image-count="25" meta:object-count="0" meta:page-count="71" meta:paragraph-count="1091" meta:word-count="10817" meta:character-count="65081" meta:non-whitespace-character-count="55195"/>
  </office:meta>
</office:document-meta>
</file>